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miter" svg:stroke-linecap="square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2cm" svg:stroke-color="#000000" svg:stroke-opacity="100%" draw:stroke-linejoin="round" svg:stroke-linecap="round" draw:fill="none" fo:padding-top="0.135cm" fo:padding-bottom="0.135cm" fo:padding-left="0.26cm" fo:padding-right="0.26cm" draw:shadow="hidden"/>
    </style:style>
    <style:style style:name="gr4" style:family="graphic" style:parent-style-name="standard">
      <style:graphic-properties draw:stroke="solid" svg:stroke-width="0.02cm" svg:stroke-color="#000000" svg:stroke-opacity="100%" draw:stroke-linejoin="miter" svg:stroke-linecap="square" draw:fill="none" fo:padding-top="0.135cm" fo:padding-bottom="0.135cm" fo:padding-left="0.26cm" fo:padding-right="0.26cm" draw:shadow="hidden"/>
    </style:style>
    <style:style style:name="gr5" style:family="graphic" style:parent-style-name="standard">
      <style:graphic-properties draw:stroke="none" draw:fill="none" draw:textarea-vertical-align="middle" fo:min-height="0.667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042cm" svg:stroke-color="#000000" svg:stroke-opacity="100%" draw:stroke-linejoin="miter" svg:stroke-linecap="square" draw:fill="none" fo:padding-top="0.146cm" fo:padding-bottom="0.146cm" fo:padding-left="0.271cm" fo:padding-right="0.271cm" draw:shadow="hidden"/>
    </style:style>
    <style:style style:name="gr7" style:family="graphic" style:parent-style-name="standard">
      <style:graphic-properties draw:stroke="none" draw:fill="none" draw:textarea-vertical-align="middle" fo:min-height="1.4cm" fo:min-width="2.54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76cm" svg:stroke-color="#000000" svg:stroke-opacity="100%" draw:stroke-linejoin="miter" svg:stroke-linecap="square" draw:fill="none" fo:padding-top="0.163cm" fo:padding-bottom="0.163cm" fo:padding-left="0.288cm" fo:padding-right="0.288cm" draw:shadow="hidden"/>
    </style:style>
    <style:style style:name="gr9" style:family="graphic" style:parent-style-name="standard">
      <style:graphic-properties draw:stroke="none" draw:fill="none" draw:textarea-vertical-align="middle" fo:min-height="0.473cm" fo:min-width="2.5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vertical-align="middle" fo:min-height="0.463cm" fo:min-width="2.5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vertical-align="middle" fo:min-height="0.692cm" fo:min-width="2.5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vertical-align="middle" fo:min-height="1.231cm" fo:min-width="2.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vertical-align="middle" fo:min-height="1.154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1.564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solid" draw:fill-color="#b3b3b3" draw:shadow="hidden"/>
    </style:style>
    <style:style style:name="gr17" style:family="graphic" style:parent-style-name="standard">
      <style:graphic-properties draw:stroke="solid" svg:stroke-width="0.008cm" svg:stroke-color="#000000" svg:stroke-opacity="100%" draw:stroke-linejoin="miter" svg:stroke-linecap="butt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9" style:family="graphic" style:parent-style-name="standard">
      <style:graphic-properties draw:stroke="none" draw:fill="none" draw:textarea-vertical-align="middle" fo:min-height="0.509cm" fo:min-width="2.54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1" style:family="graphic" style:parent-style-name="standard">
      <style:graphic-properties draw:stroke="solid" svg:stroke-width="0.008cm" svg:stroke-color="#ffffff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2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23" style:family="graphic" style:parent-style-name="standard">
      <style:graphic-properties draw:stroke="none" draw:fill="none" draw:textarea-vertical-align="middle" fo:min-height="1.129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dash" draw:stroke-dash="Dash_5f_0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5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26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7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28" style:family="graphic" style:parent-style-name="standard">
      <style:graphic-properties draw:stroke="none" draw:fill="solid" draw:fill-color="#000000" draw:shadow="hidden"/>
    </style:style>
    <style:style style:name="gr29" style:family="graphic" style:parent-style-name="standard">
      <style:graphic-properties draw:stroke="none" draw:fill="none" draw:textarea-vertical-align="middle" fo:min-height="0.565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b3b3b3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000000"/>
    </style:style>
    <style:style style:name="T1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2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3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4" style:family="text">
      <style:text-properties fo:color="#000000" style:font-name="Arial1" fo:font-size="9.89999961853027pt" fo:font-style="italic" style:font-name-asian="Arial1" style:font-size-asian="9.89999961853027pt" style:font-style-asian="italic" style:font-name-complex="Arial1" style:font-size-complex="9.89999961853027pt" style:font-style-complex="italic"/>
    </style:style>
    <style:style style:name="T5" style:family="text">
      <style:text-properties fo:color="#000000" style:font-name="Arial1" fo:font-size="26pt" fo:font-style="italic" style:font-name-asian="Arial1" style:font-size-asian="26pt" style:font-style-asian="italic" style:font-name-complex="Arial1" style:font-size-complex="26pt" style:font-style-complex="italic"/>
    </style:style>
    <style:style style:name="T6" style:family="text">
      <style:text-properties fo:color="#000000" style:font-name="Arial1" fo:font-size="13.5pt" fo:font-style="italic" style:font-name-asian="Arial1" style:font-size-asian="13.5pt" style:font-style-asian="italic" style:font-name-complex="Arial1" style:font-size-complex="13.5pt" style:font-style-complex="italic"/>
    </style:style>
    <style:style style:name="T7" style:family="text">
      <style:text-properties fo:color="#000000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8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9" style:family="text">
      <style:text-properties fo:color="#000000"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line draw:style-name="gr1" draw:text-style-name="P1" draw:layer="layout" svg:x1="41.5cm" svg:y1="0.51cm" svg:x2="41.5cm" svg:y2="29.2cm">
          <text:p/>
        </draw:line>
        <draw:line draw:style-name="gr1" draw:text-style-name="P1" draw:layer="layout" svg:x1="41.501cm" svg:y1="29.201cm" svg:x2="2cm" svg:y2="29.207cm">
          <text:p/>
        </draw:line>
        <draw:line draw:style-name="gr1" draw:text-style-name="P1" draw:layer="layout" svg:x1="2cm" svg:y1="0.51cm" svg:x2="41.5cm" svg:y2="0.51cm">
          <text:p/>
        </draw:line>
        <draw:line draw:style-name="gr1" draw:text-style-name="P1" draw:layer="layout" svg:x1="2cm" svg:y1="0.51cm" svg:x2="2cm" svg:y2="29.205cm">
          <text:p/>
        </draw:line>
        <draw:g>
          <draw:polygon draw:style-name="gr2" draw:text-style-name="P2" draw:layer="layout" svg:width="7.5cm" svg:height="1.4cm" svg:x="2cm" svg:y="0.51cm" svg:viewBox="0 0 7501 1401" draw:points="0,1401 7501,1401 7501,0 0,0">
            <text:p/>
          </draw:polygon>
          <draw:polygon draw:style-name="gr1" draw:text-style-name="P1" draw:layer="layout" svg:width="7.5cm" svg:height="1.4cm" svg:x="2cm" svg:y="0.51cm" svg:viewBox="0 0 7501 1401" draw:points="0,1401 7501,1401 7501,0 0,0">
            <text:p/>
          </draw:polygon>
        </draw:g>
        <draw:line draw:style-name="gr1" draw:text-style-name="P1" draw:layer="layout" svg:x1="3.5cm" svg:y1="3.745cm" svg:x2="3.5cm" svg:y2="28.7cm">
          <text:p/>
        </draw:line>
        <draw:line draw:style-name="gr3" draw:text-style-name="P1" draw:layer="layout" svg:x1="3.3cm" svg:y1="25.7cm" svg:x2="3.699cm" svg:y2="25.7cm">
          <text:p/>
        </draw:line>
        <draw:line draw:style-name="gr3" draw:text-style-name="P1" draw:layer="layout" svg:x1="3.3cm" svg:y1="21.7cm" svg:x2="3.699cm" svg:y2="21.7cm">
          <text:p/>
        </draw:line>
        <draw:line draw:style-name="gr3" draw:text-style-name="P1" draw:layer="layout" svg:x1="3.3cm" svg:y1="23.7cm" svg:x2="3.699cm" svg:y2="23.7cm">
          <text:p/>
        </draw:line>
        <draw:line draw:style-name="gr3" draw:text-style-name="P1" draw:layer="layout" svg:x1="3.3cm" svg:y1="19.7cm" svg:x2="3.699cm" svg:y2="19.7cm">
          <text:p/>
        </draw:line>
        <draw:line draw:style-name="gr3" draw:text-style-name="P1" draw:layer="layout" svg:x1="3.3cm" svg:y1="15.7cm" svg:x2="3.699cm" svg:y2="15.7cm">
          <text:p/>
        </draw:line>
        <draw:line draw:style-name="gr3" draw:text-style-name="P1" draw:layer="layout" svg:x1="3.3cm" svg:y1="17.7cm" svg:x2="3.699cm" svg:y2="17.7cm">
          <text:p/>
        </draw:line>
        <draw:line draw:style-name="gr3" draw:text-style-name="P1" draw:layer="layout" svg:x1="3.3cm" svg:y1="13.7cm" svg:x2="3.699cm" svg:y2="13.7cm">
          <text:p/>
        </draw:line>
        <draw:line draw:style-name="gr3" draw:text-style-name="P1" draw:layer="layout" svg:x1="3.3cm" svg:y1="9.7cm" svg:x2="3.699cm" svg:y2="9.7cm">
          <text:p/>
        </draw:line>
        <draw:line draw:style-name="gr3" draw:text-style-name="P1" draw:layer="layout" svg:x1="3.3cm" svg:y1="5.7cm" svg:x2="3.699cm" svg:y2="5.7cm">
          <text:p/>
        </draw:line>
        <draw:line draw:style-name="gr3" draw:text-style-name="P1" draw:layer="layout" svg:x1="3.3cm" svg:y1="7.7cm" svg:x2="3.699cm" svg:y2="7.7cm">
          <text:p/>
        </draw:line>
        <draw:line draw:style-name="gr4" draw:text-style-name="P1" draw:layer="layout" svg:x1="3.3cm" svg:y1="3.7cm" svg:x2="3.699cm" svg:y2="3.7cm">
          <text:p/>
        </draw:line>
        <draw:frame draw:style-name="gr5" draw:text-style-name="P1" draw:layer="layout" svg:width="0.7cm" svg:height="0.949cm" svg:x="2.5cm" svg:y="4.226cm">
          <draw:text-box>
            <text:p text:style-name="P3"><text:span text:style-name="T1">A</text:span></text:p>
          </draw:text-box>
        </draw:frame>
        <draw:frame draw:style-name="gr5" draw:text-style-name="P1" draw:layer="layout" svg:width="0.7cm" svg:height="0.949cm" svg:x="2.5cm" svg:y="6.226cm">
          <draw:text-box>
            <text:p text:style-name="P3"><text:span text:style-name="T1">B</text:span></text:p>
          </draw:text-box>
        </draw:frame>
        <draw:frame draw:style-name="gr5" draw:text-style-name="P1" draw:layer="layout" svg:width="0.7cm" svg:height="0.949cm" svg:x="2.5cm" svg:y="8.226cm">
          <draw:text-box>
            <text:p text:style-name="P3"><text:span text:style-name="T1">C</text:span></text:p>
          </draw:text-box>
        </draw:frame>
        <draw:frame draw:style-name="gr5" draw:text-style-name="P1" draw:layer="layout" svg:width="0.7cm" svg:height="0.949cm" svg:x="2.5cm" svg:y="10.226cm">
          <draw:text-box>
            <text:p text:style-name="P3"><text:span text:style-name="T1">D</text:span></text:p>
          </draw:text-box>
        </draw:frame>
        <draw:frame draw:style-name="gr5" draw:text-style-name="P1" draw:layer="layout" svg:width="0.7cm" svg:height="0.949cm" svg:x="2.5cm" svg:y="12.226cm">
          <draw:text-box>
            <text:p text:style-name="P3"><text:span text:style-name="T1">E</text:span></text:p>
          </draw:text-box>
        </draw:frame>
        <draw:frame draw:style-name="gr5" draw:text-style-name="P1" draw:layer="layout" svg:width="0.7cm" svg:height="0.949cm" svg:x="2.5cm" svg:y="14.226cm">
          <draw:text-box>
            <text:p text:style-name="P3"><text:span text:style-name="T1">F</text:span></text:p>
          </draw:text-box>
        </draw:frame>
        <draw:frame draw:style-name="gr5" draw:text-style-name="P1" draw:layer="layout" svg:width="0.7cm" svg:height="0.949cm" svg:x="2.5cm" svg:y="16.226cm">
          <draw:text-box>
            <text:p text:style-name="P3"><text:span text:style-name="T1">G</text:span></text:p>
          </draw:text-box>
        </draw:frame>
        <draw:frame draw:style-name="gr5" draw:text-style-name="P1" draw:layer="layout" svg:width="0.7cm" svg:height="0.949cm" svg:x="2.5cm" svg:y="18.226cm">
          <draw:text-box>
            <text:p text:style-name="P3"><text:span text:style-name="T1">H</text:span></text:p>
          </draw:text-box>
        </draw:frame>
        <draw:frame draw:style-name="gr5" draw:text-style-name="P1" draw:layer="layout" svg:width="0.7cm" svg:height="0.949cm" svg:x="2.5cm" svg:y="20.226cm">
          <draw:text-box>
            <text:p text:style-name="P3"><text:span text:style-name="T1">J</text:span></text:p>
          </draw:text-box>
        </draw:frame>
        <draw:frame draw:style-name="gr5" draw:text-style-name="P1" draw:layer="layout" svg:width="0.7cm" svg:height="0.949cm" svg:x="2.5cm" svg:y="22.226cm">
          <draw:text-box>
            <text:p text:style-name="P3"><text:span text:style-name="T1">K</text:span></text:p>
          </draw:text-box>
        </draw:frame>
        <draw:frame draw:style-name="gr5" draw:text-style-name="P1" draw:layer="layout" svg:width="0.7cm" svg:height="0.949cm" svg:x="2.5cm" svg:y="24.226cm">
          <draw:text-box>
            <text:p text:style-name="P3"><text:span text:style-name="T1">L</text:span></text:p>
          </draw:text-box>
        </draw:frame>
        <draw:frame draw:style-name="gr5" draw:text-style-name="P1" draw:layer="layout" svg:width="0.7cm" svg:height="0.949cm" svg:x="2.5cm" svg:y="26.226cm">
          <draw:text-box>
            <text:p text:style-name="P3"><text:span text:style-name="T1">M</text:span></text:p>
          </draw:text-box>
        </draw:frame>
        <draw:line draw:style-name="gr3" draw:text-style-name="P1" draw:layer="layout" svg:x1="3.3cm" svg:y1="27.7cm" svg:x2="3.699cm" svg:y2="27.7cm">
          <text:p/>
        </draw:line>
        <draw:line draw:style-name="gr3" draw:text-style-name="P1" draw:layer="layout" svg:x1="3.3cm" svg:y1="11.7cm" svg:x2="3.699cm" svg:y2="11.7cm">
          <text:p/>
        </draw:line>
        <draw:line draw:style-name="gr6" draw:text-style-name="P1" draw:layer="layout" svg:x1="4.026cm" svg:y1="2.387cm" svg:x2="39.999cm" svg:y2="2.387cm">
          <text:p/>
        </draw:line>
        <draw:line draw:style-name="gr6" draw:text-style-name="P1" draw:layer="layout" svg:x1="22cm" svg:y1="2.599cm" svg:x2="22cm" svg:y2="2.2cm">
          <text:p/>
        </draw:line>
        <draw:line draw:style-name="gr6" draw:text-style-name="P1" draw:layer="layout" svg:x1="23.5cm" svg:y1="2.599cm" svg:x2="23.5cm" svg:y2="2.2cm">
          <text:p/>
        </draw:line>
        <draw:line draw:style-name="gr6" draw:text-style-name="P1" draw:layer="layout" svg:x1="25cm" svg:y1="2.599cm" svg:x2="25cm" svg:y2="2.2cm">
          <text:p/>
        </draw:line>
        <draw:line draw:style-name="gr6" draw:text-style-name="P1" draw:layer="layout" svg:x1="26.5cm" svg:y1="2.599cm" svg:x2="26.5cm" svg:y2="2.2cm">
          <text:p/>
        </draw:line>
        <draw:line draw:style-name="gr6" draw:text-style-name="P1" draw:layer="layout" svg:x1="28cm" svg:y1="2.599cm" svg:x2="28cm" svg:y2="2.2cm">
          <text:p/>
        </draw:line>
        <draw:line draw:style-name="gr6" draw:text-style-name="P1" draw:layer="layout" svg:x1="29.5cm" svg:y1="2.599cm" svg:x2="29.5cm" svg:y2="2.2cm">
          <text:p/>
        </draw:line>
        <draw:line draw:style-name="gr6" draw:text-style-name="P1" draw:layer="layout" svg:x1="31cm" svg:y1="2.599cm" svg:x2="31cm" svg:y2="2.2cm">
          <text:p/>
        </draw:line>
        <draw:line draw:style-name="gr6" draw:text-style-name="P1" draw:layer="layout" svg:x1="32.5cm" svg:y1="2.599cm" svg:x2="32.5cm" svg:y2="2.2cm">
          <text:p/>
        </draw:line>
        <draw:line draw:style-name="gr6" draw:text-style-name="P1" draw:layer="layout" svg:x1="34cm" svg:y1="2.599cm" svg:x2="34cm" svg:y2="2.2cm">
          <text:p/>
        </draw:line>
        <draw:line draw:style-name="gr6" draw:text-style-name="P1" draw:layer="layout" svg:x1="35.5cm" svg:y1="2.599cm" svg:x2="35.5cm" svg:y2="2.2cm">
          <text:p/>
        </draw:line>
        <draw:line draw:style-name="gr6" draw:text-style-name="P1" draw:layer="layout" svg:x1="37cm" svg:y1="2.599cm" svg:x2="37cm" svg:y2="2.2cm">
          <text:p/>
        </draw:line>
        <draw:line draw:style-name="gr6" draw:text-style-name="P1" draw:layer="layout" svg:x1="19cm" svg:y1="2.599cm" svg:x2="19cm" svg:y2="2.2cm">
          <text:p/>
        </draw:line>
        <draw:line draw:style-name="gr6" draw:text-style-name="P1" draw:layer="layout" svg:x1="20.5cm" svg:y1="2.599cm" svg:x2="20.5cm" svg:y2="2.2cm">
          <text:p/>
        </draw:line>
        <draw:line draw:style-name="gr6" draw:text-style-name="P1" draw:layer="layout" svg:x1="17.5cm" svg:y1="2.599cm" svg:x2="17.5cm" svg:y2="2.2cm">
          <text:p/>
        </draw:line>
        <draw:line draw:style-name="gr6" draw:text-style-name="P1" draw:layer="layout" svg:x1="10cm" svg:y1="2.599cm" svg:x2="10cm" svg:y2="2.2cm">
          <text:p/>
        </draw:line>
        <draw:line draw:style-name="gr6" draw:text-style-name="P1" draw:layer="layout" svg:x1="11.5cm" svg:y1="2.599cm" svg:x2="11.5cm" svg:y2="2.2cm">
          <text:p/>
        </draw:line>
        <draw:line draw:style-name="gr6" draw:text-style-name="P1" draw:layer="layout" svg:x1="13cm" svg:y1="2.599cm" svg:x2="13cm" svg:y2="2.2cm">
          <text:p/>
        </draw:line>
        <draw:line draw:style-name="gr6" draw:text-style-name="P1" draw:layer="layout" svg:x1="14.5cm" svg:y1="2.599cm" svg:x2="14.5cm" svg:y2="2.2cm">
          <text:p/>
        </draw:line>
        <draw:line draw:style-name="gr6" draw:text-style-name="P1" draw:layer="layout" svg:x1="16cm" svg:y1="2.599cm" svg:x2="16cm" svg:y2="2.2cm">
          <text:p/>
        </draw:line>
        <draw:line draw:style-name="gr6" draw:text-style-name="P1" draw:layer="layout" svg:x1="7cm" svg:y1="2.599cm" svg:x2="7cm" svg:y2="2.2cm">
          <text:p/>
        </draw:line>
        <draw:line draw:style-name="gr6" draw:text-style-name="P1" draw:layer="layout" svg:x1="8.5cm" svg:y1="2.599cm" svg:x2="8.5cm" svg:y2="2.2cm">
          <text:p/>
        </draw:line>
        <draw:line draw:style-name="gr6" draw:text-style-name="P1" draw:layer="layout" svg:x1="4.026cm" svg:y1="2.599cm" svg:x2="4.026cm" svg:y2="2.2cm">
          <text:p/>
        </draw:line>
        <draw:line draw:style-name="gr6" draw:text-style-name="P1" draw:layer="layout" svg:x1="5.5cm" svg:y1="2.599cm" svg:x2="5.5cm" svg:y2="2.2cm">
          <text:p/>
        </draw:line>
        <draw:frame draw:style-name="gr5" draw:text-style-name="P1" draw:layer="layout" svg:width="0.931cm" svg:height="0.949cm" svg:x="4.314cm" svg:y="2.267cm">
          <draw:text-box>
            <text:p text:style-name="P3"><text:span text:style-name="T1">01</text:span></text:p>
          </draw:text-box>
        </draw:frame>
        <draw:frame draw:style-name="gr5" draw:text-style-name="P1" draw:layer="layout" svg:width="0.931cm" svg:height="0.949cm" svg:x="5.8cm" svg:y="2.232cm">
          <draw:text-box>
            <text:p text:style-name="P3"><text:span text:style-name="T1">02</text:span></text:p>
          </draw:text-box>
        </draw:frame>
        <draw:frame draw:style-name="gr5" draw:text-style-name="P1" draw:layer="layout" svg:width="0.931cm" svg:height="0.949cm" svg:x="7.269cm" svg:y="2.247cm">
          <draw:text-box>
            <text:p text:style-name="P3"><text:span text:style-name="T1">03</text:span></text:p>
          </draw:text-box>
        </draw:frame>
        <draw:frame draw:style-name="gr5" draw:text-style-name="P1" draw:layer="layout" svg:width="0.931cm" svg:height="0.949cm" svg:x="8.8cm" svg:y="2.285cm">
          <draw:text-box>
            <text:p text:style-name="P3"><text:span text:style-name="T1">04</text:span></text:p>
          </draw:text-box>
        </draw:frame>
        <draw:frame draw:style-name="gr5" draw:text-style-name="P1" draw:layer="layout" svg:width="0.931cm" svg:height="0.949cm" svg:x="10.269cm" svg:y="2.285cm">
          <draw:text-box>
            <text:p text:style-name="P3"><text:span text:style-name="T1">05</text:span></text:p>
          </draw:text-box>
        </draw:frame>
        <draw:frame draw:style-name="gr5" draw:text-style-name="P1" draw:layer="layout" svg:width="0.931cm" svg:height="0.949cm" svg:x="11.8cm" svg:y="2.27cm">
          <draw:text-box>
            <text:p text:style-name="P3"><text:span text:style-name="T1">06</text:span></text:p>
          </draw:text-box>
        </draw:frame>
        <draw:frame draw:style-name="gr5" draw:text-style-name="P1" draw:layer="layout" svg:width="0.931cm" svg:height="0.949cm" svg:x="13.269cm" svg:y="2.285cm">
          <draw:text-box>
            <text:p text:style-name="P3"><text:span text:style-name="T1">07</text:span></text:p>
          </draw:text-box>
        </draw:frame>
        <draw:frame draw:style-name="gr5" draw:text-style-name="P1" draw:layer="layout" svg:width="0.931cm" svg:height="0.949cm" svg:x="14.8cm" svg:y="2.285cm">
          <draw:text-box>
            <text:p text:style-name="P3"><text:span text:style-name="T1">08</text:span></text:p>
          </draw:text-box>
        </draw:frame>
        <draw:frame draw:style-name="gr5" draw:text-style-name="P1" draw:layer="layout" svg:width="0.931cm" svg:height="0.949cm" svg:x="16.269cm" svg:y="2.285cm">
          <draw:text-box>
            <text:p text:style-name="P3"><text:span text:style-name="T1">09</text:span></text:p>
          </draw:text-box>
        </draw:frame>
        <draw:frame draw:style-name="gr5" draw:text-style-name="P1" draw:layer="layout" svg:width="0.931cm" svg:height="0.949cm" svg:x="17.735cm" svg:y="2.27cm">
          <draw:text-box>
            <text:p text:style-name="P3"><text:span text:style-name="T1">10</text:span></text:p>
          </draw:text-box>
        </draw:frame>
        <draw:frame draw:style-name="gr5" draw:text-style-name="P1" draw:layer="layout" svg:width="0.931cm" svg:height="0.949cm" svg:x="19.269cm" svg:y="2.285cm">
          <draw:text-box>
            <text:p text:style-name="P3"><text:span text:style-name="T1">11</text:span></text:p>
          </draw:text-box>
        </draw:frame>
        <draw:frame draw:style-name="gr5" draw:text-style-name="P1" draw:layer="layout" svg:width="0.931cm" svg:height="0.949cm" svg:x="20.8cm" svg:y="2.285cm">
          <draw:text-box>
            <text:p text:style-name="P3"><text:span text:style-name="T1">12</text:span></text:p>
          </draw:text-box>
        </draw:frame>
        <draw:frame draw:style-name="gr5" draw:text-style-name="P1" draw:layer="layout" svg:width="0.931cm" svg:height="0.949cm" svg:x="22.269cm" svg:y="2.285cm">
          <draw:text-box>
            <text:p text:style-name="P3"><text:span text:style-name="T1">13</text:span></text:p>
          </draw:text-box>
        </draw:frame>
        <draw:frame draw:style-name="gr5" draw:text-style-name="P1" draw:layer="layout" svg:width="0.931cm" svg:height="0.949cm" svg:x="23.8cm" svg:y="2.285cm">
          <draw:text-box>
            <text:p text:style-name="P3"><text:span text:style-name="T1">14</text:span></text:p>
          </draw:text-box>
        </draw:frame>
        <draw:frame draw:style-name="gr5" draw:text-style-name="P1" draw:layer="layout" svg:width="0.931cm" svg:height="0.949cm" svg:x="25.269cm" svg:y="2.285cm">
          <draw:text-box>
            <text:p text:style-name="P3"><text:span text:style-name="T1">15</text:span></text:p>
          </draw:text-box>
        </draw:frame>
        <draw:frame draw:style-name="gr5" draw:text-style-name="P1" draw:layer="layout" svg:width="0.931cm" svg:height="0.949cm" svg:x="26.8cm" svg:y="2.27cm">
          <draw:text-box>
            <text:p text:style-name="P3"><text:span text:style-name="T1">16</text:span></text:p>
          </draw:text-box>
        </draw:frame>
        <draw:frame draw:style-name="gr5" draw:text-style-name="P1" draw:layer="layout" svg:width="0.931cm" svg:height="0.949cm" svg:x="28.269cm" svg:y="2.285cm">
          <draw:text-box>
            <text:p text:style-name="P3"><text:span text:style-name="T1">17</text:span></text:p>
          </draw:text-box>
        </draw:frame>
        <draw:frame draw:style-name="gr5" draw:text-style-name="P1" draw:layer="layout" svg:width="0.931cm" svg:height="0.949cm" svg:x="29.8cm" svg:y="2.285cm">
          <draw:text-box>
            <text:p text:style-name="P3"><text:span text:style-name="T1">18</text:span></text:p>
          </draw:text-box>
        </draw:frame>
        <draw:frame draw:style-name="gr5" draw:text-style-name="P1" draw:layer="layout" svg:width="0.931cm" svg:height="0.949cm" svg:x="31.269cm" svg:y="2.285cm">
          <draw:text-box>
            <text:p text:style-name="P3"><text:span text:style-name="T1">19</text:span></text:p>
          </draw:text-box>
        </draw:frame>
        <draw:frame draw:style-name="gr5" draw:text-style-name="P1" draw:layer="layout" svg:width="0.931cm" svg:height="0.949cm" svg:x="32.735cm" svg:y="2.27cm">
          <draw:text-box>
            <text:p text:style-name="P3"><text:span text:style-name="T1">20</text:span></text:p>
          </draw:text-box>
        </draw:frame>
        <draw:frame draw:style-name="gr5" draw:text-style-name="P1" draw:layer="layout" svg:width="0.931cm" svg:height="0.949cm" svg:x="34.269cm" svg:y="2.285cm">
          <draw:text-box>
            <text:p text:style-name="P3"><text:span text:style-name="T1">21</text:span></text:p>
          </draw:text-box>
        </draw:frame>
        <draw:frame draw:style-name="gr5" draw:text-style-name="P1" draw:layer="layout" svg:width="0.931cm" svg:height="0.949cm" svg:x="35.8cm" svg:y="2.285cm">
          <draw:text-box>
            <text:p text:style-name="P3"><text:span text:style-name="T1">22</text:span></text:p>
          </draw:text-box>
        </draw:frame>
        <draw:frame draw:style-name="gr5" draw:text-style-name="P1" draw:layer="layout" svg:width="0.931cm" svg:height="0.949cm" svg:x="37.269cm" svg:y="2.285cm">
          <draw:text-box>
            <text:p text:style-name="P3"><text:span text:style-name="T1">23</text:span></text:p>
          </draw:text-box>
        </draw:frame>
        <draw:line draw:style-name="gr6" draw:text-style-name="P1" draw:layer="layout" svg:x1="38.5cm" svg:y1="2.599cm" svg:x2="38.5cm" svg:y2="2.2cm">
          <text:p/>
        </draw:line>
        <draw:line draw:style-name="gr6" draw:text-style-name="P1" draw:layer="layout" svg:x1="40cm" svg:y1="2.599cm" svg:x2="40cm" svg:y2="2.2cm">
          <text:p/>
        </draw:line>
        <draw:line draw:style-name="gr6" draw:text-style-name="P1" draw:layer="layout" svg:x1="41.5cm" svg:y1="3.099cm" svg:x2="41.5cm" svg:y2="2.7cm">
          <text:p/>
        </draw:line>
        <draw:frame draw:style-name="gr5" draw:text-style-name="P1" draw:layer="layout" svg:width="0.931cm" svg:height="0.949cm" svg:x="38.8cm" svg:y="2.258cm">
          <draw:text-box>
            <text:p text:style-name="P3"><text:span text:style-name="T1">24</text:span></text:p>
          </draw:text-box>
        </draw:frame>
        <draw:frame draw:style-name="gr7" draw:text-style-name="P1" draw:layer="layout" svg:width="7.5cm" svg:height="1.4cm" draw:transform="rotate (-3.14159265358979) translate (9.5cm 1.904cm)">
          <draw:text-box>
            <text:p text:style-name="P3"><text:span text:style-name="T2">ГУИР.400201.027 С7</text:span></text:p>
          </draw:text-box>
        </draw:frame>
        <draw:line draw:style-name="gr8" draw:text-style-name="P1" draw:layer="layout" svg:x1="23.688cm" svg:y1="23.716cm" svg:x2="23.688cm" svg:y2="26.216cm">
          <text:p/>
        </draw:line>
        <draw:line draw:style-name="gr8" draw:text-style-name="P1" draw:layer="layout" svg:x1="24.688cm" svg:y1="23.732cm" svg:x2="24.688cm" svg:y2="29.19cm">
          <text:p/>
        </draw:line>
        <draw:line draw:style-name="gr8" draw:text-style-name="P1" draw:layer="layout" svg:x1="27.329cm" svg:y1="23.726cm" svg:x2="27.329cm" svg:y2="29.179cm">
          <text:p/>
        </draw:line>
        <draw:line draw:style-name="gr8" draw:text-style-name="P1" draw:layer="layout" svg:x1="28.488cm" svg:y1="23.716cm" svg:x2="28.488cm" svg:y2="29.191cm">
          <text:p/>
        </draw:line>
        <draw:line draw:style-name="gr8" draw:text-style-name="P1" draw:layer="layout" svg:x1="29.488cm" svg:y1="23.732cm" svg:x2="29.488cm" svg:y2="29.19cm">
          <text:p/>
        </draw:line>
        <draw:line draw:style-name="gr1" draw:text-style-name="P1" draw:layer="layout" svg:x1="29.5cm" svg:y1="25.216cm" svg:x2="41.487cm" svg:y2="25.216cm">
          <text:p/>
        </draw:line>
        <draw:line draw:style-name="gr8" draw:text-style-name="P1" draw:layer="layout" svg:x1="22.988cm" svg:y1="26.216cm" svg:x2="29.488cm" svg:y2="26.216cm">
          <text:p/>
        </draw:line>
        <draw:line draw:style-name="gr8" draw:text-style-name="P1" draw:layer="layout" svg:x1="22.988cm" svg:y1="25.716cm" svg:x2="29.488cm" svg:y2="25.716cm">
          <text:p/>
        </draw:line>
        <draw:line draw:style-name="gr4" draw:text-style-name="P1" draw:layer="layout" svg:x1="22.988cm" svg:y1="25.216cm" svg:x2="29.488cm" svg:y2="25.216cm">
          <text:p/>
        </draw:line>
        <draw:line draw:style-name="gr4" draw:text-style-name="P1" draw:layer="layout" svg:x1="22.988cm" svg:y1="24.716cm" svg:x2="29.488cm" svg:y2="24.716cm">
          <text:p/>
        </draw:line>
        <draw:line draw:style-name="gr4" draw:text-style-name="P1" draw:layer="layout" svg:x1="22.988cm" svg:y1="24.216cm" svg:x2="29.488cm" svg:y2="24.216cm">
          <text:p/>
        </draw:line>
        <draw:line draw:style-name="gr4" draw:text-style-name="P1" draw:layer="layout" svg:x1="23.012cm" svg:y1="26.716cm" svg:x2="29.512cm" svg:y2="26.716cm">
          <text:p/>
        </draw:line>
        <draw:line draw:style-name="gr4" draw:text-style-name="P1" draw:layer="layout" svg:x1="22.988cm" svg:y1="27.216cm" svg:x2="29.488cm" svg:y2="27.216cm">
          <text:p/>
        </draw:line>
        <draw:line draw:style-name="gr4" draw:text-style-name="P1" draw:layer="layout" svg:x1="22.988cm" svg:y1="27.716cm" svg:x2="29.488cm" svg:y2="27.716cm">
          <text:p/>
        </draw:line>
        <draw:line draw:style-name="gr4" draw:text-style-name="P1" draw:layer="layout" svg:x1="22.988cm" svg:y1="28.216cm" svg:x2="29.488cm" svg:y2="28.216cm">
          <text:p/>
        </draw:line>
        <draw:line draw:style-name="gr4" draw:text-style-name="P1" draw:layer="layout" svg:x1="22.988cm" svg:y1="28.716cm" svg:x2="29.488cm" svg:y2="28.716cm">
          <text:p/>
        </draw:line>
        <draw:line draw:style-name="gr8" draw:text-style-name="P1" draw:layer="layout" svg:x1="29.488cm" svg:y1="27.716cm" svg:x2="41.488cm" svg:y2="27.716cm">
          <text:p/>
        </draw:line>
        <draw:line draw:style-name="gr8" draw:text-style-name="P1" draw:layer="layout" svg:x1="36.488cm" svg:y1="25.248cm" svg:x2="36.488cm" svg:y2="28.037cm">
          <text:p/>
        </draw:line>
        <draw:line draw:style-name="gr8" draw:text-style-name="P1" draw:layer="layout" svg:x1="36.488cm" svg:y1="25.716cm" svg:x2="41.487cm" svg:y2="25.716cm">
          <text:p/>
        </draw:line>
        <draw:line draw:style-name="gr8" draw:text-style-name="P1" draw:layer="layout" svg:x1="36.488cm" svg:y1="27.216cm" svg:x2="41.487cm" svg:y2="27.216cm">
          <text:p/>
        </draw:line>
        <draw:line draw:style-name="gr8" draw:text-style-name="P1" draw:layer="layout" svg:x1="37.987cm" svg:y1="25.248cm" svg:x2="37.987cm" svg:y2="27.215cm">
          <text:p/>
        </draw:line>
        <draw:line draw:style-name="gr4" draw:text-style-name="P1" draw:layer="layout" svg:x1="36.987cm" svg:y1="25.716cm" svg:x2="36.987cm" svg:y2="27.199cm">
          <text:p/>
        </draw:line>
        <draw:line draw:style-name="gr4" draw:text-style-name="P1" draw:layer="layout" svg:x1="37.488cm" svg:y1="25.716cm" svg:x2="37.488cm" svg:y2="27.167cm">
          <text:p/>
        </draw:line>
        <draw:line draw:style-name="gr8" draw:text-style-name="P1" draw:layer="layout" svg:x1="39.688cm" svg:y1="25.232cm" svg:x2="39.688cm" svg:y2="27.199cm">
          <text:p/>
        </draw:line>
        <draw:line draw:style-name="gr8" draw:text-style-name="P1" draw:layer="layout" svg:x1="38.488cm" svg:y1="27.216cm" svg:x2="38.488cm" svg:y2="27.707cm">
          <text:p/>
        </draw:line>
        <draw:line draw:style-name="gr8" draw:text-style-name="P1" draw:layer="layout" svg:x1="36.488cm" svg:y1="28.038cm" svg:x2="36.488cm" svg:y2="29.191cm">
          <text:p/>
        </draw:line>
        <draw:frame draw:style-name="gr9" draw:text-style-name="P1" draw:layer="layout" svg:width="1.025cm" svg:height="0.473cm" svg:x="22.827cm" svg:y="25.77cm">
          <draw:text-box>
            <text:p text:style-name="P3"><text:span text:style-name="T3">Изм.</text:span></text:p>
          </draw:text-box>
        </draw:frame>
        <draw:frame draw:style-name="gr9" draw:text-style-name="P1" draw:layer="layout" svg:width="1cm" svg:height="0.473cm" svg:x="23.688cm" svg:y="25.772cm">
          <draw:text-box>
            <text:p text:style-name="P3"><text:span text:style-name="T3">Лист</text:span></text:p>
          </draw:text-box>
        </draw:frame>
        <draw:frame draw:style-name="gr10" draw:text-style-name="P1" draw:layer="layout" svg:width="1.94cm" svg:height="0.463cm" svg:x="22.762cm" svg:y="26.283cm">
          <draw:text-box>
            <text:p text:style-name="P3"><text:span text:style-name="T4">Разраб.</text:span></text:p>
          </draw:text-box>
        </draw:frame>
        <draw:frame draw:style-name="gr10" draw:text-style-name="P1" draw:layer="layout" svg:width="1.7cm" svg:height="0.463cm" svg:x="22.712cm" svg:y="26.787cm">
          <draw:text-box>
            <text:p text:style-name="P3"><text:span text:style-name="T4">Пров.</text:span></text:p>
          </draw:text-box>
        </draw:frame>
        <draw:frame draw:style-name="gr10" draw:text-style-name="P1" draw:layer="layout" svg:width="1.7cm" svg:height="0.463cm" svg:x="22.943cm" svg:y="27.283cm">
          <draw:text-box>
            <text:p text:style-name="P3"><text:span text:style-name="T4">Т.контр.</text:span></text:p>
          </draw:text-box>
        </draw:frame>
        <draw:frame draw:style-name="gr10" draw:text-style-name="P1" draw:layer="layout" svg:width="1.7cm" svg:height="0.463cm" svg:x="23.002cm" svg:y="28.283cm">
          <draw:text-box>
            <text:p text:style-name="P3"><text:span text:style-name="T4">Н.контр.</text:span></text:p>
          </draw:text-box>
        </draw:frame>
        <draw:frame draw:style-name="gr9" draw:text-style-name="P1" draw:layer="layout" svg:width="2.3cm" svg:height="0.473cm" svg:x="24.688cm" svg:y="25.778cm">
          <draw:text-box>
            <text:p text:style-name="P3"><text:span text:style-name="T3">№ </text:span><text:span text:style-name="T3">докум.</text:span></text:p>
          </draw:text-box>
        </draw:frame>
        <draw:frame draw:style-name="gr9" draw:text-style-name="P1" draw:layer="layout" svg:width="1.5cm" svg:height="0.473cm" svg:x="27.158cm" svg:y="25.772cm">
          <draw:text-box>
            <text:p text:style-name="P3"><text:span text:style-name="T3">Подп.</text:span></text:p>
          </draw:text-box>
        </draw:frame>
        <draw:frame draw:style-name="gr9" draw:text-style-name="P1" draw:layer="layout" svg:width="1.1cm" svg:height="0.473cm" svg:x="28.42cm" svg:y="25.769cm">
          <draw:text-box>
            <text:p text:style-name="P3"><text:span text:style-name="T3">Дата</text:span></text:p>
          </draw:text-box>
        </draw:frame>
        <draw:frame draw:style-name="gr11" draw:text-style-name="P1" draw:layer="layout" svg:width="2.408cm" svg:height="0.692cm" svg:x="24.796cm" svg:y="26.2cm">
          <draw:text-box>
            <text:p text:style-name="P4"><text:span text:style-name="T3">Тарасюк</text:span></text:p>
          </draw:text-box>
        </draw:frame>
        <draw:frame draw:style-name="gr12" draw:text-style-name="P1" draw:layer="layout" svg:width="12cm" svg:height="1.231cm" svg:x="29.4cm" svg:y="23.891cm">
          <draw:text-box>
            <text:p text:style-name="P3"><text:span text:style-name="T5">ГУИР.400201.027 С7</text:span></text:p>
          </draw:text-box>
        </draw:frame>
        <draw:frame draw:style-name="gr9" draw:text-style-name="P1" draw:layer="layout" svg:width="1.5cm" svg:height="0.473cm" svg:x="36.488cm" svg:y="25.262cm">
          <draw:text-box>
            <text:p text:style-name="P3"><text:span text:style-name="T3">Лит.</text:span></text:p>
          </draw:text-box>
        </draw:frame>
        <draw:frame draw:style-name="gr9" draw:text-style-name="P1" draw:layer="layout" svg:width="1.7cm" svg:height="0.473cm" svg:x="37.987cm" svg:y="25.288cm">
          <draw:text-box>
            <text:p text:style-name="P3"><text:span text:style-name="T3">Масса</text:span></text:p>
          </draw:text-box>
        </draw:frame>
        <draw:frame draw:style-name="gr9" draw:text-style-name="P1" draw:layer="layout" svg:width="1.8cm" svg:height="0.473cm" svg:x="39.688cm" svg:y="25.288cm">
          <draw:text-box>
            <text:p text:style-name="P3"><text:span text:style-name="T3">Масштаб</text:span></text:p>
          </draw:text-box>
        </draw:frame>
        <draw:frame draw:style-name="gr9" draw:text-style-name="P1" draw:layer="layout" svg:width="2cm" svg:height="0.473cm" svg:x="36.012cm" svg:y="27.269cm">
          <draw:text-box>
            <text:p text:style-name="P3"><text:span text:style-name="T3">Лист</text:span></text:p>
          </draw:text-box>
        </draw:frame>
        <draw:frame draw:style-name="gr9" draw:text-style-name="P1" draw:layer="layout" svg:width="3cm" svg:height="0.473cm" svg:x="38.2cm" svg:y="27.288cm">
          <draw:text-box>
            <text:p text:style-name="P3"><text:span text:style-name="T3">Листов <text:s text:c="5"/>1</text:span></text:p>
          </draw:text-box>
        </draw:frame>
        <draw:frame draw:style-name="gr13" draw:text-style-name="P1" draw:layer="layout" svg:width="0.5cm" svg:height="1.154cm" svg:x="36.987cm" svg:y="25.952cm">
          <draw:text-box>
            <text:p text:style-name="P3"><text:span text:style-name="T3">У</text:span></text:p>
          </draw:text-box>
        </draw:frame>
        <draw:frame draw:style-name="gr13" draw:text-style-name="P1" draw:layer="layout" svg:width="5.025cm" svg:height="1.154cm" svg:x="36.475cm" svg:y="27.952cm">
          <draw:text-box>
            <text:p text:style-name="P3"><text:span text:style-name="T6">ЭВМ, гр.750502</text:span></text:p>
          </draw:text-box>
        </draw:frame>
        <draw:frame draw:style-name="gr10" draw:text-style-name="P1" draw:layer="layout" svg:width="1.7cm" svg:height="0.463cm" svg:x="22.632cm" svg:y="28.753cm">
          <draw:text-box>
            <text:p text:style-name="P3"><text:span text:style-name="T4">Утв.</text:span></text:p>
          </draw:text-box>
        </draw:frame>
        <draw:frame draw:style-name="gr14" draw:text-style-name="P1" draw:layer="layout" svg:width="2.2cm" svg:height="0.755cm" svg:x="24.5cm" svg:y="26.651cm">
          <draw:text-box>
            <text:p text:style-name="P3"><text:span text:style-name="T3">Ковшик</text:span></text:p>
          </draw:text-box>
        </draw:frame>
        <draw:frame draw:style-name="gr15" draw:text-style-name="P1" draw:layer="layout" svg:width="7.312cm" svg:height="1.846cm" svg:x="29.3cm" svg:y="25.583cm">
          <draw:text-box>
            <text:p text:style-name="P3"><text:span text:style-name="T7">Локальная компьютерная сеть.</text:span></text:p>
            <text:p text:style-name="P3"><text:span text:style-name="T7">План этажа</text:span></text:p>
          </draw:text-box>
        </draw:frame>
        <draw:polygon draw:style-name="gr1" draw:text-style-name="P1" draw:layer="layout" svg:width="18.5cm" svg:height="5.475cm" svg:x="23cm" svg:y="23.726cm" svg:viewBox="0 0 18501 5476" draw:points="0,5476 18501,5476 18501,0 0,0">
          <text:p/>
        </draw:polygon>
        <draw:polygon draw:style-name="gr16" draw:text-style-name="P5" draw:layer="layout" svg:width="31.5cm" svg:height="0.15cm" svg:x="7cm" svg:y="5.55cm" svg:viewBox="0 0 31501 151" draw:points="0,0 31501,0 31351,151 0,151 0,76">
          <text:p/>
        </draw:polygon>
        <draw:path draw:style-name="gr17" draw:text-style-name="P1" draw:layer="layout" svg:width="31.5cm" svg:height="0.15cm" svg:x="7cm" svg:y="5.55cm" svg:viewBox="0 0 31501 151" svg:d="M0 76v-76h31501M0 76v75h31351">
          <text:p/>
        </draw:path>
        <draw:polygon draw:style-name="gr16" draw:text-style-name="P5" draw:layer="layout" svg:width="31.35cm" svg:height="0.15cm" svg:x="7.15cm" svg:y="21.565cm" svg:viewBox="0 0 31351 151" draw:points="0,0 31201,0 31351,151 0,151">
          <text:p/>
        </draw:polygon>
        <draw:polygon draw:style-name="gr16" draw:text-style-name="P5" draw:layer="layout" svg:width="0.015cm" svg:height="0.15cm" svg:x="7.135cm" svg:y="21.565cm" svg:viewBox="0 0 16 151" draw:points="16,151 16,0 0,0 0,151">
          <text:p/>
        </draw:polygon>
        <draw:path draw:style-name="gr17" draw:text-style-name="P1" draw:layer="layout" svg:width="31.35cm" svg:height="0.15cm" svg:x="7.15cm" svg:y="21.565cm" svg:viewBox="0 0 31351 151" svg:d="M0 0h31201M0 151h31351">
          <text:p/>
        </draw:path>
        <draw:polygon draw:style-name="gr16" draw:text-style-name="P5" draw:layer="layout" svg:width="0.15cm" svg:height="16.165cm" svg:x="38.35cm" svg:y="5.55cm" svg:viewBox="0 0 151 16166" draw:points="0,16016 0,150 150,0 151,16166">
          <text:p/>
        </draw:polygon>
        <draw:path draw:style-name="gr17" draw:text-style-name="P1" draw:layer="layout" svg:width="0.15cm" svg:height="16.165cm" svg:x="38.35cm" svg:y="5.55cm" svg:viewBox="0 0 151 16166" svg:d="M0 16016v-15866M151 16166l-1-16166">
          <text:p/>
        </draw:path>
        <draw:g>
          <draw:path draw:style-name="gr2" draw:text-style-name="P2" draw:layer="layout" svg:width="0.72cm" svg:height="1.15cm" svg:x="21.66cm" svg:y="13.55cm" svg:viewBox="0 0 721 1151" svg:d="M721 0v575h-721v-575zM721 575v576h-721v-576z">
            <text:p/>
          </draw:path>
          <draw:path draw:style-name="gr18" draw:text-style-name="P1" draw:layer="layout" svg:width="0.72cm" svg:height="1.15cm" svg:x="21.66cm" svg:y="13.55cm" svg:viewBox="0 0 721 1151" svg:d="M721 0v575h-721v-575zM721 575v576h-721v-576z">
            <text:p/>
          </draw:path>
        </draw:g>
        <draw:g>
          <draw:path draw:style-name="gr2" draw:text-style-name="P2" draw:layer="layout" svg:width="0.72cm" svg:height="1.15cm" svg:x="22.78cm" svg:y="13.55cm" svg:viewBox="0 0 721 1151" svg:d="M0 1151v-576h721v576zM0 575v-575h721v575z">
            <text:p/>
          </draw:path>
          <draw:path draw:style-name="gr18" draw:text-style-name="P1" draw:layer="layout" svg:width="0.72cm" svg:height="1.15cm" svg:x="22.78cm" svg:y="13.55cm" svg:viewBox="0 0 721 1151" svg:d="M0 1151v-576h721v576zM0 575v-575h721v575z">
            <text:p/>
          </draw:path>
        </draw:g>
        <draw:frame draw:style-name="gr19" draw:text-style-name="P1" draw:layer="layout" svg:width="0.737cm" svg:height="0.509cm" draw:transform="rotate (1.5707963267949) translate (22.886cm 15.5cm)">
          <draw:text-box>
            <text:p text:style-name="P3"><text:span text:style-name="T8">Up</text:span></text:p>
          </draw:text-box>
        </draw:frame>
        <draw:polyline draw:style-name="gr18" draw:text-style-name="P1" draw:layer="layout" svg:width="1.12cm" svg:height="1.75cm" svg:x="22.02cm" svg:y="12.95cm" svg:viewBox="0 0 1121 1751" draw:points="1121,1751 1121,0 0,0 0,960">
          <text:p/>
        </draw:polyline>
        <draw:path draw:style-name="gr20" draw:text-style-name="P1" draw:layer="layout" svg:width="1.433cm" svg:height="0.978cm" svg:x="21.77cm" svg:y="13.784cm" svg:viewBox="0 0 1434 979" svg:d="M0 0l250 125 251-125M1309 854l125 125">
          <text:p/>
        </draw:path>
        <draw:polygon draw:style-name="gr16" draw:text-style-name="P5" draw:layer="layout" svg:width="1.146cm" svg:height="0.15cm" svg:x="23.032cm" svg:y="15.55cm" svg:viewBox="0 0 1147 151" draw:points="0,0 997,0 1147,151 0,151 0,75">
          <text:p/>
        </draw:polygon>
        <draw:path draw:style-name="gr17" draw:text-style-name="P1" draw:layer="layout" svg:width="1.146cm" svg:height="0.15cm" svg:x="23.032cm" svg:y="15.55cm" svg:viewBox="0 0 1147 151" svg:d="M0 75v-75h997M0 75v76h1147">
          <text:p/>
        </draw:path>
        <draw:polygon draw:style-name="gr16" draw:text-style-name="P5" draw:layer="layout" svg:width="1.161cm" svg:height="0.15cm" svg:x="20.898cm" svg:y="15.55cm" svg:viewBox="0 0 1162 151" draw:points="149,0 1162,0 1162,75 1162,151 0,151">
          <text:p/>
        </draw:polygon>
        <draw:path draw:style-name="gr17" draw:text-style-name="P1" draw:layer="layout" svg:width="1.161cm" svg:height="0.15cm" svg:x="20.898cm" svg:y="15.55cm" svg:viewBox="0 0 1162 151" svg:d="M149 0h1013v75M0 151h1162v-76">
          <text:p/>
        </draw:path>
        <draw:polygon draw:style-name="gr16" draw:text-style-name="P5" draw:layer="layout" svg:width="2.979cm" svg:height="0.15cm" svg:x="21.048cm" svg:y="12.55cm" svg:viewBox="0 0 2980 151" draw:points="0,0 2980,0 2980,151 0,151">
          <text:p/>
        </draw:polygon>
        <draw:polygon draw:style-name="gr16" draw:text-style-name="P5" draw:layer="layout" svg:width="0.015cm" svg:height="0.15cm" svg:x="21.033cm" svg:y="12.55cm" svg:viewBox="0 0 16 151" draw:points="16,151 16,0 0,0 0,151">
          <text:p/>
        </draw:polygon>
        <draw:polygon draw:style-name="gr16" draw:text-style-name="P5" draw:layer="layout" svg:width="0.015cm" svg:height="0.15cm" svg:x="24.027cm" svg:y="12.55cm" svg:viewBox="0 0 16 151" draw:points="0,0 0,151 16,151 16,0">
          <text:p/>
        </draw:polygon>
        <draw:path draw:style-name="gr17" draw:text-style-name="P1" draw:layer="layout" svg:width="2.979cm" svg:height="0.15cm" svg:x="21.048cm" svg:y="12.55cm" svg:viewBox="0 0 2980 151" svg:d="M0 0h2980M0 151h2980">
          <text:p/>
        </draw:path>
        <draw:polygon draw:style-name="gr16" draw:text-style-name="P5" draw:layer="layout" svg:width="0.15cm" svg:height="7.042cm" svg:x="26cm" svg:y="10.158cm" svg:viewBox="0 0 151 7043" draw:points="151,0 150,7043 0,6893 0,149">
          <text:p/>
        </draw:polygon>
        <draw:path draw:style-name="gr17" draw:text-style-name="P1" draw:layer="layout" svg:width="0.15cm" svg:height="7.042cm" svg:x="26cm" svg:y="10.158cm" svg:viewBox="0 0 151 7043" svg:d="M151 0l-1 7043M0 149v6744">
          <text:p/>
        </draw:path>
        <draw:polygon draw:style-name="gr16" draw:text-style-name="P5" draw:layer="layout" svg:width="7.258cm" svg:height="0.15cm" svg:x="18.892cm" svg:y="17.05cm" svg:viewBox="0 0 7259 151" draw:points="149,0 7109,0 7259,151 0,151">
          <text:p/>
        </draw:polygon>
        <draw:path draw:style-name="gr17" draw:text-style-name="P1" draw:layer="layout" svg:width="7.258cm" svg:height="0.15cm" svg:x="18.892cm" svg:y="17.05cm" svg:viewBox="0 0 7259 151" svg:d="M149 0h6960M0 151h7259">
          <text:p/>
        </draw:path>
        <draw:polygon draw:style-name="gr16" draw:text-style-name="P5" draw:layer="layout" svg:width="0.15cm" svg:height="7.042cm" svg:x="18.892cm" svg:y="10.158cm" svg:viewBox="0 0 151 7043" draw:points="0,7043 0,0 151,149 150,6893">
          <text:p/>
        </draw:polygon>
        <draw:path draw:style-name="gr17" draw:text-style-name="P1" draw:layer="layout" svg:width="0.15cm" svg:height="7.042cm" svg:x="18.892cm" svg:y="10.158cm" svg:viewBox="0 0 151 7043" svg:d="M0 7043v-7043M150 6893l1-6744">
          <text:p/>
        </draw:path>
        <draw:polygon draw:style-name="gr16" draw:text-style-name="P5" draw:layer="layout" svg:width="7.258cm" svg:height="0.15cm" svg:x="18.892cm" svg:y="10.158cm" svg:viewBox="0 0 7259 151" draw:points="0,0 7259,0 7109,151 149,151">
          <text:p/>
        </draw:polygon>
        <draw:path draw:style-name="gr17" draw:text-style-name="P1" draw:layer="layout" svg:width="7.258cm" svg:height="0.15cm" svg:x="18.892cm" svg:y="10.158cm" svg:viewBox="0 0 7259 151" svg:d="M0 0h7259M149 151h6960">
          <text:p/>
        </draw:path>
        <draw:polygon draw:style-name="gr16" draw:text-style-name="P5" draw:layer="layout" svg:width="12.2cm" svg:height="0.15cm" svg:x="26.15cm" svg:y="14.05cm" svg:viewBox="0 0 12201 151" draw:points="0,0 12201,0 12201,151 0,151">
          <text:p/>
        </draw:polygon>
        <draw:polygon draw:style-name="gr16" draw:text-style-name="P5" draw:layer="layout" svg:width="0.015cm" svg:height="0.15cm" svg:x="26.135cm" svg:y="14.05cm" svg:viewBox="0 0 16 151" draw:points="16,151 16,0 0,0 0,151">
          <text:p/>
        </draw:polygon>
        <draw:polygon draw:style-name="gr16" draw:text-style-name="P5" draw:layer="layout" svg:width="0.015cm" svg:height="0.15cm" svg:x="38.35cm" svg:y="14.05cm" svg:viewBox="0 0 16 151" draw:points="0,0 0,151 16,151 16,0">
          <text:p/>
        </draw:polygon>
        <draw:path draw:style-name="gr17" draw:text-style-name="P1" draw:layer="layout" svg:width="12.2cm" svg:height="0.15cm" svg:x="26.15cm" svg:y="14.05cm" svg:viewBox="0 0 12201 151" svg:d="M0 0h12201M0 151h12201">
          <text:p/>
        </draw:path>
        <draw:polygon draw:style-name="gr16" draw:text-style-name="P5" draw:layer="layout" svg:width="11.892cm" svg:height="0.15cm" svg:x="7.15cm" svg:y="17.05cm" svg:viewBox="0 0 11893 151" draw:points="0,0 11893,0 11893,75 11893,151 0,151">
          <text:p/>
        </draw:polygon>
        <draw:polygon draw:style-name="gr16" draw:text-style-name="P5" draw:layer="layout" svg:width="0.015cm" svg:height="0.15cm" svg:x="7.135cm" svg:y="17.05cm" svg:viewBox="0 0 16 151" draw:points="16,151 16,0 0,0 0,151">
          <text:p/>
        </draw:polygon>
        <draw:path draw:style-name="gr17" draw:text-style-name="P1" draw:layer="layout" svg:width="11.892cm" svg:height="0.15cm" svg:x="7.15cm" svg:y="17.05cm" svg:viewBox="0 0 11893 151" svg:d="M0 0h11893v75M0 151h11893v-76">
          <text:p/>
        </draw:path>
        <draw:polygon draw:style-name="gr16" draw:text-style-name="P5" draw:layer="layout" svg:width="11.742cm" svg:height="0.15cm" svg:x="7.15cm" svg:y="12.05cm" svg:viewBox="0 0 11743 151" draw:points="0,0 11743,0 11743,151 0,151">
          <text:p/>
        </draw:polygon>
        <draw:polygon draw:style-name="gr16" draw:text-style-name="P5" draw:layer="layout" svg:width="0.015cm" svg:height="0.15cm" svg:x="7.135cm" svg:y="12.05cm" svg:viewBox="0 0 16 151" draw:points="16,151 16,0 0,0 0,151">
          <text:p/>
        </draw:polygon>
        <draw:polygon draw:style-name="gr16" draw:text-style-name="P5" draw:layer="layout" svg:width="0.015cm" svg:height="0.15cm" svg:x="18.892cm" svg:y="10.75cm" svg:viewBox="0 0 16 151" draw:points="0,0 0,151 16,151 16,0">
          <text:p/>
        </draw:polygon>
        <draw:path draw:style-name="gr17" draw:text-style-name="P1" draw:layer="layout" svg:width="11.742cm" svg:height="0.15cm" svg:x="7.15cm" svg:y="12.05cm" svg:viewBox="0 0 11743 151" svg:d="M0 0h11743M0 151h11743">
          <text:p/>
        </draw:path>
        <draw:polygon draw:style-name="gr16" draw:text-style-name="P5" draw:layer="layout" svg:width="0.15cm" svg:height="4.608cm" svg:x="26cm" svg:y="5.7cm" svg:viewBox="0 0 151 4609" draw:points="151,0 150,4609 76,4609 0,4609 0,0">
          <text:p/>
        </draw:polygon>
        <draw:polygon draw:style-name="gr16" draw:text-style-name="P5" draw:layer="layout" svg:width="0.15cm" svg:height="0.015cm" svg:x="26cm" svg:y="5.685cm" svg:viewBox="0 0 151 16" draw:points="0,16 151,16 151,0 0,0">
          <text:p/>
        </draw:polygon>
        <draw:path draw:style-name="gr17" draw:text-style-name="P1" draw:layer="layout" svg:width="0.15cm" svg:height="4.608cm" svg:x="26cm" svg:y="5.7cm" svg:viewBox="0 0 151 4609" svg:d="M151 0l-1 4609h-74M0 0v4609h76">
          <text:p/>
        </draw:path>
        <draw:polygon draw:style-name="gr16" draw:text-style-name="P5" draw:layer="layout" svg:width="0.15cm" svg:height="4.15cm" svg:x="20.898cm" svg:y="11.55cm" svg:viewBox="0 0 151 4151" draw:points="0,4151 0,0 151,149 151,4001">
          <text:p/>
        </draw:polygon>
        <draw:path draw:style-name="gr17" draw:text-style-name="P1" draw:layer="layout" svg:width="0.15cm" svg:height="4.15cm" svg:x="20.898cm" svg:y="11.55cm" svg:viewBox="0 0 151 4151" svg:d="M0 4151v-4151M151 4001v-3852">
          <text:p/>
        </draw:path>
        <draw:polygon draw:style-name="gr16" draw:text-style-name="P5" draw:layer="layout" svg:width="0.15cm" svg:height="4.15cm" svg:x="24.027cm" svg:y="11.55cm" svg:viewBox="0 0 151 4151" draw:points="0,4001 0,150 151,0 151,4151">
          <text:p/>
        </draw:polygon>
        <draw:path draw:style-name="gr17" draw:text-style-name="P1" draw:layer="layout" svg:width="0.15cm" svg:height="4.15cm" svg:x="24.027cm" svg:y="11.55cm" svg:viewBox="0 0 151 4151" svg:d="M0 4001v-3851M151 4151v-4151">
          <text:p/>
        </draw:path>
        <draw:polygon draw:style-name="gr16" draw:text-style-name="P5" draw:layer="layout" svg:width="3.279cm" svg:height="0.15cm" svg:x="20.898cm" svg:y="11.55cm" svg:viewBox="0 0 3280 151" draw:points="0,0 3280,0 3130,151 150,151">
          <text:p/>
        </draw:polygon>
        <draw:path draw:style-name="gr17" draw:text-style-name="P1" draw:layer="layout" svg:width="3.279cm" svg:height="0.15cm" svg:x="20.898cm" svg:y="11.55cm" svg:viewBox="0 0 3280 151" svg:d="M0 0h3280M150 151h2980">
          <text:p/>
        </draw:path>
        <draw:g>
          <draw:polygon draw:style-name="gr2" draw:text-style-name="P2" draw:layer="layout" svg:width="0.16cm" svg:height="1cm" svg:x="18.887cm" svg:y="15.236cm" svg:viewBox="0 0 161 1001" draw:points="0,1001 0,0 161,0 161,1001">
            <text:p/>
          </draw:polygon>
          <draw:polygon draw:style-name="gr21" draw:text-style-name="P1" draw:layer="layout" svg:width="0.16cm" svg:height="1cm" svg:x="18.887cm" svg:y="15.236cm" svg:viewBox="0 0 161 1001" draw:points="0,1001 0,0 161,0 161,1001">
            <text:p/>
          </draw:polygon>
        </draw:g>
        <draw:g>
          <draw:path draw:style-name="gr2" draw:text-style-name="P2" draw:layer="layout" svg:width="0.15cm" svg:height="1cm" svg:x="18.892cm" svg:y="15.236cm" svg:viewBox="0 0 151 1001" svg:d="M0 0h151v50h-50zM50 50h-50v-50zM0 1001h150v-50h-50zM49 951h-49v50z">
            <text:p/>
          </draw:path>
          <draw:path draw:style-name="gr18" draw:text-style-name="P1" draw:layer="layout" svg:width="0.15cm" svg:height="1cm" svg:x="18.892cm" svg:y="15.236cm" svg:viewBox="0 0 151 1001" svg:d="M0 0h151v50h-50M50 50h-50v-50M0 1001h150v-50h-50M49 951h-49v50">
            <text:p/>
          </draw:path>
        </draw:g>
        <draw:g>
          <draw:path draw:style-name="gr2" draw:text-style-name="P2" draw:layer="layout" svg:width="0.05cm" svg:height="0.9cm" svg:x="18.942cm" svg:y="15.286cm" svg:viewBox="0 0 51 901" svg:d="M51 0v19h-51v-19zM50 901v-20h-50v20z">
            <text:p/>
          </draw:path>
          <draw:path draw:style-name="gr18" draw:text-style-name="P1" draw:layer="layout" svg:width="0.05cm" svg:height="0.9cm" svg:x="18.942cm" svg:y="15.286cm" svg:viewBox="0 0 51 901" svg:d="M51 0v19h-51v-19M50 901v-20h-50v20">
            <text:p/>
          </draw:path>
        </draw:g>
        <draw:path draw:style-name="gr18" draw:text-style-name="P1" draw:layer="layout" svg:width="0.15cm" svg:height="1cm" svg:x="18.892cm" svg:y="15.236cm" svg:viewBox="0 0 151 1001" svg:d="M0 0h151M0 1001h150">
          <text:p/>
        </draw:path>
        <draw:path draw:style-name="gr18" draw:text-style-name="P1" draw:layer="layout" svg:width="0.704cm" svg:height="0.339cm" svg:x="19.042cm" svg:y="15.847cm" svg:viewBox="0 0 705 340" svg:d="M0 340c166 0 307-38 451-121 102-59 180-126 254-219">
          <text:p/>
        </draw:path>
        <draw:g>
          <draw:polygon draw:style-name="gr2" draw:text-style-name="P2" draw:layer="layout" svg:width="0.735cm" svg:height="0.6cm" svg:x="19.011cm" svg:y="15.286cm" svg:viewBox="0 0 736 601" draw:points="704,601 0,39 31,0 736,562">
            <text:p/>
          </draw:polygon>
          <draw:polygon draw:style-name="gr18" draw:text-style-name="P1" draw:layer="layout" svg:width="0.735cm" svg:height="0.6cm" svg:x="19.011cm" svg:y="15.286cm" svg:viewBox="0 0 736 601" draw:points="704,601 0,39 31,0 736,562">
            <text:p/>
          </draw:polygon>
        </draw:g>
        <draw:g>
          <draw:polygon draw:style-name="gr2" draw:text-style-name="P2" draw:layer="layout" svg:width="1cm" svg:height="0.16cm" svg:x="23.95cm" svg:y="17.045cm" svg:viewBox="0 0 1001 161" draw:points="0,161 1001,161 1001,0 0,0">
            <text:p/>
          </draw:polygon>
          <draw:polygon draw:style-name="gr21" draw:text-style-name="P1" draw:layer="layout" svg:width="1cm" svg:height="0.16cm" svg:x="23.95cm" svg:y="17.045cm" svg:viewBox="0 0 1001 161" draw:points="0,161 1001,161 1001,0 0,0">
            <text:p/>
          </draw:polygon>
        </draw:g>
        <draw:g>
          <draw:path draw:style-name="gr2" draw:text-style-name="P2" draw:layer="layout" svg:width="1cm" svg:height="0.15cm" svg:x="23.95cm" svg:y="17.05cm" svg:viewBox="0 0 1001 151" svg:d="M1001 151v-151h-49v49zM952 101v50h49zM0 151v-151h49v49zM49 101v50h-49z">
            <text:p/>
          </draw:path>
          <draw:path draw:style-name="gr18" draw:text-style-name="P1" draw:layer="layout" svg:width="1cm" svg:height="0.15cm" svg:x="23.95cm" svg:y="17.05cm" svg:viewBox="0 0 1001 151" svg:d="M1001 151v-151h-49v49M952 101v50h49M0 151v-151h49v49M49 101v50h-49">
            <text:p/>
          </draw:path>
        </draw:g>
        <draw:g>
          <draw:path draw:style-name="gr2" draw:text-style-name="P2" draw:layer="layout" svg:width="0.9cm" svg:height="0.05cm" svg:x="24cm" svg:y="17.1cm" svg:viewBox="0 0 901 51" svg:d="M901 0h-20v51h20zM0 0h19v51h-19z">
            <text:p/>
          </draw:path>
          <draw:path draw:style-name="gr18" draw:text-style-name="P1" draw:layer="layout" svg:width="0.9cm" svg:height="0.05cm" svg:x="24cm" svg:y="17.1cm" svg:viewBox="0 0 901 51" svg:d="M901 0h-20v51h20M0 0h19v51h-19">
            <text:p/>
          </draw:path>
        </draw:g>
        <draw:path draw:style-name="gr18" draw:text-style-name="P1" draw:layer="layout" svg:width="1cm" svg:height="0.15cm" svg:x="23.95cm" svg:y="17.05cm" svg:viewBox="0 0 1001 151" svg:d="M1001 151v-151M0 151v-151">
          <text:p/>
        </draw:path>
        <draw:path draw:style-name="gr18" draw:text-style-name="P1" draw:layer="layout" svg:width="0.057cm" svg:height="0.316cm" svg:x="24cm" svg:y="16.734cm" svg:viewBox="0 0 58 317" svg:d="M0 317v-1c0-114 18-210 58-316">
          <text:p/>
        </draw:path>
        <draw:g>
          <draw:polygon draw:style-name="gr2" draw:text-style-name="P2" draw:layer="layout" svg:width="0.86cm" svg:height="0.363cm" svg:x="24.04cm" svg:y="16.734cm" svg:viewBox="0 0 861 364" draw:points="0,46 843,364 861,318 17,0">
            <text:p/>
          </draw:polygon>
          <draw:polygon draw:style-name="gr18" draw:text-style-name="P1" draw:layer="layout" svg:width="0.86cm" svg:height="0.363cm" svg:x="24.04cm" svg:y="16.734cm" svg:viewBox="0 0 861 364" draw:points="0,46 843,364 861,318 17,0">
            <text:p/>
          </draw:polygon>
        </draw:g>
        <draw:g>
          <draw:polygon draw:style-name="gr2" draw:text-style-name="P2" draw:layer="layout" svg:width="0.16cm" svg:height="1cm" svg:x="25.995cm" svg:y="12.15cm" svg:viewBox="0 0 161 1001" draw:points="161,1001 161,0 0,0 0,1001">
            <text:p/>
          </draw:polygon>
          <draw:polygon draw:style-name="gr21" draw:text-style-name="P1" draw:layer="layout" svg:width="0.16cm" svg:height="1cm" svg:x="25.995cm" svg:y="12.15cm" svg:viewBox="0 0 161 1001" draw:points="161,1001 161,0 0,0 0,1001">
            <text:p/>
          </draw:polygon>
        </draw:g>
        <draw:g>
          <draw:path draw:style-name="gr2" draw:text-style-name="P2" draw:layer="layout" svg:width="0.15cm" svg:height="1cm" svg:x="26cm" svg:y="12.15cm" svg:viewBox="0 0 151 1001" svg:d="M151 0h-151v49h50zM100 49h51v-49zM151 1001h-151v-50h50zM100 951h51v50z">
            <text:p/>
          </draw:path>
          <draw:path draw:style-name="gr18" draw:text-style-name="P1" draw:layer="layout" svg:width="0.15cm" svg:height="1cm" svg:x="26cm" svg:y="12.15cm" svg:viewBox="0 0 151 1001" svg:d="M151 0h-151v49h50M100 49h51v-49M151 1001h-151v-50h50M100 951h51v50">
            <text:p/>
          </draw:path>
        </draw:g>
        <draw:g>
          <draw:path draw:style-name="gr2" draw:text-style-name="P2" draw:layer="layout" svg:width="0.05cm" svg:height="0.9cm" svg:x="26.05cm" svg:y="12.2cm" svg:viewBox="0 0 51 901" svg:d="M0 0v19h51v-19zM0 901v-20h51v20z">
            <text:p/>
          </draw:path>
          <draw:path draw:style-name="gr18" draw:text-style-name="P1" draw:layer="layout" svg:width="0.05cm" svg:height="0.9cm" svg:x="26.05cm" svg:y="12.2cm" svg:viewBox="0 0 51 901" svg:d="M0 0v19h51v-19M0 901v-20h51v20">
            <text:p/>
          </draw:path>
        </draw:g>
        <draw:path draw:style-name="gr18" draw:text-style-name="P1" draw:layer="layout" svg:width="0.15cm" svg:height="1cm" svg:x="26cm" svg:y="12.15cm" svg:viewBox="0 0 151 1001" svg:d="M151 0h-151M151 1001h-151">
          <text:p/>
        </draw:path>
        <draw:path draw:style-name="gr18" draw:text-style-name="P1" draw:layer="layout" svg:width="0.732cm" svg:height="0.377cm" svg:x="25.268cm" svg:y="12.723cm" svg:viewBox="0 0 733 378" svg:d="M733 378h-1c-166 0-306-38-450-121-117-68-204-147-282-257">
          <text:p/>
        </draw:path>
        <draw:g>
          <draw:polygon draw:style-name="gr2" draw:text-style-name="P2" draw:layer="layout" svg:width="0.761cm" svg:height="0.564cm" svg:x="25.268cm" svg:y="12.2cm" svg:viewBox="0 0 762 565" draw:points="29,565 762,40 733,0 0,525">
            <text:p/>
          </draw:polygon>
          <draw:polygon draw:style-name="gr18" draw:text-style-name="P1" draw:layer="layout" svg:width="0.761cm" svg:height="0.564cm" svg:x="25.268cm" svg:y="12.2cm" svg:viewBox="0 0 762 565" draw:points="29,565 762,40 733,0 0,525">
            <text:p/>
          </draw:polygon>
        </draw:g>
        <draw:g>
          <draw:polygon draw:style-name="gr2" draw:text-style-name="P2" draw:layer="layout" svg:width="1cm" svg:height="0.16cm" svg:x="20cm" svg:y="10.153cm" svg:viewBox="0 0 1001 161" draw:points="0,0 1001,0 1001,161 0,161">
            <text:p/>
          </draw:polygon>
          <draw:polygon draw:style-name="gr21" draw:text-style-name="P1" draw:layer="layout" svg:width="1cm" svg:height="0.16cm" svg:x="20cm" svg:y="10.153cm" svg:viewBox="0 0 1001 161" draw:points="0,0 1001,0 1001,161 0,161">
            <text:p/>
          </draw:polygon>
        </draw:g>
        <draw:g>
          <draw:path draw:style-name="gr2" draw:text-style-name="P2" draw:layer="layout" svg:width="1cm" svg:height="0.15cm" svg:x="20cm" svg:y="10.158cm" svg:viewBox="0 0 1001 151" svg:d="M1001 0v150h-50v-50zM951 49v-49h50zM0 0v151h50v-50zM50 50l-1-50h-49z">
            <text:p/>
          </draw:path>
          <draw:path draw:style-name="gr18" draw:text-style-name="P1" draw:layer="layout" svg:width="1cm" svg:height="0.15cm" svg:x="20cm" svg:y="10.158cm" svg:viewBox="0 0 1001 151" svg:d="M1001 0v150h-50v-50M951 49v-49h50M0 0v151h50v-50M50 50l-1-50h-49">
            <text:p/>
          </draw:path>
        </draw:g>
        <draw:g>
          <draw:path draw:style-name="gr2" draw:text-style-name="P2" draw:layer="layout" svg:width="0.9cm" svg:height="0.05cm" svg:x="20.05cm" svg:y="10.208cm" svg:viewBox="0 0 901 51" svg:d="M901 50h-20v-50h20zM0 51h19v-51h-19z">
            <text:p/>
          </draw:path>
          <draw:path draw:style-name="gr18" draw:text-style-name="P1" draw:layer="layout" svg:width="0.9cm" svg:height="0.05cm" svg:x="20.05cm" svg:y="10.208cm" svg:viewBox="0 0 901 51" svg:d="M901 50h-20v-50h20M0 51h19v-51h-19">
            <text:p/>
          </draw:path>
        </draw:g>
        <draw:path draw:style-name="gr18" draw:text-style-name="P1" draw:layer="layout" svg:width="1cm" svg:height="0.15cm" svg:x="20cm" svg:y="10.158cm" svg:viewBox="0 0 1001 151" svg:d="M1001 0v150M0 0v151">
          <text:p/>
        </draw:path>
        <draw:path draw:style-name="gr18" draw:text-style-name="P1" draw:layer="layout" svg:width="0.274cm" svg:height="0.646cm" svg:x="20.05cm" svg:y="10.308cm" svg:viewBox="0 0 275 647" svg:d="M0 0c0 166 38 307 121 451 45 76 91 135 154 196">
          <text:p/>
        </draw:path>
        <draw:g>
          <draw:polygon draw:style-name="gr2" draw:text-style-name="P2" draw:layer="layout" svg:width="0.662cm" svg:height="0.681cm" svg:x="20.288cm" svg:y="10.273cm" svg:viewBox="0 0 663 682" draw:points="0,647 628,0 663,34 35,682">
            <text:p/>
          </draw:polygon>
          <draw:polygon draw:style-name="gr18" draw:text-style-name="P1" draw:layer="layout" svg:width="0.662cm" svg:height="0.681cm" svg:x="20.288cm" svg:y="10.273cm" svg:viewBox="0 0 663 682" draw:points="0,647 628,0 663,34 35,682">
            <text:p/>
          </draw:polygon>
        </draw:g>
        <draw:polygon draw:style-name="gr16" draw:text-style-name="P5" draw:layer="layout" svg:width="5.542cm" svg:height="0.15cm" svg:x="13.35cm" svg:y="14.55cm" svg:viewBox="0 0 5543 151" draw:points="149,0 5543,0 5543,151 0,151">
          <text:p/>
        </draw:polygon>
        <draw:polygon draw:style-name="gr16" draw:text-style-name="P5" draw:layer="layout" svg:width="0.015cm" svg:height="0.15cm" svg:x="18.892cm" svg:y="14.55cm" svg:viewBox="0 0 16 151" draw:points="0,0 0,151 16,151 16,0">
          <text:p/>
        </draw:polygon>
        <draw:path draw:style-name="gr17" draw:text-style-name="P1" draw:layer="layout" svg:width="5.542cm" svg:height="0.15cm" svg:x="13.35cm" svg:y="14.55cm" svg:viewBox="0 0 5543 151" svg:d="M149 0h5394M0 151h5543">
          <text:p/>
        </draw:path>
        <draw:polygon draw:style-name="gr16" draw:text-style-name="P5" draw:layer="layout" svg:width="0.15cm" svg:height="2.5cm" svg:x="13.35cm" svg:y="12.2cm" svg:viewBox="0 0 151 2501" draw:points="0,2501 0,0 151,0 151,2351">
          <text:p/>
        </draw:polygon>
        <draw:polygon draw:style-name="gr16" draw:text-style-name="P5" draw:layer="layout" svg:width="0.15cm" svg:height="0.015cm" svg:x="13.35cm" svg:y="12.185cm" svg:viewBox="0 0 151 16" draw:points="0,16 151,16 151,0 0,0">
          <text:p/>
        </draw:polygon>
        <draw:path draw:style-name="gr17" draw:text-style-name="P1" draw:layer="layout" svg:width="0.15cm" svg:height="2.5cm" svg:x="13.35cm" svg:y="12.2cm" svg:viewBox="0 0 151 2501" svg:d="M0 2501v-2501M151 2351v-2351">
          <text:p/>
        </draw:path>
        <draw:g>
          <draw:polygon draw:style-name="gr2" draw:text-style-name="P2" draw:layer="layout" svg:width="1cm" svg:height="0.16cm" svg:x="15.45cm" svg:y="14.545cm" svg:viewBox="0 0 1001 161" draw:points="0,0 1001,0 1001,161 0,161">
            <text:p/>
          </draw:polygon>
          <draw:polygon draw:style-name="gr21" draw:text-style-name="P1" draw:layer="layout" svg:width="1cm" svg:height="0.16cm" svg:x="15.45cm" svg:y="14.545cm" svg:viewBox="0 0 1001 161" draw:points="0,0 1001,0 1001,161 0,161">
            <text:p/>
          </draw:polygon>
        </draw:g>
        <draw:g>
          <draw:path draw:style-name="gr2" draw:text-style-name="P2" draw:layer="layout" svg:width="1cm" svg:height="0.15cm" svg:x="15.45cm" svg:y="14.55cm" svg:viewBox="0 0 1001 151" svg:d="M1001 0v151h-50v-50zM951 49v-49h50zM0 0v151h49v-50zM49 49v-49h-49z">
            <text:p/>
          </draw:path>
          <draw:path draw:style-name="gr18" draw:text-style-name="P1" draw:layer="layout" svg:width="1cm" svg:height="0.15cm" svg:x="15.45cm" svg:y="14.55cm" svg:viewBox="0 0 1001 151" svg:d="M1001 0v151h-50v-50M951 49v-49h50M0 0v151h49v-50M49 49v-49h-49">
            <text:p/>
          </draw:path>
        </draw:g>
        <draw:g>
          <draw:path draw:style-name="gr2" draw:text-style-name="P2" draw:layer="layout" svg:width="0.9cm" svg:height="0.05cm" svg:x="15.5cm" svg:y="14.6cm" svg:viewBox="0 0 901 51" svg:d="M901 51h-20v-51h20zM0 51h19v-51h-19z">
            <text:p/>
          </draw:path>
          <draw:path draw:style-name="gr18" draw:text-style-name="P1" draw:layer="layout" svg:width="0.9cm" svg:height="0.05cm" svg:x="15.5cm" svg:y="14.6cm" svg:viewBox="0 0 901 51" svg:d="M901 51h-20v-51h20M0 51h19v-51h-19">
            <text:p/>
          </draw:path>
        </draw:g>
        <draw:path draw:style-name="gr18" draw:text-style-name="P1" draw:layer="layout" svg:width="1cm" svg:height="0.15cm" svg:x="15.45cm" svg:y="14.55cm" svg:viewBox="0 0 1001 151" svg:d="M1001 0v151M0 0v151">
          <text:p/>
        </draw:path>
        <draw:path draw:style-name="gr18" draw:text-style-name="P1" draw:layer="layout" svg:width="0.29cm" svg:height="0.661cm" svg:x="15.5cm" svg:y="14.7cm" svg:viewBox="0 0 291 662" svg:d="M0 0v1c0 165 38 306 121 450 48 82 100 146 170 211">
          <text:p/>
        </draw:path>
        <draw:g>
          <draw:polygon draw:style-name="gr2" draw:text-style-name="P2" draw:layer="layout" svg:width="0.647cm" svg:height="0.695cm" svg:x="15.753cm" svg:y="14.666cm" svg:viewBox="0 0 648 696" draw:points="0,662 611,0 648,33 36,696">
            <text:p/>
          </draw:polygon>
          <draw:polygon draw:style-name="gr18" draw:text-style-name="P1" draw:layer="layout" svg:width="0.647cm" svg:height="0.695cm" svg:x="15.753cm" svg:y="14.666cm" svg:viewBox="0 0 648 696" draw:points="0,662 611,0 648,33 36,696">
            <text:p/>
          </draw:polygon>
        </draw:g>
        <draw:polygon draw:style-name="gr16" draw:text-style-name="P5" draw:layer="layout" svg:width="0.15cm" svg:height="6.35cm" svg:x="12cm" svg:y="5.7cm" svg:viewBox="0 0 151 6351" draw:points="151,0 151,6351 0,6351 0,0">
          <text:p/>
        </draw:polygon>
        <draw:polygon draw:style-name="gr16" draw:text-style-name="P5" draw:layer="layout" svg:width="0.15cm" svg:height="0.015cm" svg:x="12cm" svg:y="5.685cm" svg:viewBox="0 0 151 16" draw:points="0,16 151,16 151,0 0,0">
          <text:p/>
        </draw:polygon>
        <draw:polygon draw:style-name="gr16" draw:text-style-name="P5" draw:layer="layout" svg:width="0.15cm" svg:height="0.015cm" svg:x="12cm" svg:y="12.05cm" svg:viewBox="0 0 151 16" draw:points="151,0 0,0 0,16 151,16">
          <text:p/>
        </draw:polygon>
        <draw:path draw:style-name="gr17" draw:text-style-name="P1" draw:layer="layout" svg:width="0.15cm" svg:height="6.35cm" svg:x="12cm" svg:y="5.7cm" svg:viewBox="0 0 151 6351" svg:d="M151 0v6351M0 0v6351">
          <text:p/>
        </draw:path>
        <draw:polygon draw:style-name="gr16" draw:text-style-name="P5" draw:layer="layout" svg:width="0.15cm" svg:height="4.458cm" svg:x="22.5cm" svg:y="5.7cm" svg:viewBox="0 0 151 4459" draw:points="151,0 150,4459 0,4459 0,0">
          <text:p/>
        </draw:polygon>
        <draw:polygon draw:style-name="gr16" draw:text-style-name="P5" draw:layer="layout" svg:width="0.15cm" svg:height="0.015cm" svg:x="22.5cm" svg:y="5.685cm" svg:viewBox="0 0 151 16" draw:points="0,16 151,16 151,0 0,0">
          <text:p/>
        </draw:polygon>
        <draw:polygon draw:style-name="gr16" draw:text-style-name="P5" draw:layer="layout" svg:width="0.15cm" svg:height="0.015cm" svg:x="22.5cm" svg:y="10.158cm" svg:viewBox="0 0 151 16" draw:points="151,0 0,0 0,16 151,16">
          <text:p/>
        </draw:polygon>
        <draw:path draw:style-name="gr17" draw:text-style-name="P1" draw:layer="layout" svg:width="0.15cm" svg:height="4.458cm" svg:x="22.5cm" svg:y="5.7cm" svg:viewBox="0 0 151 4459" svg:d="M151 0l-1 4459M0 0v4459">
          <text:p/>
        </draw:path>
        <draw:g>
          <draw:polygon draw:style-name="gr2" draw:text-style-name="P2" draw:layer="layout" svg:width="0.16cm" svg:height="1cm" svg:x="22.495cm" svg:y="8.375cm" svg:viewBox="0 0 161 1001" draw:points="161,1001 161,0 0,0 0,1001">
            <text:p/>
          </draw:polygon>
          <draw:polygon draw:style-name="gr21" draw:text-style-name="P1" draw:layer="layout" svg:width="0.16cm" svg:height="1cm" svg:x="22.495cm" svg:y="8.375cm" svg:viewBox="0 0 161 1001" draw:points="161,1001 161,0 0,0 0,1001">
            <text:p/>
          </draw:polygon>
        </draw:g>
        <draw:g>
          <draw:path draw:style-name="gr2" draw:text-style-name="P2" draw:layer="layout" svg:width="0.15cm" svg:height="1cm" svg:x="22.5cm" svg:y="8.375cm" svg:viewBox="0 0 151 1001" svg:d="M151 0h-151v49h50zM100 49h51v-49zM151 1001h-151v-49h50zM100 952h51v49z">
            <text:p/>
          </draw:path>
          <draw:path draw:style-name="gr18" draw:text-style-name="P1" draw:layer="layout" svg:width="0.15cm" svg:height="1cm" svg:x="22.5cm" svg:y="8.375cm" svg:viewBox="0 0 151 1001" svg:d="M151 0h-151v49h50M100 49h51v-49M151 1001h-151v-49h50M100 952h51v49">
            <text:p/>
          </draw:path>
        </draw:g>
        <draw:g>
          <draw:path draw:style-name="gr2" draw:text-style-name="P2" draw:layer="layout" svg:width="0.05cm" svg:height="0.9cm" svg:x="22.55cm" svg:y="8.425cm" svg:viewBox="0 0 51 901" svg:d="M0 0v19h51v-19zM0 901v-20h51v20z">
            <text:p/>
          </draw:path>
          <draw:path draw:style-name="gr18" draw:text-style-name="P1" draw:layer="layout" svg:width="0.05cm" svg:height="0.9cm" svg:x="22.55cm" svg:y="8.425cm" svg:viewBox="0 0 51 901" svg:d="M0 0v19h51v-19M0 901v-20h51v20">
            <text:p/>
          </draw:path>
        </draw:g>
        <draw:path draw:style-name="gr18" draw:text-style-name="P1" draw:layer="layout" svg:width="0.15cm" svg:height="1cm" svg:x="22.5cm" svg:y="8.375cm" svg:viewBox="0 0 151 1001" svg:d="M151 0h-151M151 1001h-151">
          <text:p/>
        </draw:path>
        <draw:path draw:style-name="gr18" draw:text-style-name="P1" draw:layer="layout" svg:width="0.639cm" svg:height="0.266cm" svg:x="21.861cm" svg:y="9.059cm" svg:viewBox="0 0 640 267" svg:d="M640 267c-166 0-307-38-451-121-73-42-130-86-189-146">
          <text:p/>
        </draw:path>
        <draw:g>
          <draw:polygon draw:style-name="gr2" draw:text-style-name="P2" draw:layer="layout" svg:width="0.674cm" svg:height="0.67cm" svg:x="21.861cm" svg:y="8.425cm" svg:viewBox="0 0 675 671" draw:points="35,671 675,35 639,0 0,635">
            <text:p/>
          </draw:polygon>
          <draw:polygon draw:style-name="gr18" draw:text-style-name="P1" draw:layer="layout" svg:width="0.674cm" svg:height="0.67cm" svg:x="21.861cm" svg:y="8.425cm" svg:viewBox="0 0 675 671" draw:points="35,671 675,35 639,0 0,635">
            <text:p/>
          </draw:polygon>
        </draw:g>
        <draw:polygon draw:style-name="gr16" draw:text-style-name="P5" draw:layer="layout" svg:width="0.15cm" svg:height="2cm" svg:x="16.5cm" svg:y="5.7cm" svg:viewBox="0 0 151 2001" draw:points="151,0 151,2001 75,2001 0,2001 0,0">
          <text:p/>
        </draw:polygon>
        <draw:polygon draw:style-name="gr16" draw:text-style-name="P5" draw:layer="layout" svg:width="0.15cm" svg:height="0.015cm" svg:x="16.5cm" svg:y="5.685cm" svg:viewBox="0 0 151 16" draw:points="0,16 151,16 151,0 0,0">
          <text:p/>
        </draw:polygon>
        <draw:path draw:style-name="gr17" draw:text-style-name="P1" draw:layer="layout" svg:width="0.15cm" svg:height="2cm" svg:x="16.5cm" svg:y="5.7cm" svg:viewBox="0 0 151 2001" svg:d="M151 0v2001h-76M0 0v2001h75">
          <text:p/>
        </draw:path>
        <draw:g>
          <draw:polygon draw:style-name="gr2" draw:text-style-name="P2" draw:layer="layout" svg:width="2cm" svg:height="0.16cm" svg:x="8.5cm" svg:y="5.545cm" svg:viewBox="0 0 2001 161" draw:points="0,161 2001,161 2001,0 0,0">
            <text:p/>
          </draw:polygon>
          <draw:polygon draw:style-name="gr21" draw:text-style-name="P1" draw:layer="layout" svg:width="2cm" svg:height="0.16cm" svg:x="8.5cm" svg:y="5.545cm" svg:viewBox="0 0 2001 161" draw:points="0,161 2001,161 2001,0 0,0">
            <text:p/>
          </draw:polygon>
        </draw:g>
        <draw:g>
          <draw:path draw:style-name="gr2" draw:text-style-name="P2" draw:layer="layout" svg:width="2cm" svg:height="0.15cm" svg:x="8.5cm" svg:y="5.55cm" svg:viewBox="0 0 2001 151" svg:d="M0 151v-151h49v50zM49 100v51h-49zM2001 151v-151h-50v50zM1951 100v51h50z">
            <text:p/>
          </draw:path>
          <draw:path draw:style-name="gr18" draw:text-style-name="P1" draw:layer="layout" svg:width="2cm" svg:height="0.15cm" svg:x="8.5cm" svg:y="5.55cm" svg:viewBox="0 0 2001 151" svg:d="M0 151v-151h49v50M49 100v51h-49M2001 151v-151h-50v50M1951 100v51h50">
            <text:p/>
          </draw:path>
        </draw:g>
        <draw:g>
          <draw:path draw:style-name="gr2" draw:text-style-name="P2" draw:layer="layout" svg:width="1.9cm" svg:height="0.05cm" svg:x="8.55cm" svg:y="5.6cm" svg:viewBox="0 0 1901 51" svg:d="M0 0h49v51h-49zM1901 0h-50v51h50z">
            <text:p/>
          </draw:path>
          <draw:path draw:style-name="gr18" draw:text-style-name="P1" draw:layer="layout" svg:width="1.9cm" svg:height="0.05cm" svg:x="8.55cm" svg:y="5.6cm" svg:viewBox="0 0 1901 51" svg:d="M0 0h49v51h-49zM1901 0h-50v51h50z">
            <text:p/>
          </draw:path>
        </draw:g>
        <draw:line draw:style-name="gr18" draw:text-style-name="P1" draw:layer="layout" svg:x1="8.6cm" svg:y1="5.625cm" svg:x2="10.4cm" svg:y2="5.625cm">
          <text:p/>
        </draw:line>
        <draw:path draw:style-name="gr18" draw:text-style-name="P1" draw:layer="layout" svg:width="2cm" svg:height="0.15cm" svg:x="8.5cm" svg:y="5.55cm" svg:viewBox="0 0 2001 151" svg:d="M0 151v-151M2001 151v-151">
          <text:p/>
        </draw:path>
        <draw:g>
          <draw:polygon draw:style-name="gr2" draw:text-style-name="P2" draw:layer="layout" svg:width="2cm" svg:height="0.16cm" svg:x="13.312cm" svg:y="5.545cm" svg:viewBox="0 0 2001 161" draw:points="0,161 2001,161 2001,0 0,0">
            <text:p/>
          </draw:polygon>
          <draw:polygon draw:style-name="gr21" draw:text-style-name="P1" draw:layer="layout" svg:width="2cm" svg:height="0.16cm" svg:x="13.312cm" svg:y="5.545cm" svg:viewBox="0 0 2001 161" draw:points="0,161 2001,161 2001,0 0,0">
            <text:p/>
          </draw:polygon>
        </draw:g>
        <draw:g>
          <draw:path draw:style-name="gr2" draw:text-style-name="P2" draw:layer="layout" svg:width="2cm" svg:height="0.15cm" svg:x="13.312cm" svg:y="5.55cm" svg:viewBox="0 0 2001 151" svg:d="M0 151v-151h49v50zM49 100v51h-49zM2001 151v-151h-50v50zM1951 100v51h50z">
            <text:p/>
          </draw:path>
          <draw:path draw:style-name="gr18" draw:text-style-name="P1" draw:layer="layout" svg:width="2cm" svg:height="0.15cm" svg:x="13.312cm" svg:y="5.55cm" svg:viewBox="0 0 2001 151" svg:d="M0 151v-151h49v50M49 100v51h-49M2001 151v-151h-50v50M1951 100v51h50">
            <text:p/>
          </draw:path>
        </draw:g>
        <draw:g>
          <draw:path draw:style-name="gr2" draw:text-style-name="P2" draw:layer="layout" svg:width="1.9cm" svg:height="0.05cm" svg:x="13.362cm" svg:y="5.6cm" svg:viewBox="0 0 1901 51" svg:d="M0 0h49v51h-49zM1901 0h-50v51h50z">
            <text:p/>
          </draw:path>
          <draw:path draw:style-name="gr18" draw:text-style-name="P1" draw:layer="layout" svg:width="1.9cm" svg:height="0.05cm" svg:x="13.362cm" svg:y="5.6cm" svg:viewBox="0 0 1901 51" svg:d="M0 0h49v51h-49zM1901 0h-50v51h50z">
            <text:p/>
          </draw:path>
        </draw:g>
        <draw:line draw:style-name="gr18" draw:text-style-name="P1" draw:layer="layout" svg:x1="13.412cm" svg:y1="5.625cm" svg:x2="15.212cm" svg:y2="5.625cm">
          <text:p/>
        </draw:line>
        <draw:path draw:style-name="gr18" draw:text-style-name="P1" draw:layer="layout" svg:width="2cm" svg:height="0.15cm" svg:x="13.312cm" svg:y="5.55cm" svg:viewBox="0 0 2001 151" svg:d="M0 151v-151M2001 151v-151">
          <text:p/>
        </draw:path>
        <draw:g>
          <draw:polygon draw:style-name="gr2" draw:text-style-name="P2" draw:layer="layout" svg:width="2.45cm" svg:height="0.16cm" svg:x="18.275cm" svg:y="5.545cm" svg:viewBox="0 0 2451 161" draw:points="0,161 2451,161 2451,0 0,0">
            <text:p/>
          </draw:polygon>
          <draw:polygon draw:style-name="gr21" draw:text-style-name="P1" draw:layer="layout" svg:width="2.45cm" svg:height="0.16cm" svg:x="18.275cm" svg:y="5.545cm" svg:viewBox="0 0 2451 161" draw:points="0,161 2451,161 2451,0 0,0">
            <text:p/>
          </draw:polygon>
        </draw:g>
        <draw:g>
          <draw:path draw:style-name="gr2" draw:text-style-name="P2" draw:layer="layout" svg:width="2.45cm" svg:height="0.15cm" svg:x="18.275cm" svg:y="5.55cm" svg:viewBox="0 0 2451 151" svg:d="M0 151v-151h49v50zM49 100v51h-49zM2451 151v-151h-50v50zM2401 100v51h50z">
            <text:p/>
          </draw:path>
          <draw:path draw:style-name="gr18" draw:text-style-name="P1" draw:layer="layout" svg:width="2.45cm" svg:height="0.15cm" svg:x="18.275cm" svg:y="5.55cm" svg:viewBox="0 0 2451 151" svg:d="M0 151v-151h49v50M49 100v51h-49M2451 151v-151h-50v50M2401 100v51h50">
            <text:p/>
          </draw:path>
        </draw:g>
        <draw:g>
          <draw:path draw:style-name="gr2" draw:text-style-name="P2" draw:layer="layout" svg:width="2.35cm" svg:height="0.05cm" svg:x="18.325cm" svg:y="5.6cm" svg:viewBox="0 0 2351 51" svg:d="M0 0h49v51h-49zM2351 0h-50v51h50z">
            <text:p/>
          </draw:path>
          <draw:path draw:style-name="gr18" draw:text-style-name="P1" draw:layer="layout" svg:width="2.35cm" svg:height="0.05cm" svg:x="18.325cm" svg:y="5.6cm" svg:viewBox="0 0 2351 51" svg:d="M0 0h49v51h-49zM2351 0h-50v51h50z">
            <text:p/>
          </draw:path>
        </draw:g>
        <draw:line draw:style-name="gr18" draw:text-style-name="P1" draw:layer="layout" svg:x1="18.375cm" svg:y1="5.625cm" svg:x2="20.625cm" svg:y2="5.625cm">
          <text:p/>
        </draw:line>
        <draw:path draw:style-name="gr18" draw:text-style-name="P1" draw:layer="layout" svg:width="2.45cm" svg:height="0.15cm" svg:x="18.275cm" svg:y="5.55cm" svg:viewBox="0 0 2451 151" svg:d="M0 151v-151M2451 151v-151">
          <text:p/>
        </draw:path>
        <draw:polygon draw:style-name="gr16" draw:text-style-name="P5" draw:layer="layout" svg:width="0.157cm" svg:height="5.125cm" svg:x="29.443cm" svg:y="5.7cm" svg:viewBox="0 0 158 5126" draw:points="0,4976 6,0 158,0 151,5126">
          <text:p/>
        </draw:polygon>
        <draw:polygon draw:style-name="gr16" draw:text-style-name="P5" draw:layer="layout" svg:width="0.15cm" svg:height="0.015cm" svg:x="29.45cm" svg:y="5.685cm" svg:viewBox="0 0 151 16" draw:points="0,16 151,16 151,0 0,0">
          <text:p/>
        </draw:polygon>
        <draw:path draw:style-name="gr17" draw:text-style-name="P1" draw:layer="layout" svg:width="0.157cm" svg:height="5.125cm" svg:x="29.443cm" svg:y="5.7cm" svg:viewBox="0 0 158 5126" svg:d="M0 4976l6-4976M151 5126l7-5126">
          <text:p/>
        </draw:path>
        <draw:polygon draw:style-name="gr16" draw:text-style-name="P5" draw:layer="layout" svg:width="3.443cm" svg:height="0.155cm" svg:x="26.15cm" svg:y="10.67cm" svg:viewBox="0 0 3444 156" draw:points="0,0 3295,4 3444,156 0,152">
          <text:p/>
        </draw:polygon>
        <draw:polygon draw:style-name="gr16" draw:text-style-name="P5" draw:layer="layout" svg:width="0.015cm" svg:height="0.15cm" svg:x="26.135cm" svg:y="10.67cm" svg:viewBox="0 0 16 151" draw:points="16,151 16,0 0,0 0,151">
          <text:p/>
        </draw:polygon>
        <draw:path draw:style-name="gr17" draw:text-style-name="P1" draw:layer="layout" svg:width="3.443cm" svg:height="0.155cm" svg:x="26.15cm" svg:y="10.67cm" svg:viewBox="0 0 3444 156" svg:d="M0 0l3295 4M0 152l3444 4">
          <text:p/>
        </draw:path>
        <draw:g>
          <draw:polygon draw:style-name="gr2" draw:text-style-name="P2" draw:layer="layout" svg:width="1cm" svg:height="0.162cm" svg:x="27.45cm" svg:y="10.667cm" svg:viewBox="0 0 1001 163" draw:points="1001,1 0,0 0,162 1000,163">
            <text:p/>
          </draw:polygon>
          <draw:polygon draw:style-name="gr21" draw:text-style-name="P1" draw:layer="layout" svg:width="1cm" svg:height="0.162cm" svg:x="27.45cm" svg:y="10.667cm" svg:viewBox="0 0 1001 163" draw:points="1001,1 0,0 0,162 1000,163">
            <text:p/>
          </draw:polygon>
        </draw:g>
        <draw:g>
          <draw:path draw:style-name="gr2" draw:text-style-name="P2" draw:layer="layout" svg:width="1cm" svg:height="0.151cm" svg:x="27.45cm" svg:y="10.672cm" svg:viewBox="0 0 1001 152" svg:d="M0 0v150l49 1 1-50zM50 50v-50h-50zM1001 1l-1 151h-50l1-50zM951 51v-50h50z">
            <text:p/>
          </draw:path>
          <draw:path draw:style-name="gr18" draw:text-style-name="P1" draw:layer="layout" svg:width="1cm" svg:height="0.151cm" svg:x="27.45cm" svg:y="10.672cm" svg:viewBox="0 0 1001 152" svg:d="M0 0v150l49 1 1-50M50 50v-50h-50M1001 1l-1 151h-50l1-50M951 51v-50h50">
            <text:p/>
          </draw:path>
        </draw:g>
        <draw:g>
          <draw:path draw:style-name="gr2" draw:text-style-name="P2" draw:layer="layout" svg:width="0.9cm" svg:height="0.051cm" svg:x="27.5cm" svg:y="10.722cm" svg:viewBox="0 0 901 52" svg:d="M0 50l19 1 1-51h-20zM900 52h-20l1-51h20z">
            <text:p/>
          </draw:path>
          <draw:path draw:style-name="gr18" draw:text-style-name="P1" draw:layer="layout" svg:width="0.9cm" svg:height="0.051cm" svg:x="27.5cm" svg:y="10.722cm" svg:viewBox="0 0 901 52" svg:d="M0 50l19 1 1-51h-20M900 52h-20l1-51h20">
            <text:p/>
          </draw:path>
        </draw:g>
        <draw:path draw:style-name="gr18" draw:text-style-name="P1" draw:layer="layout" svg:width="1cm" svg:height="0.151cm" svg:x="27.45cm" svg:y="10.672cm" svg:viewBox="0 0 1001 152" svg:d="M0 0v150M1001 1l-1 151">
          <text:p/>
        </draw:path>
        <draw:path draw:style-name="gr18" draw:text-style-name="P1" draw:layer="layout" svg:width="0.425cm" svg:height="0.763cm" svg:x="27.975cm" svg:y="10.823cm" svg:viewBox="0 0 426 764" svg:d="M426 0c0 165-38 306-121 449-78 135-173 233-305 315">
          <text:p/>
        </draw:path>
        <draw:g>
          <draw:polygon draw:style-name="gr2" draw:text-style-name="P2" draw:layer="layout" svg:width="0.517cm" svg:height="0.791cm" svg:x="27.5cm" svg:y="10.796cm" svg:viewBox="0 0 518 792" draw:points="518,766 42,0 0,26 475,792">
            <text:p/>
          </draw:polygon>
          <draw:polygon draw:style-name="gr18" draw:text-style-name="P1" draw:layer="layout" svg:width="0.517cm" svg:height="0.791cm" svg:x="27.5cm" svg:y="10.796cm" svg:viewBox="0 0 518 792" draw:points="518,766 42,0 0,26 475,792">
            <text:p/>
          </draw:polygon>
        </draw:g>
        <draw:polygon draw:style-name="gr16" draw:text-style-name="P5" draw:layer="layout" svg:width="8.756cm" svg:height="0.15cm" svg:x="29.594cm" svg:y="10.05cm" svg:viewBox="0 0 8757 151" draw:points="0,0 8757,0 8757,151 0,151">
          <text:p/>
        </draw:polygon>
        <draw:polygon draw:style-name="gr16" draw:text-style-name="P5" draw:layer="layout" svg:width="0.015cm" svg:height="0.15cm" svg:x="29.579cm" svg:y="10.05cm" svg:viewBox="0 0 16 151" draw:points="15,151 16,0 0,0 0,151">
          <text:p/>
        </draw:polygon>
        <draw:polygon draw:style-name="gr16" draw:text-style-name="P5" draw:layer="layout" svg:width="0.015cm" svg:height="0.15cm" svg:x="38.35cm" svg:y="10.05cm" svg:viewBox="0 0 16 151" draw:points="0,0 0,151 16,151 16,0">
          <text:p/>
        </draw:polygon>
        <draw:path draw:style-name="gr17" draw:text-style-name="P1" draw:layer="layout" svg:width="8.756cm" svg:height="0.15cm" svg:x="29.594cm" svg:y="10.05cm" svg:viewBox="0 0 8757 151" svg:d="M0 0h8757M0 151h8757">
          <text:p/>
        </draw:path>
        <draw:g>
          <draw:polygon draw:style-name="gr2" draw:text-style-name="P2" draw:layer="layout" svg:width="1cm" svg:height="0.16cm" svg:x="36.45cm" svg:y="10.045cm" svg:viewBox="0 0 1001 161" draw:points="0,161 1001,161 1001,0 0,0">
            <text:p/>
          </draw:polygon>
          <draw:polygon draw:style-name="gr21" draw:text-style-name="P1" draw:layer="layout" svg:width="1cm" svg:height="0.16cm" svg:x="36.45cm" svg:y="10.045cm" svg:viewBox="0 0 1001 161" draw:points="0,161 1001,161 1001,0 0,0">
            <text:p/>
          </draw:polygon>
        </draw:g>
        <draw:g>
          <draw:path draw:style-name="gr2" draw:text-style-name="P2" draw:layer="layout" svg:width="1cm" svg:height="0.15cm" svg:x="36.45cm" svg:y="10.05cm" svg:viewBox="0 0 1001 151" svg:d="M1001 151v-151h-49v50zM952 101v50h49zM0 150v-150h49v49zM49 100v50h-49z">
            <text:p/>
          </draw:path>
          <draw:path draw:style-name="gr18" draw:text-style-name="P1" draw:layer="layout" svg:width="1cm" svg:height="0.15cm" svg:x="36.45cm" svg:y="10.05cm" svg:viewBox="0 0 1001 151" svg:d="M1001 151v-151h-49v50M952 101v50h49M0 150v-150h49v49M49 100v50h-49">
            <text:p/>
          </draw:path>
        </draw:g>
        <draw:g>
          <draw:path draw:style-name="gr2" draw:text-style-name="P2" draw:layer="layout" svg:width="0.9cm" svg:height="0.05cm" svg:x="36.5cm" svg:y="10.1cm" svg:viewBox="0 0 901 51" svg:d="M901 0h-20v51h20zM0 0h19v50h-19z">
            <text:p/>
          </draw:path>
          <draw:path draw:style-name="gr18" draw:text-style-name="P1" draw:layer="layout" svg:width="0.9cm" svg:height="0.05cm" svg:x="36.5cm" svg:y="10.1cm" svg:viewBox="0 0 901 51" svg:d="M901 0h-20v51h20M0 0h19v50h-19">
            <text:p/>
          </draw:path>
        </draw:g>
        <draw:path draw:style-name="gr18" draw:text-style-name="P1" draw:layer="layout" svg:width="1cm" svg:height="0.15cm" svg:x="36.45cm" svg:y="10.05cm" svg:viewBox="0 0 1001 151" svg:d="M1001 151v-151M0 150v-150">
          <text:p/>
        </draw:path>
        <draw:path draw:style-name="gr18" draw:text-style-name="P1" draw:layer="layout" svg:width="0.239cm" svg:height="0.61cm" svg:x="36.5cm" svg:y="9.44cm" svg:viewBox="0 0 240 611" svg:d="M0 611v-1c0-165 38-306 121-450 36-61 71-109 119-160">
          <text:p/>
        </draw:path>
        <draw:g>
          <draw:polygon draw:style-name="gr2" draw:text-style-name="P2" draw:layer="layout" svg:width="0.695cm" svg:height="0.647cm" svg:x="36.705cm" svg:y="9.44cm" svg:viewBox="0 0 696 648" draw:points="0,36 662,648 696,611 33,0">
            <text:p/>
          </draw:polygon>
          <draw:polygon draw:style-name="gr18" draw:text-style-name="P1" draw:layer="layout" svg:width="0.695cm" svg:height="0.647cm" svg:x="36.705cm" svg:y="9.44cm" svg:viewBox="0 0 696 648" draw:points="0,36 662,648 696,611 33,0">
            <text:p/>
          </draw:polygon>
        </draw:g>
        <draw:polygon draw:style-name="gr16" draw:text-style-name="P5" draw:layer="layout" svg:width="0.15cm" svg:height="4.365cm" svg:x="15cm" svg:y="17.2cm" svg:viewBox="0 0 151 4366" draw:points="151,0 150,4366 0,4366 0,0">
          <text:p/>
        </draw:polygon>
        <draw:polygon draw:style-name="gr16" draw:text-style-name="P5" draw:layer="layout" svg:width="0.15cm" svg:height="0.015cm" svg:x="15cm" svg:y="21.565cm" svg:viewBox="0 0 151 16" draw:points="151,0 0,0 0,16 151,16">
          <text:p/>
        </draw:polygon>
        <draw:path draw:style-name="gr17" draw:text-style-name="P1" draw:layer="layout" svg:width="0.15cm" svg:height="4.365cm" svg:x="15cm" svg:y="17.2cm" svg:viewBox="0 0 151 4366" svg:d="M151 0l-1 4366M0 0v4366">
          <text:p/>
        </draw:path>
        <draw:polygon draw:style-name="gr16" draw:text-style-name="P5" draw:layer="layout" svg:width="7.804cm" svg:height="0.14cm" svg:x="15.15cm" svg:y="18.854cm" svg:viewBox="0 0 7805 141" draw:points="0,0 7805,0 7649,141 0,141">
          <text:p/>
        </draw:polygon>
        <draw:polygon draw:style-name="gr16" draw:text-style-name="P5" draw:layer="layout" svg:width="0.015cm" svg:height="0.14cm" svg:x="15.135cm" svg:y="18.854cm" svg:viewBox="0 0 16 141" draw:points="16,141 16,0 0,0 0,141">
          <text:p/>
        </draw:polygon>
        <draw:path draw:style-name="gr17" draw:text-style-name="P1" draw:layer="layout" svg:width="7.804cm" svg:height="0.14cm" svg:x="15.15cm" svg:y="18.854cm" svg:viewBox="0 0 7805 141" svg:d="M0 0h7805M0 141h7649">
          <text:p/>
        </draw:path>
        <draw:polygon draw:style-name="gr16" draw:text-style-name="P5" draw:layer="layout" svg:width="0.15cm" svg:height="2.714cm" svg:x="22.8cm" svg:y="18.85cm" svg:viewBox="0 0 151 2715" draw:points="151,0 150,2715 0,2715 0,149">
          <text:p/>
        </draw:polygon>
        <draw:polygon draw:style-name="gr16" draw:text-style-name="P5" draw:layer="layout" svg:width="0.15cm" svg:height="0.015cm" svg:x="22.8cm" svg:y="21.565cm" svg:viewBox="0 0 151 16" draw:points="151,0 0,0 0,16 151,16">
          <text:p/>
        </draw:polygon>
        <draw:path draw:style-name="gr17" draw:text-style-name="P1" draw:layer="layout" svg:width="0.15cm" svg:height="2.714cm" svg:x="22.8cm" svg:y="18.85cm" svg:viewBox="0 0 151 2715" svg:d="M151 0l-1 2715M0 149v2566">
          <text:p/>
        </draw:path>
        <draw:polygon draw:style-name="gr16" draw:text-style-name="P5" draw:layer="layout" svg:width="0.15cm" svg:height="7.365cm" svg:x="31.5cm" svg:y="14.2cm" svg:viewBox="0 0 151 7366" draw:points="151,0 150,7366 0,7366 0,0">
          <text:p/>
        </draw:polygon>
        <draw:polygon draw:style-name="gr16" draw:text-style-name="P5" draw:layer="layout" svg:width="0.15cm" svg:height="0.015cm" svg:x="31.5cm" svg:y="21.565cm" svg:viewBox="0 0 151 16" draw:points="151,0 0,0 0,16 151,16">
          <text:p/>
        </draw:polygon>
        <draw:path draw:style-name="gr17" draw:text-style-name="P1" draw:layer="layout" svg:width="0.15cm" svg:height="7.365cm" svg:x="31.5cm" svg:y="14.2cm" svg:viewBox="0 0 151 7366" svg:d="M151 0l-1 7366M0 0v7366">
          <text:p/>
        </draw:path>
        <draw:g>
          <draw:polygon draw:style-name="gr2" draw:text-style-name="P2" draw:layer="layout" svg:width="0.16cm" svg:height="2.033cm" svg:x="38.345cm" svg:y="16.7cm" svg:viewBox="0 0 161 2034" draw:points="161,2034 161,0 0,0 0,2034">
            <text:p/>
          </draw:polygon>
          <draw:polygon draw:style-name="gr21" draw:text-style-name="P1" draw:layer="layout" svg:width="0.16cm" svg:height="2.033cm" svg:x="38.345cm" svg:y="16.7cm" svg:viewBox="0 0 161 2034" draw:points="161,2034 161,0 0,0 0,2034">
            <text:p/>
          </draw:polygon>
        </draw:g>
        <draw:g>
          <draw:path draw:style-name="gr2" draw:text-style-name="P2" draw:layer="layout" svg:width="0.15cm" svg:height="2.033cm" svg:x="38.35cm" svg:y="16.7cm" svg:viewBox="0 0 151 2034" svg:d="M151 2034h-151v-50h50zM100 1984h51v50zM151 0h-151v49h50zM100 49h51v-49z">
            <text:p/>
          </draw:path>
          <draw:path draw:style-name="gr18" draw:text-style-name="P1" draw:layer="layout" svg:width="0.15cm" svg:height="2.033cm" svg:x="38.35cm" svg:y="16.7cm" svg:viewBox="0 0 151 2034" svg:d="M151 2034h-151v-50h50M100 1984h51v50M151 0h-151v49h50M100 49h51v-49">
            <text:p/>
          </draw:path>
        </draw:g>
        <draw:g>
          <draw:path draw:style-name="gr2" draw:text-style-name="P2" draw:layer="layout" svg:width="0.05cm" svg:height="1.933cm" svg:x="38.4cm" svg:y="16.75cm" svg:viewBox="0 0 51 1934" svg:d="M0 1934v-50h51v50zM0 0v49h51v-49z">
            <text:p/>
          </draw:path>
          <draw:path draw:style-name="gr18" draw:text-style-name="P1" draw:layer="layout" svg:width="0.05cm" svg:height="1.933cm" svg:x="38.4cm" svg:y="16.75cm" svg:viewBox="0 0 51 1934" svg:d="M0 1934v-50h51v50zM0 0v49h51v-49z">
            <text:p/>
          </draw:path>
        </draw:g>
        <draw:line draw:style-name="gr18" draw:text-style-name="P1" draw:layer="layout" svg:x1="38.425cm" svg:y1="18.632cm" svg:x2="38.425cm" svg:y2="16.8cm">
          <text:p/>
        </draw:line>
        <draw:path draw:style-name="gr18" draw:text-style-name="P1" draw:layer="layout" svg:width="0.15cm" svg:height="2.033cm" svg:x="38.35cm" svg:y="16.7cm" svg:viewBox="0 0 151 2034" svg:d="M151 2034h-151M151 0h-151">
          <text:p/>
        </draw:path>
        <draw:g>
          <draw:polygon draw:style-name="gr2" draw:text-style-name="P2" draw:layer="layout" svg:width="0.16cm" svg:height="1.611cm" svg:x="38.345cm" svg:y="11.311cm" svg:viewBox="0 0 161 1612" draw:points="161,1612 161,0 0,0 0,1612">
            <text:p/>
          </draw:polygon>
          <draw:polygon draw:style-name="gr21" draw:text-style-name="P1" draw:layer="layout" svg:width="0.16cm" svg:height="1.611cm" svg:x="38.345cm" svg:y="11.311cm" svg:viewBox="0 0 161 1612" draw:points="161,1612 161,0 0,0 0,1612">
            <text:p/>
          </draw:polygon>
        </draw:g>
        <draw:g>
          <draw:path draw:style-name="gr2" draw:text-style-name="P2" draw:layer="layout" svg:width="0.15cm" svg:height="1.611cm" svg:x="38.35cm" svg:y="11.311cm" svg:viewBox="0 0 151 1612" svg:d="M151 1612h-151v-50h50zM100 1562h51v50zM151 0h-151v49h50zM100 49h51v-49z">
            <text:p/>
          </draw:path>
          <draw:path draw:style-name="gr18" draw:text-style-name="P1" draw:layer="layout" svg:width="0.15cm" svg:height="1.611cm" svg:x="38.35cm" svg:y="11.311cm" svg:viewBox="0 0 151 1612" svg:d="M151 1612h-151v-50h50M100 1562h51v50M151 0h-151v49h50M100 49h51v-49">
            <text:p/>
          </draw:path>
        </draw:g>
        <draw:g>
          <draw:path draw:style-name="gr2" draw:text-style-name="P2" draw:layer="layout" svg:width="0.05cm" svg:height="1.511cm" svg:x="38.4cm" svg:y="11.361cm" svg:viewBox="0 0 51 1512" svg:d="M0 1512v-50h51v50zM0 0v49h51v-49z">
            <text:p/>
          </draw:path>
          <draw:path draw:style-name="gr18" draw:text-style-name="P1" draw:layer="layout" svg:width="0.05cm" svg:height="1.511cm" svg:x="38.4cm" svg:y="11.361cm" svg:viewBox="0 0 51 1512" svg:d="M0 1512v-50h51v50zM0 0v49h51v-49z">
            <text:p/>
          </draw:path>
        </draw:g>
        <draw:line draw:style-name="gr18" draw:text-style-name="P1" draw:layer="layout" svg:x1="38.425cm" svg:y1="12.821cm" svg:x2="38.425cm" svg:y2="11.411cm">
          <text:p/>
        </draw:line>
        <draw:path draw:style-name="gr18" draw:text-style-name="P1" draw:layer="layout" svg:width="0.15cm" svg:height="1.611cm" svg:x="38.35cm" svg:y="11.311cm" svg:viewBox="0 0 151 1612" svg:d="M151 1612h-151M151 0h-151">
          <text:p/>
        </draw:path>
        <draw:g>
          <draw:polygon draw:style-name="gr2" draw:text-style-name="P2" draw:layer="layout" svg:width="2.45cm" svg:height="0.16cm" svg:x="32.575cm" svg:y="5.545cm" svg:viewBox="0 0 2451 161" draw:points="0,161 2451,161 2451,0 0,0">
            <text:p/>
          </draw:polygon>
          <draw:polygon draw:style-name="gr21" draw:text-style-name="P1" draw:layer="layout" svg:width="2.45cm" svg:height="0.16cm" svg:x="32.575cm" svg:y="5.545cm" svg:viewBox="0 0 2451 161" draw:points="0,161 2451,161 2451,0 0,0">
            <text:p/>
          </draw:polygon>
        </draw:g>
        <draw:g>
          <draw:path draw:style-name="gr2" draw:text-style-name="P2" draw:layer="layout" svg:width="2.45cm" svg:height="0.15cm" svg:x="32.575cm" svg:y="5.55cm" svg:viewBox="0 0 2451 151" svg:d="M0 151v-151h50v50zM50 100v51h-50zM2451 151v-151h-50v50zM2401 100v51h50z">
            <text:p/>
          </draw:path>
          <draw:path draw:style-name="gr18" draw:text-style-name="P1" draw:layer="layout" svg:width="2.45cm" svg:height="0.15cm" svg:x="32.575cm" svg:y="5.55cm" svg:viewBox="0 0 2451 151" svg:d="M0 151v-151h50v50M50 100v51h-50M2451 151v-151h-50v50M2401 100v51h50">
            <text:p/>
          </draw:path>
        </draw:g>
        <draw:g>
          <draw:path draw:style-name="gr2" draw:text-style-name="P2" draw:layer="layout" svg:width="2.35cm" svg:height="0.05cm" svg:x="32.625cm" svg:y="5.6cm" svg:viewBox="0 0 2351 51" svg:d="M0 0h50v51h-50zM2351 0h-50v51h50z">
            <text:p/>
          </draw:path>
          <draw:path draw:style-name="gr18" draw:text-style-name="P1" draw:layer="layout" svg:width="2.35cm" svg:height="0.05cm" svg:x="32.625cm" svg:y="5.6cm" svg:viewBox="0 0 2351 51" svg:d="M0 0h50v51h-50zM2351 0h-50v51h50z">
            <text:p/>
          </draw:path>
        </draw:g>
        <draw:line draw:style-name="gr18" draw:text-style-name="P1" draw:layer="layout" svg:x1="32.675cm" svg:y1="5.625cm" svg:x2="34.925cm" svg:y2="5.625cm">
          <text:p/>
        </draw:line>
        <draw:path draw:style-name="gr18" draw:text-style-name="P1" draw:layer="layout" svg:width="2.45cm" svg:height="0.15cm" svg:x="32.575cm" svg:y="5.55cm" svg:viewBox="0 0 2451 151" svg:d="M0 151v-151M2451 151v-151">
          <text:p/>
        </draw:path>
        <draw:g>
          <draw:polygon draw:style-name="gr2" draw:text-style-name="P2" draw:layer="layout" svg:width="0.16cm" svg:height="1.611cm" svg:x="38.345cm" svg:y="7.233cm" svg:viewBox="0 0 161 1612" draw:points="161,1612 161,0 0,0 0,1612">
            <text:p/>
          </draw:polygon>
          <draw:polygon draw:style-name="gr21" draw:text-style-name="P1" draw:layer="layout" svg:width="0.16cm" svg:height="1.611cm" svg:x="38.345cm" svg:y="7.233cm" svg:viewBox="0 0 161 1612" draw:points="161,1612 161,0 0,0 0,1612">
            <text:p/>
          </draw:polygon>
        </draw:g>
        <draw:g>
          <draw:path draw:style-name="gr2" draw:text-style-name="P2" draw:layer="layout" svg:width="0.15cm" svg:height="1.611cm" svg:x="38.35cm" svg:y="7.233cm" svg:viewBox="0 0 151 1612" svg:d="M151 1612h-151v-50h50zM100 1562h51v50zM151 0h-151v49h50zM100 49h51v-49z">
            <text:p/>
          </draw:path>
          <draw:path draw:style-name="gr18" draw:text-style-name="P1" draw:layer="layout" svg:width="0.15cm" svg:height="1.611cm" svg:x="38.35cm" svg:y="7.233cm" svg:viewBox="0 0 151 1612" svg:d="M151 1612h-151v-50h50M100 1562h51v50M151 0h-151v49h50M100 49h51v-49">
            <text:p/>
          </draw:path>
        </draw:g>
        <draw:g>
          <draw:path draw:style-name="gr2" draw:text-style-name="P2" draw:layer="layout" svg:width="0.05cm" svg:height="1.511cm" svg:x="38.4cm" svg:y="7.283cm" svg:viewBox="0 0 51 1512" svg:d="M0 1512v-50h51v50zM0 0v50h51v-50z">
            <text:p/>
          </draw:path>
          <draw:path draw:style-name="gr18" draw:text-style-name="P1" draw:layer="layout" svg:width="0.05cm" svg:height="1.511cm" svg:x="38.4cm" svg:y="7.283cm" svg:viewBox="0 0 51 1512" svg:d="M0 1512v-50h51v50zM0 0v50h51v-50z">
            <text:p/>
          </draw:path>
        </draw:g>
        <draw:line draw:style-name="gr18" draw:text-style-name="P1" draw:layer="layout" svg:x1="38.425cm" svg:y1="8.743cm" svg:x2="38.425cm" svg:y2="7.333cm">
          <text:p/>
        </draw:line>
        <draw:path draw:style-name="gr18" draw:text-style-name="P1" draw:layer="layout" svg:width="0.15cm" svg:height="1.611cm" svg:x="38.35cm" svg:y="7.233cm" svg:viewBox="0 0 151 1612" svg:d="M151 1612h-151M151 0h-151">
          <text:p/>
        </draw:path>
        <draw:g>
          <draw:polygon draw:style-name="gr2" draw:text-style-name="P2" draw:layer="layout" svg:width="1cm" svg:height="0.16cm" svg:x="22.075cm" svg:y="11.545cm" svg:viewBox="0 0 1001 161" draw:points="0,161 1001,161 1001,0 0,0">
            <text:p/>
          </draw:polygon>
          <draw:polygon draw:style-name="gr21" draw:text-style-name="P1" draw:layer="layout" svg:width="1cm" svg:height="0.16cm" svg:x="22.075cm" svg:y="11.545cm" svg:viewBox="0 0 1001 161" draw:points="0,161 1001,161 1001,0 0,0">
            <text:p/>
          </draw:polygon>
        </draw:g>
        <draw:g>
          <draw:path draw:style-name="gr2" draw:text-style-name="P2" draw:layer="layout" svg:width="1cm" svg:height="0.15cm" svg:x="22.075cm" svg:y="11.55cm" svg:viewBox="0 0 1001 151" svg:d="M1001 151v-151h-49v49zM952 101v50h49zM0 151v-151h49v49zM49 101v50h-49z">
            <text:p/>
          </draw:path>
          <draw:path draw:style-name="gr18" draw:text-style-name="P1" draw:layer="layout" svg:width="1cm" svg:height="0.15cm" svg:x="22.075cm" svg:y="11.55cm" svg:viewBox="0 0 1001 151" svg:d="M1001 151v-151h-49v49M952 101v50h49M0 151v-151h49v49M49 101v50h-49">
            <text:p/>
          </draw:path>
        </draw:g>
        <draw:g>
          <draw:path draw:style-name="gr2" draw:text-style-name="P2" draw:layer="layout" svg:width="0.9cm" svg:height="0.05cm" svg:x="22.125cm" svg:y="11.6cm" svg:viewBox="0 0 901 51" svg:d="M901 0h-20v51h20zM0 0h19v51h-19z">
            <text:p/>
          </draw:path>
          <draw:path draw:style-name="gr18" draw:text-style-name="P1" draw:layer="layout" svg:width="0.9cm" svg:height="0.05cm" svg:x="22.125cm" svg:y="11.6cm" svg:viewBox="0 0 901 51" svg:d="M901 0h-20v51h20M0 0h19v51h-19">
            <text:p/>
          </draw:path>
        </draw:g>
        <draw:path draw:style-name="gr18" draw:text-style-name="P1" draw:layer="layout" svg:width="1cm" svg:height="0.15cm" svg:x="22.075cm" svg:y="11.55cm" svg:viewBox="0 0 1001 151" svg:d="M1001 151v-151M0 151v-151">
          <text:p/>
        </draw:path>
        <draw:path draw:style-name="gr18" draw:text-style-name="P1" draw:layer="layout" svg:width="0.244cm" svg:height="0.616cm" svg:x="22.125cm" svg:y="10.933cm" svg:viewBox="0 0 245 617" svg:d="M0 617c0-166 38-307 121-451 37-63 74-113 124-166">
          <text:p/>
        </draw:path>
        <draw:g>
          <draw:polygon draw:style-name="gr2" draw:text-style-name="P2" draw:layer="layout" svg:width="0.69cm" svg:height="0.653cm" svg:x="22.335cm" svg:y="10.933cm" svg:viewBox="0 0 691 654" draw:points="0,36 657,654 691,618 34,0">
            <text:p/>
          </draw:polygon>
          <draw:polygon draw:style-name="gr18" draw:text-style-name="P1" draw:layer="layout" svg:width="0.69cm" svg:height="0.653cm" svg:x="22.335cm" svg:y="10.933cm" svg:viewBox="0 0 691 654" draw:points="0,36 657,654 691,618 34,0">
            <text:p/>
          </draw:polygon>
        </draw:g>
        <draw:polygon draw:style-name="gr16" draw:text-style-name="P5" draw:layer="layout" svg:width="0.15cm" svg:height="16.015cm" svg:x="7cm" svg:y="5.7cm" svg:viewBox="0 0 151 16016" draw:points="151,0 151,16016 74,16016 0,16016 0,0">
          <text:p/>
        </draw:polygon>
        <draw:polygon draw:style-name="gr16" draw:text-style-name="P5" draw:layer="layout" svg:width="0.15cm" svg:height="0.015cm" svg:x="7cm" svg:y="5.685cm" svg:viewBox="0 0 151 16" draw:points="0,16 151,16 151,0 0,0">
          <text:p/>
        </draw:polygon>
        <draw:path draw:style-name="gr17" draw:text-style-name="P1" draw:layer="layout" svg:width="0.15cm" svg:height="16.015cm" svg:x="7cm" svg:y="5.7cm" svg:viewBox="0 0 151 16016" svg:d="M151 0v16016h-77M0 0v16016h74">
          <text:p/>
        </draw:path>
        <draw:g>
          <draw:polygon draw:style-name="gr2" draw:text-style-name="P2" draw:layer="layout" svg:width="0.16cm" svg:height="1cm" svg:x="14.995cm" svg:y="17.625cm" svg:viewBox="0 0 161 1001" draw:points="161,1001 161,0 0,0 0,1001">
            <text:p/>
          </draw:polygon>
          <draw:polygon draw:style-name="gr21" draw:text-style-name="P1" draw:layer="layout" svg:width="0.16cm" svg:height="1cm" svg:x="14.995cm" svg:y="17.625cm" svg:viewBox="0 0 161 1001" draw:points="161,1001 161,0 0,0 0,1001">
            <text:p/>
          </draw:polygon>
        </draw:g>
        <draw:g>
          <draw:path draw:style-name="gr2" draw:text-style-name="P2" draw:layer="layout" svg:width="0.15cm" svg:height="1cm" svg:x="15cm" svg:y="17.625cm" svg:viewBox="0 0 151 1001" svg:d="M151 0h-151v49h50zM101 49h50v-49zM150 1001h-150v-50h49zM100 951h50v50z">
            <text:p/>
          </draw:path>
          <draw:path draw:style-name="gr18" draw:text-style-name="P1" draw:layer="layout" svg:width="0.15cm" svg:height="1cm" svg:x="15cm" svg:y="17.625cm" svg:viewBox="0 0 151 1001" svg:d="M151 0h-151v49h50M101 49h50v-49M150 1001h-150v-50h49M100 951h50v50">
            <text:p/>
          </draw:path>
        </draw:g>
        <draw:g>
          <draw:path draw:style-name="gr2" draw:text-style-name="P2" draw:layer="layout" svg:width="0.05cm" svg:height="0.9cm" svg:x="15.05cm" svg:y="17.675cm" svg:viewBox="0 0 51 901" svg:d="M0 0v19h51v-19zM0 901v-20h50v20z">
            <text:p/>
          </draw:path>
          <draw:path draw:style-name="gr18" draw:text-style-name="P1" draw:layer="layout" svg:width="0.05cm" svg:height="0.9cm" svg:x="15.05cm" svg:y="17.675cm" svg:viewBox="0 0 51 901" svg:d="M0 0v19h51v-19M0 901v-20h50v20">
            <text:p/>
          </draw:path>
        </draw:g>
        <draw:path draw:style-name="gr18" draw:text-style-name="P1" draw:layer="layout" svg:width="0.15cm" svg:height="1cm" svg:x="15cm" svg:y="17.625cm" svg:viewBox="0 0 151 1001" svg:d="M151 0h-151M150 1001h-150">
          <text:p/>
        </draw:path>
        <draw:path draw:style-name="gr18" draw:text-style-name="P1" draw:layer="layout" svg:width="0.7cm" svg:height="0.335cm" svg:x="14.3cm" svg:y="18.241cm" svg:viewBox="0 0 701 336" svg:d="M701 336h-1c-165 0-306-38-450-121-101-59-177-124-250-215">
          <text:p/>
        </draw:path>
        <draw:g>
          <draw:polygon draw:style-name="gr2" draw:text-style-name="P2" draw:layer="layout" svg:width="0.732cm" svg:height="0.605cm" svg:x="14.3cm" svg:y="17.675cm" svg:viewBox="0 0 733 606" draw:points="31,606 733,38 702,0 0,567">
            <text:p/>
          </draw:polygon>
          <draw:polygon draw:style-name="gr18" draw:text-style-name="P1" draw:layer="layout" svg:width="0.732cm" svg:height="0.605cm" svg:x="14.3cm" svg:y="17.675cm" svg:viewBox="0 0 733 606" draw:points="31,606 733,38 702,0 0,567">
            <text:p/>
          </draw:polygon>
        </draw:g>
        <draw:g>
          <draw:polygon draw:style-name="gr2" draw:text-style-name="P2" draw:layer="layout" svg:width="1.84cm" svg:height="0.16cm" svg:x="28.56cm" svg:y="21.56cm" svg:viewBox="0 0 1841 161" draw:points="0,161 1841,161 1841,0 0,0">
            <text:p/>
          </draw:polygon>
          <draw:polygon draw:style-name="gr21" draw:text-style-name="P1" draw:layer="layout" svg:width="1.84cm" svg:height="0.16cm" svg:x="28.56cm" svg:y="21.56cm" svg:viewBox="0 0 1841 161" draw:points="0,161 1841,161 1841,0 0,0">
            <text:p/>
          </draw:polygon>
        </draw:g>
        <draw:g>
          <draw:path draw:style-name="gr2" draw:text-style-name="P2" draw:layer="layout" svg:width="1.84cm" svg:height="0.15cm" svg:x="28.56cm" svg:y="21.565cm" svg:viewBox="0 0 1841 151" svg:d="M0 151v-151h49v50zM49 100v51h-49zM1841 151v-151h-50v50zM1791 100v51h50z">
            <text:p/>
          </draw:path>
          <draw:path draw:style-name="gr18" draw:text-style-name="P1" draw:layer="layout" svg:width="1.84cm" svg:height="0.15cm" svg:x="28.56cm" svg:y="21.565cm" svg:viewBox="0 0 1841 151" svg:d="M0 151v-151h49v50M49 100v51h-49M1841 151v-151h-50v50M1791 100v51h50">
            <text:p/>
          </draw:path>
        </draw:g>
        <draw:g>
          <draw:path draw:style-name="gr2" draw:text-style-name="P2" draw:layer="layout" svg:width="1.74cm" svg:height="0.05cm" svg:x="28.61cm" svg:y="21.615cm" svg:viewBox="0 0 1741 51" svg:d="M0 0h50v51h-50zM1741 0h-50v51h50z">
            <text:p/>
          </draw:path>
          <draw:path draw:style-name="gr18" draw:text-style-name="P1" draw:layer="layout" svg:width="1.74cm" svg:height="0.05cm" svg:x="28.61cm" svg:y="21.615cm" svg:viewBox="0 0 1741 51" svg:d="M0 0h50v51h-50zM1741 0h-50v51h50z">
            <text:p/>
          </draw:path>
        </draw:g>
        <draw:line draw:style-name="gr18" draw:text-style-name="P1" draw:layer="layout" svg:x1="28.66cm" svg:y1="21.64cm" svg:x2="30.299cm" svg:y2="21.64cm">
          <text:p/>
        </draw:line>
        <draw:path draw:style-name="gr18" draw:text-style-name="P1" draw:layer="layout" svg:width="1.84cm" svg:height="0.15cm" svg:x="28.56cm" svg:y="21.565cm" svg:viewBox="0 0 1841 151" svg:d="M0 151v-151M1841 151v-151">
          <text:p/>
        </draw:path>
        <draw:g>
          <draw:polygon draw:style-name="gr2" draw:text-style-name="P2" draw:layer="layout" svg:width="0.16cm" svg:height="1.88cm" svg:x="6.995cm" svg:y="13.82cm" svg:viewBox="0 0 161 1881" draw:points="161,1881 161,0 0,0 0,1881">
            <text:p/>
          </draw:polygon>
          <draw:polygon draw:style-name="gr21" draw:text-style-name="P1" draw:layer="layout" svg:width="0.16cm" svg:height="1.88cm" svg:x="6.995cm" svg:y="13.82cm" svg:viewBox="0 0 161 1881" draw:points="161,1881 161,0 0,0 0,1881">
            <text:p/>
          </draw:polygon>
        </draw:g>
        <draw:g>
          <draw:path draw:style-name="gr2" draw:text-style-name="P2" draw:layer="layout" svg:width="0.15cm" svg:height="1.88cm" svg:x="7cm" svg:y="13.82cm" svg:viewBox="0 0 151 1881" svg:d="M151 1881h-151v-50h50zM100 1831h51v50zM151 0h-151v49h50zM100 49h51v-49z">
            <text:p/>
          </draw:path>
          <draw:path draw:style-name="gr18" draw:text-style-name="P1" draw:layer="layout" svg:width="0.15cm" svg:height="1.88cm" svg:x="7cm" svg:y="13.82cm" svg:viewBox="0 0 151 1881" svg:d="M151 1881h-151v-50h50M100 1831h51v50M151 0h-151v49h50M100 49h51v-49">
            <text:p/>
          </draw:path>
        </draw:g>
        <draw:g>
          <draw:path draw:style-name="gr2" draw:text-style-name="P2" draw:layer="layout" svg:width="0.05cm" svg:height="1.78cm" svg:x="7.05cm" svg:y="13.87cm" svg:viewBox="0 0 51 1781" svg:d="M0 1781v-50h51v50zM0 0v49h51v-49z">
            <text:p/>
          </draw:path>
          <draw:path draw:style-name="gr18" draw:text-style-name="P1" draw:layer="layout" svg:width="0.05cm" svg:height="1.78cm" svg:x="7.05cm" svg:y="13.87cm" svg:viewBox="0 0 51 1781" svg:d="M0 1781v-50h51v50zM0 0v49h51v-49z">
            <text:p/>
          </draw:path>
        </draw:g>
        <draw:line draw:style-name="gr18" draw:text-style-name="P1" draw:layer="layout" svg:x1="7.075cm" svg:y1="15.6cm" svg:x2="7.075cm" svg:y2="13.92cm">
          <text:p/>
        </draw:line>
        <draw:path draw:style-name="gr18" draw:text-style-name="P1" draw:layer="layout" svg:width="0.15cm" svg:height="1.88cm" svg:x="7cm" svg:y="13.82cm" svg:viewBox="0 0 151 1881" svg:d="M151 1881h-151M151 0h-151">
          <text:p/>
        </draw:path>
        <draw:g>
          <draw:polygon draw:style-name="gr2" draw:text-style-name="P2" draw:layer="layout" svg:width="2.95cm" svg:height="0.16cm" svg:x="33.55cm" svg:y="21.56cm" svg:viewBox="0 0 2951 161" draw:points="0,161 2951,161 2951,0 0,0">
            <text:p/>
          </draw:polygon>
          <draw:polygon draw:style-name="gr21" draw:text-style-name="P1" draw:layer="layout" svg:width="2.95cm" svg:height="0.16cm" svg:x="33.55cm" svg:y="21.56cm" svg:viewBox="0 0 2951 161" draw:points="0,161 2951,161 2951,0 0,0">
            <text:p/>
          </draw:polygon>
        </draw:g>
        <draw:g>
          <draw:path draw:style-name="gr2" draw:text-style-name="P2" draw:layer="layout" svg:width="2.95cm" svg:height="0.15cm" svg:x="33.55cm" svg:y="21.565cm" svg:viewBox="0 0 2951 151" svg:d="M0 151v-151h49v50zM49 100v51h-49zM2951 151v-151h-50v50zM2901 100v51h50z">
            <text:p/>
          </draw:path>
          <draw:path draw:style-name="gr18" draw:text-style-name="P1" draw:layer="layout" svg:width="2.95cm" svg:height="0.15cm" svg:x="33.55cm" svg:y="21.565cm" svg:viewBox="0 0 2951 151" svg:d="M0 151v-151h49v50M49 100v51h-49M2951 151v-151h-50v50M2901 100v51h50">
            <text:p/>
          </draw:path>
        </draw:g>
        <draw:g>
          <draw:path draw:style-name="gr2" draw:text-style-name="P2" draw:layer="layout" svg:width="2.85cm" svg:height="0.05cm" svg:x="33.6cm" svg:y="21.615cm" svg:viewBox="0 0 2851 51" svg:d="M0 0h49v51h-49zM2851 0h-50v51h50z">
            <text:p/>
          </draw:path>
          <draw:path draw:style-name="gr18" draw:text-style-name="P1" draw:layer="layout" svg:width="2.85cm" svg:height="0.05cm" svg:x="33.6cm" svg:y="21.615cm" svg:viewBox="0 0 2851 51" svg:d="M0 0h49v51h-49zM2851 0h-50v51h50z">
            <text:p/>
          </draw:path>
        </draw:g>
        <draw:line draw:style-name="gr18" draw:text-style-name="P1" draw:layer="layout" svg:x1="33.65cm" svg:y1="21.64cm" svg:x2="36.399cm" svg:y2="21.64cm">
          <text:p/>
        </draw:line>
        <draw:path draw:style-name="gr18" draw:text-style-name="P1" draw:layer="layout" svg:width="2.95cm" svg:height="0.15cm" svg:x="33.55cm" svg:y="21.565cm" svg:viewBox="0 0 2951 151" svg:d="M0 151v-151M2951 151v-151">
          <text:p/>
        </draw:path>
        <draw:g>
          <draw:polygon draw:style-name="gr2" draw:text-style-name="P2" draw:layer="layout" svg:width="0.16cm" svg:height="2.533cm" svg:x="6.995cm" svg:y="7.7cm" svg:viewBox="0 0 161 2534" draw:points="161,2534 161,0 0,0 0,2534">
            <text:p/>
          </draw:polygon>
          <draw:polygon draw:style-name="gr21" draw:text-style-name="P1" draw:layer="layout" svg:width="0.16cm" svg:height="2.533cm" svg:x="6.995cm" svg:y="7.7cm" svg:viewBox="0 0 161 2534" draw:points="161,2534 161,0 0,0 0,2534">
            <text:p/>
          </draw:polygon>
        </draw:g>
        <draw:g>
          <draw:path draw:style-name="gr2" draw:text-style-name="P2" draw:layer="layout" svg:width="0.15cm" svg:height="2.533cm" svg:x="7cm" svg:y="7.7cm" svg:viewBox="0 0 151 2534" svg:d="M151 2534h-151v-50h50zM101 2484h50v50zM151 0h-151v50h50zM101 50h50v-50z">
            <text:p/>
          </draw:path>
          <draw:path draw:style-name="gr18" draw:text-style-name="P1" draw:layer="layout" svg:width="0.15cm" svg:height="2.533cm" svg:x="7cm" svg:y="7.7cm" svg:viewBox="0 0 151 2534" svg:d="M151 2534h-151v-50h50M101 2484h50v50M151 0h-151v50h50M101 50h50v-50">
            <text:p/>
          </draw:path>
        </draw:g>
        <draw:g>
          <draw:path draw:style-name="gr2" draw:text-style-name="P2" draw:layer="layout" svg:width="0.05cm" svg:height="2.433cm" svg:x="7.05cm" svg:y="7.75cm" svg:viewBox="0 0 51 2434" svg:d="M0 2434v-50h51v50zM0 0v49h51v-49z">
            <text:p/>
          </draw:path>
          <draw:path draw:style-name="gr18" draw:text-style-name="P1" draw:layer="layout" svg:width="0.05cm" svg:height="2.433cm" svg:x="7.05cm" svg:y="7.75cm" svg:viewBox="0 0 51 2434" svg:d="M0 2434v-50h51v50zM0 0v49h51v-49z">
            <text:p/>
          </draw:path>
        </draw:g>
        <draw:line draw:style-name="gr18" draw:text-style-name="P1" draw:layer="layout" svg:x1="7.075cm" svg:y1="10.132cm" svg:x2="7.075cm" svg:y2="7.8cm">
          <text:p/>
        </draw:line>
        <draw:path draw:style-name="gr18" draw:text-style-name="P1" draw:layer="layout" svg:width="0.15cm" svg:height="2.533cm" svg:x="7cm" svg:y="7.7cm" svg:viewBox="0 0 151 2534" svg:d="M151 2534h-151M151 0h-151">
          <text:p/>
        </draw:path>
        <draw:g>
          <draw:polygon draw:style-name="gr2" draw:text-style-name="P2" draw:layer="layout" svg:width="0.16cm" svg:height="1cm" svg:x="31.495cm" svg:y="19.775cm" svg:viewBox="0 0 161 1001" draw:points="0,0 0,1001 161,1001 161,0">
            <text:p/>
          </draw:polygon>
          <draw:polygon draw:style-name="gr21" draw:text-style-name="P1" draw:layer="layout" svg:width="0.16cm" svg:height="1cm" svg:x="31.495cm" svg:y="19.775cm" svg:viewBox="0 0 161 1001" draw:points="0,0 0,1001 161,1001 161,0">
            <text:p/>
          </draw:polygon>
        </draw:g>
        <draw:g>
          <draw:path draw:style-name="gr2" draw:text-style-name="P2" draw:layer="layout" svg:width="0.15cm" svg:height="1cm" svg:x="31.5cm" svg:y="19.775cm" svg:viewBox="0 0 151 1001" svg:d="M0 1001h151v-50h-51zM50 951h-50v50zM0 0h151v50h-51zM50 50h-50v-50z">
            <text:p/>
          </draw:path>
          <draw:path draw:style-name="gr18" draw:text-style-name="P1" draw:layer="layout" svg:width="0.15cm" svg:height="1cm" svg:x="31.5cm" svg:y="19.775cm" svg:viewBox="0 0 151 1001" svg:d="M0 1001h151v-50h-51M50 951h-50v50M0 0h151v50h-51M50 50h-50v-50">
            <text:p/>
          </draw:path>
        </draw:g>
        <draw:g>
          <draw:path draw:style-name="gr2" draw:text-style-name="P2" draw:layer="layout" svg:width="0.05cm" svg:height="0.9cm" svg:x="31.55cm" svg:y="19.825cm" svg:viewBox="0 0 51 901" svg:d="M51 901v-20h-51v20zM51 0v19h-51v-19z">
            <text:p/>
          </draw:path>
          <draw:path draw:style-name="gr18" draw:text-style-name="P1" draw:layer="layout" svg:width="0.05cm" svg:height="0.9cm" svg:x="31.55cm" svg:y="19.825cm" svg:viewBox="0 0 51 901" svg:d="M51 901v-20h-51v20M51 0v19h-51v-19">
            <text:p/>
          </draw:path>
        </draw:g>
        <draw:path draw:style-name="gr18" draw:text-style-name="P1" draw:layer="layout" svg:width="0.15cm" svg:height="1cm" svg:x="31.5cm" svg:y="19.775cm" svg:viewBox="0 0 151 1001" svg:d="M0 1001h151M0 0h151">
          <text:p/>
        </draw:path>
        <draw:path draw:style-name="gr18" draw:text-style-name="P1" draw:layer="layout" svg:width="0.766cm" svg:height="0.427cm" svg:x="31.65cm" svg:y="19.825cm" svg:viewBox="0 0 767 428" svg:d="M0 0c166 0 307 38 450 121 136 78 235 174 317 307">
          <text:p/>
        </draw:path>
        <draw:g>
          <draw:polygon draw:style-name="gr2" draw:text-style-name="P2" draw:layer="layout" svg:width="0.792cm" svg:height="0.515cm" svg:x="31.624cm" svg:y="20.21cm" svg:viewBox="0 0 793 516" draw:points="767,0 0,473 26,516 793,42">
            <text:p/>
          </draw:polygon>
          <draw:polygon draw:style-name="gr18" draw:text-style-name="P1" draw:layer="layout" svg:width="0.792cm" svg:height="0.515cm" svg:x="31.624cm" svg:y="20.21cm" svg:viewBox="0 0 793 516" draw:points="767,0 0,473 26,516 793,42">
            <text:p/>
          </draw:polygon>
        </draw:g>
        <draw:g>
          <draw:polygon draw:style-name="gr2" draw:text-style-name="P2" draw:layer="layout" svg:width="3cm" svg:height="0.16cm" svg:x="9.5cm" svg:y="21.56cm" svg:viewBox="0 0 3001 161" draw:points="0,161 3001,161 3001,0 0,0">
            <text:p/>
          </draw:polygon>
          <draw:polygon draw:style-name="gr21" draw:text-style-name="P1" draw:layer="layout" svg:width="3cm" svg:height="0.16cm" svg:x="9.5cm" svg:y="21.56cm" svg:viewBox="0 0 3001 161" draw:points="0,161 3001,161 3001,0 0,0">
            <text:p/>
          </draw:polygon>
        </draw:g>
        <draw:g>
          <draw:path draw:style-name="gr2" draw:text-style-name="P2" draw:layer="layout" svg:width="3cm" svg:height="0.15cm" svg:x="9.5cm" svg:y="21.565cm" svg:viewBox="0 0 3001 151" svg:d="M0 151v-151h49v50zM49 100v51h-49zM3001 151v-151h-50v50zM2951 100v51h50z">
            <text:p/>
          </draw:path>
          <draw:path draw:style-name="gr18" draw:text-style-name="P1" draw:layer="layout" svg:width="3cm" svg:height="0.15cm" svg:x="9.5cm" svg:y="21.565cm" svg:viewBox="0 0 3001 151" svg:d="M0 151v-151h49v50M49 100v51h-49M3001 151v-151h-50v50M2951 100v51h50">
            <text:p/>
          </draw:path>
        </draw:g>
        <draw:g>
          <draw:path draw:style-name="gr2" draw:text-style-name="P2" draw:layer="layout" svg:width="2.9cm" svg:height="0.05cm" svg:x="9.55cm" svg:y="21.615cm" svg:viewBox="0 0 2901 51" svg:d="M0 0h49v51h-49zM2901 0h-50v51h50z">
            <text:p/>
          </draw:path>
          <draw:path draw:style-name="gr18" draw:text-style-name="P1" draw:layer="layout" svg:width="2.9cm" svg:height="0.05cm" svg:x="9.55cm" svg:y="21.615cm" svg:viewBox="0 0 2901 51" svg:d="M0 0h49v51h-49zM2901 0h-50v51h50z">
            <text:p/>
          </draw:path>
        </draw:g>
        <draw:line draw:style-name="gr18" draw:text-style-name="P1" draw:layer="layout" svg:x1="9.6cm" svg:y1="21.64cm" svg:x2="12.4cm" svg:y2="21.64cm">
          <text:p/>
        </draw:line>
        <draw:path draw:style-name="gr18" draw:text-style-name="P1" draw:layer="layout" svg:width="3cm" svg:height="0.15cm" svg:x="9.5cm" svg:y="21.565cm" svg:viewBox="0 0 3001 151" svg:d="M0 151v-151M3001 151v-151">
          <text:p/>
        </draw:path>
        <draw:g>
          <draw:polygon draw:style-name="gr2" draw:text-style-name="P2" draw:layer="layout" svg:width="0.16cm" svg:height="1cm" svg:x="11.995cm" svg:y="10.108cm" svg:viewBox="0 0 161 1001" draw:points="0,0 0,1001 161,1001 161,0">
            <text:p/>
          </draw:polygon>
          <draw:polygon draw:style-name="gr21" draw:text-style-name="P1" draw:layer="layout" svg:width="0.16cm" svg:height="1cm" svg:x="11.995cm" svg:y="10.108cm" svg:viewBox="0 0 161 1001" draw:points="0,0 0,1001 161,1001 161,0">
            <text:p/>
          </draw:polygon>
        </draw:g>
        <draw:g>
          <draw:path draw:style-name="gr2" draw:text-style-name="P2" draw:layer="layout" svg:width="0.15cm" svg:height="1cm" svg:x="12cm" svg:y="10.108cm" svg:viewBox="0 0 151 1001" svg:d="M0 1001h150v-50h-50zM49 951h-49v50zM0 0h151v49h-50zM50 49h-50v-49z">
            <text:p/>
          </draw:path>
          <draw:path draw:style-name="gr18" draw:text-style-name="P1" draw:layer="layout" svg:width="0.15cm" svg:height="1cm" svg:x="12cm" svg:y="10.108cm" svg:viewBox="0 0 151 1001" svg:d="M0 1001h150v-50h-50M49 951h-49v50M0 0h151v49h-50M50 49h-50v-49">
            <text:p/>
          </draw:path>
        </draw:g>
        <draw:g>
          <draw:path draw:style-name="gr2" draw:text-style-name="P2" draw:layer="layout" svg:width="0.05cm" svg:height="0.9cm" svg:x="12.05cm" svg:y="10.158cm" svg:viewBox="0 0 51 901" svg:d="M50 901v-20h-50v20zM51 0v19h-51v-19z">
            <text:p/>
          </draw:path>
          <draw:path draw:style-name="gr18" draw:text-style-name="P1" draw:layer="layout" svg:width="0.05cm" svg:height="0.9cm" svg:x="12.05cm" svg:y="10.158cm" svg:viewBox="0 0 51 901" svg:d="M50 901v-20h-50v20M51 0v19h-51v-19">
            <text:p/>
          </draw:path>
        </draw:g>
        <draw:path draw:style-name="gr18" draw:text-style-name="P1" draw:layer="layout" svg:width="0.15cm" svg:height="1cm" svg:x="12cm" svg:y="10.108cm" svg:viewBox="0 0 151 1001" svg:d="M0 1001h150M0 0h151">
          <text:p/>
        </draw:path>
        <draw:path draw:style-name="gr18" draw:text-style-name="P1" draw:layer="layout" svg:width="0.757cm" svg:height="0.413cm" svg:x="12.15cm" svg:y="10.158cm" svg:viewBox="0 0 758 414" svg:d="M0 0c166 0 307 38 451 121 130 75 225 166 307 293">
          <text:p/>
        </draw:path>
        <draw:g>
          <draw:polygon draw:style-name="gr2" draw:text-style-name="P2" draw:layer="layout" svg:width="0.784cm" svg:height="0.529cm" svg:x="12.123cm" svg:y="10.529cm" svg:viewBox="0 0 785 530" draw:points="758,0 0,488 27,530 785,42">
            <text:p/>
          </draw:polygon>
          <draw:polygon draw:style-name="gr18" draw:text-style-name="P1" draw:layer="layout" svg:width="0.784cm" svg:height="0.529cm" svg:x="12.123cm" svg:y="10.529cm" svg:viewBox="0 0 785 530" draw:points="758,0 0,488 27,530 785,42">
            <text:p/>
          </draw:polygon>
        </draw:g>
        <draw:g>
          <draw:polygon draw:style-name="gr2" draw:text-style-name="P2" draw:layer="layout" svg:width="2cm" svg:height="0.16cm" svg:x="24cm" svg:y="21.56cm" svg:viewBox="0 0 2001 161" draw:points="0,161 2001,161 2001,0 0,0">
            <text:p/>
          </draw:polygon>
          <draw:polygon draw:style-name="gr21" draw:text-style-name="P1" draw:layer="layout" svg:width="2cm" svg:height="0.16cm" svg:x="24cm" svg:y="21.56cm" svg:viewBox="0 0 2001 161" draw:points="0,161 2001,161 2001,0 0,0">
            <text:p/>
          </draw:polygon>
        </draw:g>
        <draw:g>
          <draw:path draw:style-name="gr2" draw:text-style-name="P2" draw:layer="layout" svg:width="2cm" svg:height="0.15cm" svg:x="24cm" svg:y="21.565cm" svg:viewBox="0 0 2001 151" svg:d="M0 151v-151h49v50zM49 100v51h-49zM2001 151v-151h-50v50zM1951 100v51h50z">
            <text:p/>
          </draw:path>
          <draw:path draw:style-name="gr18" draw:text-style-name="P1" draw:layer="layout" svg:width="2cm" svg:height="0.15cm" svg:x="24cm" svg:y="21.565cm" svg:viewBox="0 0 2001 151" svg:d="M0 151v-151h49v50M49 100v51h-49M2001 151v-151h-50v50M1951 100v51h50">
            <text:p/>
          </draw:path>
        </draw:g>
        <draw:g>
          <draw:path draw:style-name="gr2" draw:text-style-name="P2" draw:layer="layout" svg:width="1.9cm" svg:height="0.05cm" svg:x="24.05cm" svg:y="21.615cm" svg:viewBox="0 0 1901 51" svg:d="M0 0h49v51h-49zM1901 0h-50v51h50z">
            <text:p/>
          </draw:path>
          <draw:path draw:style-name="gr18" draw:text-style-name="P1" draw:layer="layout" svg:width="1.9cm" svg:height="0.05cm" svg:x="24.05cm" svg:y="21.615cm" svg:viewBox="0 0 1901 51" svg:d="M0 0h49v51h-49zM1901 0h-50v51h50z">
            <text:p/>
          </draw:path>
        </draw:g>
        <draw:line draw:style-name="gr18" draw:text-style-name="P1" draw:layer="layout" svg:x1="24.1cm" svg:y1="21.64cm" svg:x2="25.9cm" svg:y2="21.64cm">
          <text:p/>
        </draw:line>
        <draw:path draw:style-name="gr18" draw:text-style-name="P1" draw:layer="layout" svg:width="2cm" svg:height="0.15cm" svg:x="24cm" svg:y="21.565cm" svg:viewBox="0 0 2001 151" svg:d="M0 151v-151M2001 151v-151">
          <text:p/>
        </draw:path>
        <draw:g>
          <draw:polygon draw:style-name="gr2" draw:text-style-name="P2" draw:layer="layout" svg:width="1.014cm" svg:height="0.15cm" svg:x="19.234cm" svg:y="18.849cm" svg:viewBox="0 0 1015 151" draw:points="1015,151 0,151 0,0 1015,0">
            <text:p/>
          </draw:polygon>
          <draw:polygon draw:style-name="gr21" draw:text-style-name="P1" draw:layer="layout" svg:width="1.014cm" svg:height="0.15cm" svg:x="19.234cm" svg:y="18.849cm" svg:viewBox="0 0 1015 151" draw:points="1015,151 0,151 0,0 1015,0">
            <text:p/>
          </draw:polygon>
        </draw:g>
        <draw:g>
          <draw:path draw:style-name="gr2" draw:text-style-name="P2" draw:layer="layout" svg:width="1.014cm" svg:height="0.14cm" svg:x="19.234cm" svg:y="18.854cm" svg:viewBox="0 0 1015 141" svg:d="M0 141v-141h51v47zM51 95v46h-51zM1015 141v-141h-51v46zM964 94v47h51z">
            <text:p/>
          </draw:path>
          <draw:path draw:style-name="gr18" draw:text-style-name="P1" draw:layer="layout" svg:width="1.014cm" svg:height="0.14cm" svg:x="19.234cm" svg:y="18.854cm" svg:viewBox="0 0 1015 141" svg:d="M0 141v-141h51v47M51 95v46h-51M1015 141v-141h-51v46M964 94v47h51">
            <text:p/>
          </draw:path>
        </draw:g>
        <draw:g>
          <draw:path draw:style-name="gr2" draw:text-style-name="P2" draw:layer="layout" svg:width="0.912cm" svg:height="0.047cm" svg:x="19.285cm" svg:y="18.901cm" svg:viewBox="0 0 913 48" svg:d="M0 0h19v48h-19zM913 0h-20v47h20z">
            <text:p/>
          </draw:path>
          <draw:path draw:style-name="gr18" draw:text-style-name="P1" draw:layer="layout" svg:width="0.912cm" svg:height="0.047cm" svg:x="19.285cm" svg:y="18.901cm" svg:viewBox="0 0 913 48" svg:d="M0 0h19v48h-19M913 0h-20v47h20">
            <text:p/>
          </draw:path>
        </draw:g>
        <draw:path draw:style-name="gr18" draw:text-style-name="P1" draw:layer="layout" svg:width="1.014cm" svg:height="0.14cm" svg:x="19.234cm" svg:y="18.854cm" svg:viewBox="0 0 1015 141" svg:d="M0 141v-141M1015 141v-141">
          <text:p/>
        </draw:path>
        <draw:path draw:style-name="gr18" draw:text-style-name="P1" draw:layer="layout" svg:width="0.393cm" svg:height="0.744cm" svg:x="19.801cm" svg:y="18.11cm" svg:viewBox="0 0 394 745" svg:d="M394 745v-1c0-166-38-308-123-452-70-122-155-212-271-292">
          <text:p/>
        </draw:path>
        <draw:g>
          <draw:polygon draw:style-name="gr2" draw:text-style-name="P2" draw:layer="layout" svg:width="0.56cm" svg:height="0.773cm" svg:x="19.282cm" svg:y="18.11cm" svg:viewBox="0 0 561 774" draw:points="561,28 42,774 0,746 520,0">
            <text:p/>
          </draw:polygon>
          <draw:polygon draw:style-name="gr18" draw:text-style-name="P1" draw:layer="layout" svg:width="0.56cm" svg:height="0.773cm" svg:x="19.282cm" svg:y="18.11cm" svg:viewBox="0 0 561 774" draw:points="561,28 42,774 0,746 520,0">
            <text:p/>
          </draw:polygon>
        </draw:g>
        <draw:g>
          <draw:path draw:style-name="gr2" draw:text-style-name="P2" draw:layer="layout" svg:width="0.2cm" svg:height="0.05cm" svg:x="23.108cm" svg:y="12.15cm" svg:viewBox="0 0 201 51" svg:d="M201 50v-50h-51v50zM49 51v-51h-49v51z">
            <text:p/>
          </draw:path>
          <draw:path draw:style-name="gr22" draw:text-style-name="P1" draw:layer="layout" svg:width="0.2cm" svg:height="0.05cm" svg:x="23.108cm" svg:y="12.15cm" svg:viewBox="0 0 201 51" svg:d="M201 50v-50h-51v50zM49 51v-51h-49v51z">
            <text:p/>
          </draw:path>
        </draw:g>
        <draw:g>
          <draw:path draw:style-name="gr2" draw:text-style-name="P2" draw:layer="layout" svg:width="0.583cm" svg:height="0.35cm" svg:x="22.917cm" svg:y="12.2cm" svg:viewBox="0 0 584 351" svg:d="M584 351h-584v-301l584-1zM584 49v-49h-584v50z">
            <text:p/>
          </draw:path>
          <draw:path draw:style-name="gr22" draw:text-style-name="P1" draw:layer="layout" svg:width="0.583cm" svg:height="0.35cm" svg:x="22.917cm" svg:y="12.2cm" svg:viewBox="0 0 584 351" svg:d="M584 351h-584v-301l584-1zM291 50v-50M584 49v-49h-584v50z">
            <text:p/>
          </draw:path>
        </draw:g>
        <draw:g>
          <draw:path draw:style-name="gr2" draw:text-style-name="P2" draw:layer="layout" svg:width="0.2cm" svg:height="0.05cm" svg:x="6.288cm" svg:y="23.15cm" svg:viewBox="0 0 201 51" svg:d="M201 51v-51h-51l1 51zM49 51v-51h-49v51z">
            <text:p/>
          </draw:path>
          <draw:path draw:style-name="gr22" draw:text-style-name="P1" draw:layer="layout" svg:width="0.2cm" svg:height="0.05cm" svg:x="6.288cm" svg:y="23.15cm" svg:viewBox="0 0 201 51" svg:d="M201 51v-51h-51l1 51zM49 51v-51h-49v51z">
            <text:p/>
          </draw:path>
        </draw:g>
        <draw:g>
          <draw:path draw:style-name="gr2" draw:text-style-name="P2" draw:layer="layout" svg:width="1.5cm" svg:height="0.9cm" svg:x="5.638cm" svg:y="23.2cm" svg:viewBox="0 0 1501 901" svg:d="M1501 901h-1501v-851h1501zM1501 50v-50h-1501v50z">
            <text:p/>
          </draw:path>
          <draw:path draw:style-name="gr22" draw:text-style-name="P1" draw:layer="layout" svg:width="1.5cm" svg:height="0.9cm" svg:x="5.638cm" svg:y="23.2cm" svg:viewBox="0 0 1501 901" svg:d="M1501 901h-1501v-851h1501zM751 50v-50M1501 50v-50h-1501v50z">
            <text:p/>
          </draw:path>
        </draw:g>
        <draw:frame draw:style-name="gr23" draw:text-style-name="P1" draw:layer="layout" svg:width="5.362cm" svg:height="1.411cm" svg:x="7.888cm" svg:y="22.945cm">
          <draw:text-box>
            <text:p text:style-name="P3"><text:span text:style-name="T9">Телекоммуникационный ящик</text:span></text:p>
          </draw:text-box>
        </draw:frame>
        <draw:g>
          <draw:polygon draw:style-name="gr2" draw:text-style-name="P2" draw:layer="layout" svg:width="0.16cm" svg:height="2.175cm" svg:x="6.995cm" svg:y="18.362cm" svg:viewBox="0 0 161 2176" draw:points="161,2176 161,0 0,0 0,2176">
            <text:p/>
          </draw:polygon>
          <draw:polygon draw:style-name="gr21" draw:text-style-name="P1" draw:layer="layout" svg:width="0.16cm" svg:height="2.175cm" svg:x="6.995cm" svg:y="18.362cm" svg:viewBox="0 0 161 2176" draw:points="161,2176 161,0 0,0 0,2176">
            <text:p/>
          </draw:polygon>
        </draw:g>
        <draw:g>
          <draw:path draw:style-name="gr2" draw:text-style-name="P2" draw:layer="layout" svg:width="0.15cm" svg:height="2.175cm" svg:x="7cm" svg:y="18.362cm" svg:viewBox="0 0 151 2176" svg:d="M151 2176h-151v-50h50zM100 2126h51v50zM151 0h-151v50h50zM100 50h51v-50z">
            <text:p/>
          </draw:path>
          <draw:path draw:style-name="gr18" draw:text-style-name="P1" draw:layer="layout" svg:width="0.15cm" svg:height="2.175cm" svg:x="7cm" svg:y="18.362cm" svg:viewBox="0 0 151 2176" svg:d="M151 2176h-151v-50h50M100 2126h51v50M151 0h-151v50h50M100 50h51v-50">
            <text:p/>
          </draw:path>
        </draw:g>
        <draw:g>
          <draw:path draw:style-name="gr2" draw:text-style-name="P2" draw:layer="layout" svg:width="0.05cm" svg:height="2.075cm" svg:x="7.05cm" svg:y="18.412cm" svg:viewBox="0 0 51 2076" svg:d="M0 2076v-50h51v50zM0 0v49h51v-49z">
            <text:p/>
          </draw:path>
          <draw:path draw:style-name="gr18" draw:text-style-name="P1" draw:layer="layout" svg:width="0.05cm" svg:height="2.075cm" svg:x="7.05cm" svg:y="18.412cm" svg:viewBox="0 0 51 2076" svg:d="M0 2076v-50h51v50zM0 0v49h51v-49z">
            <text:p/>
          </draw:path>
        </draw:g>
        <draw:line draw:style-name="gr18" draw:text-style-name="P1" draw:layer="layout" svg:x1="7.075cm" svg:y1="20.437cm" svg:x2="7.075cm" svg:y2="18.462cm">
          <text:p/>
        </draw:line>
        <draw:path draw:style-name="gr18" draw:text-style-name="P1" draw:layer="layout" svg:width="0.15cm" svg:height="2.175cm" svg:x="7cm" svg:y="18.362cm" svg:viewBox="0 0 151 2176" svg:d="M151 2176h-151M151 0h-151">
          <text:p/>
        </draw:path>
        <draw:line draw:style-name="gr24" draw:text-style-name="P1" draw:layer="layout" svg:x1="23.516cm" svg:y1="12.4cm" svg:x2="23.683cm" svg:y2="12.4cm">
          <text:p/>
        </draw:line>
        <draw:line draw:style-name="gr24" draw:text-style-name="P1" draw:layer="layout" svg:x1="22.899cm" svg:y1="12.4cm" svg:x2="21.392cm" svg:y2="12.4cm">
          <text:p/>
        </draw:line>
        <draw:line draw:style-name="gr24" draw:text-style-name="P1" draw:layer="layout" svg:x1="20.574cm" svg:y1="12.4cm" svg:x2="19.2cm" svg:y2="12.4cm">
          <text:p/>
        </draw:line>
        <draw:line draw:style-name="gr24" draw:text-style-name="P1" draw:layer="layout" svg:x1="19.2cm" svg:y1="10.7cm" svg:x2="19.2cm" svg:y2="14.6cm">
          <text:p/>
        </draw:line>
        <draw:line draw:style-name="gr24" draw:text-style-name="P1" draw:layer="layout" svg:x1="24.356cm" svg:y1="12.65cm" svg:x2="24.35cm" svg:y2="15.8cm">
          <text:p/>
        </draw:line>
        <draw:line draw:style-name="gr24" draw:text-style-name="P1" draw:layer="layout" svg:x1="5.5cm" svg:y1="25.315cm" svg:x2="7.499cm" svg:y2="25.315cm">
          <text:p/>
        </draw:line>
        <draw:line draw:style-name="gr25" draw:text-style-name="P1" draw:layer="layout" svg:x1="5.5cm" svg:y1="26.815cm" svg:x2="7.499cm" svg:y2="26.815cm">
          <text:p/>
        </draw:line>
        <draw:frame draw:style-name="gr23" draw:text-style-name="P1" draw:layer="layout" svg:width="5.362cm" svg:height="1.411cm" svg:x="7.819cm" svg:y="24.848cm">
          <draw:text-box>
            <text:p text:style-name="P3"><text:span text:style-name="T9">Прокладка кабеля по потолку</text:span></text:p>
          </draw:text-box>
        </draw:frame>
        <draw:frame draw:style-name="gr23" draw:text-style-name="P1" draw:layer="layout" svg:width="5.362cm" svg:height="1.411cm" svg:x="7.819cm" svg:y="26.258cm">
          <draw:text-box>
            <text:p text:style-name="P3"><text:span text:style-name="T9">Прокладка кабеля по</text:span></text:p>
            <text:p text:style-name="P3"><text:span text:style-name="T9">полу</text:span></text:p>
          </draw:text-box>
        </draw:frame>
        <draw:polygon draw:style-name="gr22" draw:text-style-name="P1" draw:layer="layout" svg:width="0.3cm" svg:height="0.3cm" svg:x="19.058cm" svg:y="14.718cm" svg:viewBox="0 0 301 301" draw:points="0,301 301,301 301,0 0,0">
          <text:p/>
        </draw:polygon>
        <draw:line draw:style-name="gr22" draw:text-style-name="P1" draw:layer="layout" svg:x1="19.058cm" svg:y1="14.718cm" svg:x2="19.359cm" svg:y2="15.019cm">
          <text:p/>
        </draw:line>
        <draw:line draw:style-name="gr22" draw:text-style-name="P1" draw:layer="layout" svg:x1="19.058cm" svg:y1="15.019cm" svg:x2="19.359cm" svg:y2="14.718cm">
          <text:p/>
        </draw:line>
        <draw:polygon draw:style-name="gr22" draw:text-style-name="P1" draw:layer="layout" svg:width="0.3cm" svg:height="0.3cm" svg:x="19.062cm" svg:y="10.4cm" svg:viewBox="0 0 301 301" draw:points="0,301 301,301 301,0 0,0">
          <text:p/>
        </draw:polygon>
        <draw:line draw:style-name="gr22" draw:text-style-name="P1" draw:layer="layout" svg:x1="19.062cm" svg:y1="10.4cm" svg:x2="19.363cm" svg:y2="10.701cm">
          <text:p/>
        </draw:line>
        <draw:line draw:style-name="gr22" draw:text-style-name="P1" draw:layer="layout" svg:x1="19.062cm" svg:y1="10.701cm" svg:x2="19.363cm" svg:y2="10.4cm">
          <text:p/>
        </draw:line>
        <draw:polygon draw:style-name="gr22" draw:text-style-name="P1" draw:layer="layout" svg:width="0.3cm" svg:height="0.3cm" svg:x="18.575cm" svg:y="14.718cm" svg:viewBox="0 0 301 301" draw:points="0,301 301,301 301,0 0,0">
          <text:p/>
        </draw:polygon>
        <draw:line draw:style-name="gr22" draw:text-style-name="P1" draw:layer="layout" svg:x1="18.575cm" svg:y1="14.718cm" svg:x2="18.876cm" svg:y2="15.019cm">
          <text:p/>
        </draw:line>
        <draw:line draw:style-name="gr22" draw:text-style-name="P1" draw:layer="layout" svg:x1="18.575cm" svg:y1="15.019cm" svg:x2="18.876cm" svg:y2="14.718cm">
          <text:p/>
        </draw:line>
        <draw:polygon draw:style-name="gr22" draw:text-style-name="P1" draw:layer="layout" svg:width="0.3cm" svg:height="0.3cm" svg:x="18.582cm" svg:y="10.4cm" svg:viewBox="0 0 301 301" draw:points="0,301 301,301 301,0 0,0">
          <text:p/>
        </draw:polygon>
        <draw:line draw:style-name="gr22" draw:text-style-name="P1" draw:layer="layout" svg:x1="18.582cm" svg:y1="10.4cm" svg:x2="18.883cm" svg:y2="10.701cm">
          <text:p/>
        </draw:line>
        <draw:line draw:style-name="gr22" draw:text-style-name="P1" draw:layer="layout" svg:x1="18.582cm" svg:y1="10.701cm" svg:x2="18.883cm" svg:y2="10.4cm">
          <text:p/>
        </draw:line>
        <draw:g>
          <draw:polygon draw:style-name="gr22" draw:text-style-name="P1" draw:layer="layout" svg:width="0.3cm" svg:height="0.3cm" svg:x="25.7cm" svg:y="10.899cm" svg:viewBox="0 0 301 301" draw:points="0,301 301,301 301,0 0,0">
            <text:p/>
          </draw:polygon>
          <draw:line draw:style-name="gr22" draw:text-style-name="P1" draw:layer="layout" svg:x1="25.7cm" svg:y1="10.899cm" svg:x2="26.001cm" svg:y2="11.2cm">
            <text:p/>
          </draw:line>
          <draw:line draw:style-name="gr22" draw:text-style-name="P1" draw:layer="layout" svg:x1="25.7cm" svg:y1="11.2cm" svg:x2="26.001cm" svg:y2="10.899cm">
            <text:p/>
          </draw:line>
        </draw:g>
        <draw:line draw:style-name="gr24" draw:text-style-name="P1" draw:layer="layout" svg:x1="24.345cm" svg:y1="11.6cm" svg:x2="24.345cm" svg:y2="12.2cm">
          <text:p/>
        </draw:line>
        <draw:line draw:style-name="gr24" draw:text-style-name="P1" draw:layer="layout" svg:x1="24.4cm" svg:y1="11.609cm" svg:x2="25.85cm" svg:y2="11.6cm">
          <text:p/>
        </draw:line>
        <draw:line draw:style-name="gr26" draw:text-style-name="P1" draw:layer="layout" svg:x1="15cm" svg:y1="23.556cm" svg:x2="15.286cm" svg:y2="23.556cm">
          <text:p/>
        </draw:line>
        <draw:polyline draw:style-name="gr26" draw:text-style-name="P1" draw:layer="layout" svg:width="0.286cm" svg:height="0.288cm" svg:x="15cm" svg:y="23.556cm" svg:viewBox="0 0 287 289" draw:points="287,0 154,289 0,0">
          <text:p/>
        </draw:polyline>
        <draw:frame draw:style-name="gr23" draw:text-style-name="P6" draw:layer="layout" svg:width="5.362cm" svg:height="1.411cm" svg:x="15.319cm" svg:y="22.995cm">
          <draw:text-box>
            <text:p text:style-name="P3"><text:span text:style-name="T9">Информационная</text:span></text:p>
            <text:p text:style-name="P3"><text:span text:style-name="T9">розетка</text:span></text:p>
          </draw:text-box>
        </draw:frame>
        <draw:g>
          <draw:polygon draw:style-name="gr22" draw:text-style-name="P1" draw:layer="layout" svg:width="0.3cm" svg:height="0.3cm" svg:x="15cm" svg:y="25.2cm" svg:viewBox="0 0 301 301" draw:points="0,301 301,301 301,0 0,0">
            <text:p/>
          </draw:polygon>
          <draw:line draw:style-name="gr22" draw:text-style-name="P1" draw:layer="layout" svg:x1="15cm" svg:y1="25.2cm" svg:x2="15.301cm" svg:y2="25.501cm">
            <text:p/>
          </draw:line>
          <draw:line draw:style-name="gr22" draw:text-style-name="P1" draw:layer="layout" svg:x1="15cm" svg:y1="25.501cm" svg:x2="15.301cm" svg:y2="25.2cm">
            <text:p/>
          </draw:line>
        </draw:g>
        <draw:frame draw:style-name="gr23" draw:text-style-name="P1" draw:layer="layout" svg:width="5.362cm" svg:height="1.411cm" svg:x="15.25cm" svg:y="24.848cm">
          <draw:text-box>
            <text:p text:style-name="P3"><text:span text:style-name="T9">Прокладка кабеля</text:span></text:p>
            <text:p text:style-name="P3"><text:span text:style-name="T9">через стену</text:span></text:p>
          </draw:text-box>
        </draw:frame>
        <draw:polygon draw:style-name="gr22" draw:text-style-name="P1" draw:layer="layout" svg:width="0.3cm" svg:height="0.3cm" svg:x="20.575cm" svg:y="12.25cm" svg:viewBox="0 0 301 301" draw:points="0,301 301,301 301,0 0,0">
          <text:p/>
        </draw:polygon>
        <draw:line draw:style-name="gr22" draw:text-style-name="P1" draw:layer="layout" svg:x1="20.575cm" svg:y1="12.25cm" svg:x2="20.876cm" svg:y2="12.551cm">
          <text:p/>
        </draw:line>
        <draw:line draw:style-name="gr22" draw:text-style-name="P1" draw:layer="layout" svg:x1="20.575cm" svg:y1="12.551cm" svg:x2="20.876cm" svg:y2="12.25cm">
          <text:p/>
        </draw:line>
        <draw:polygon draw:style-name="gr22" draw:text-style-name="P1" draw:layer="layout" svg:width="0.3cm" svg:height="0.3cm" svg:x="21.079cm" svg:y="12.25cm" svg:viewBox="0 0 301 301" draw:points="0,301 301,301 301,0 0,0">
          <text:p/>
        </draw:polygon>
        <draw:line draw:style-name="gr22" draw:text-style-name="P1" draw:layer="layout" svg:x1="21.079cm" svg:y1="12.25cm" svg:x2="21.38cm" svg:y2="12.551cm">
          <text:p/>
        </draw:line>
        <draw:line draw:style-name="gr22" draw:text-style-name="P1" draw:layer="layout" svg:x1="21.079cm" svg:y1="12.551cm" svg:x2="21.38cm" svg:y2="12.25cm">
          <text:p/>
        </draw:line>
        <draw:polygon draw:style-name="gr22" draw:text-style-name="P1" draw:layer="layout" svg:width="0.3cm" svg:height="0.3cm" svg:x="23.7cm" svg:y="12.225cm" svg:viewBox="0 0 301 301" draw:points="0,301 301,301 301,0 0,0">
          <text:p/>
        </draw:polygon>
        <draw:line draw:style-name="gr22" draw:text-style-name="P1" draw:layer="layout" svg:x1="23.7cm" svg:y1="12.225cm" svg:x2="24.001cm" svg:y2="12.526cm">
          <text:p/>
        </draw:line>
        <draw:line draw:style-name="gr22" draw:text-style-name="P1" draw:layer="layout" svg:x1="23.7cm" svg:y1="12.526cm" svg:x2="24.001cm" svg:y2="12.225cm">
          <text:p/>
        </draw:line>
        <draw:polygon draw:style-name="gr22" draw:text-style-name="P1" draw:layer="layout" svg:width="0.3cm" svg:height="0.3cm" svg:x="24.2cm" svg:y="12.225cm" svg:viewBox="0 0 301 301" draw:points="0,301 301,301 301,0 0,0">
          <text:p/>
        </draw:polygon>
        <draw:line draw:style-name="gr22" draw:text-style-name="P1" draw:layer="layout" svg:x1="24.2cm" svg:y1="12.225cm" svg:x2="24.501cm" svg:y2="12.526cm">
          <text:p/>
        </draw:line>
        <draw:line draw:style-name="gr22" draw:text-style-name="P1" draw:layer="layout" svg:x1="24.2cm" svg:y1="12.526cm" svg:x2="24.501cm" svg:y2="12.225cm">
          <text:p/>
        </draw:line>
        <draw:line draw:style-name="gr24" draw:text-style-name="P1" draw:layer="layout" svg:x1="26.5cm" svg:y1="11cm" svg:x2="29.7cm" svg:y2="11cm">
          <text:p/>
        </draw:line>
        <draw:g>
          <draw:polygon draw:style-name="gr22" draw:text-style-name="P1" draw:layer="layout" svg:width="0.3cm" svg:height="0.3cm" svg:x="26.15cm" svg:y="10.899cm" svg:viewBox="0 0 301 301" draw:points="0,301 301,301 301,0 0,0">
            <text:p/>
          </draw:polygon>
          <draw:line draw:style-name="gr22" draw:text-style-name="P1" draw:layer="layout" svg:x1="26.15cm" svg:y1="10.899cm" svg:x2="26.451cm" svg:y2="11.2cm">
            <text:p/>
          </draw:line>
          <draw:line draw:style-name="gr22" draw:text-style-name="P1" draw:layer="layout" svg:x1="26.15cm" svg:y1="11.2cm" svg:x2="26.451cm" svg:y2="10.899cm">
            <text:p/>
          </draw:line>
        </draw:g>
        <draw:line draw:style-name="gr24" draw:text-style-name="P1" draw:layer="layout" svg:x1="25.856cm" svg:y1="11.2cm" svg:x2="25.85cm" svg:y2="11.503cm">
          <text:p/>
        </draw:line>
        <draw:line draw:style-name="gr24" draw:text-style-name="P1" draw:layer="layout" svg:x1="29.8cm" svg:y1="10.4cm" svg:x2="29.794cm" svg:y2="11cm">
          <text:p/>
        </draw:line>
        <draw:line draw:style-name="gr25" draw:text-style-name="P1" draw:layer="layout" svg:x1="29.85cm" svg:y1="10.3cm" svg:x2="31.9cm" svg:y2="10.3cm">
          <text:p/>
        </draw:line>
        <draw:g>
          <draw:line draw:style-name="gr26" draw:text-style-name="P1" draw:layer="layout" svg:x1="31.855cm" svg:y1="10.446cm" svg:x2="31.998cm" svg:y2="10.446cm">
            <text:p/>
          </draw:line>
          <draw:polyline draw:style-name="gr26" draw:text-style-name="P1" draw:layer="layout" svg:width="0.144cm" svg:height="0.145cm" draw:transform="rotate (-3.14159265358979) translate (32cm 10.446cm)" svg:viewBox="0 0 145 146" draw:points="0,0 67,146 145,0">
            <text:p/>
          </draw:polyline>
        </draw:g>
        <draw:line draw:style-name="gr24" draw:text-style-name="P1" draw:layer="layout" svg:x1="18.554cm" svg:y1="14.85cm" svg:x2="14.4cm" svg:y2="14.85cm">
          <text:p/>
        </draw:line>
        <draw:g>
          <draw:g>
            <draw:path draw:style-name="gr2" draw:text-style-name="P2" draw:layer="layout" svg:width="0.599cm" svg:height="0.457cm" svg:x="14.9cm" svg:y="26.4cm" svg:viewBox="0 0 600 458" svg:d="M393 230c0 28-13 53-32 71l16 19c25-22 42-54 42-90 0-38-17-70-42-92l-16 19c19 17 32 43 32 73zM480 230c0 54-25 103-65 136l17 19c45-37 73-93 73-155 0-64-28-120-74-157l-16 19c40 33 65 81 65 138zM494 0l-17 19c60 51 98 126 98 211 0 83-38 159-98 209l17 19c65-55 106-137 106-228 0-93-41-175-106-230zM206 230c0-30 14-56 33-73l-16-19c-25 21-42 54-42 92 0 36 17 68 42 90l16-19c-19-18-33-43-33-71zM120 230c0-57 25-105 65-138l-16-19c-46 37-74 93-74 157 0 62 28 118 73 155l17-19c-40-33-65-82-65-136zM106 458l17-19c-60-50-98-126-98-209 0-85 38-160 98-211l-17-19c-65 55-106 137-106 230 0 91 41 173 106 228z">
              <text:p/>
            </draw:path>
            <draw:path draw:style-name="gr27" draw:text-style-name="P1" draw:layer="layout" svg:width="0.599cm" svg:height="0.457cm" svg:x="14.9cm" svg:y="26.4cm" svg:viewBox="0 0 600 458" svg:d="M393 230c0 28-13 53-32 71l16 19c25-22 42-54 42-90 0-38-17-70-42-92l-16 19c19 17 32 43 32 73zM480 230c0 54-25 103-65 136l17 19c45-37 73-93 73-155 0-64-28-120-74-157l-16 19c40 33 65 81 65 138zM494 0l-17 19c60 51 98 126 98 211 0 83-38 159-98 209l17 19c65-55 106-137 106-228 0-93-41-175-106-230zM206 230c0-30 14-56 33-73l-16-19c-25 21-42 54-42 92 0 36 17 68 42 90l16-19c-19-18-33-43-33-71zM120 230c0-57 25-105 65-138l-16-19c-46 37-74 93-74 157 0 62 28 118 73 155l17-19c-40-33-65-82-65-136zM106 458l17-19c-60-50-98-126-98-209 0-85 38-160 98-211l-17-19c-65 55-106 137-106 230 0 91 41 173 106 228z">
              <text:p/>
            </draw:path>
          </draw:g>
          <draw:path draw:style-name="gr28" draw:text-style-name="P7" draw:layer="layout" svg:width="0.1cm" svg:height="0.204cm" svg:x="15.15cm" svg:y="26.579cm" svg:viewBox="0 0 101 205" svg:d="M36 98v107h28v-107c22-6 37-25 37-49 0-27-22-49-51-49-28 0-50 22-50 49 0 24 15 43 36 49z">
            <text:p/>
          </draw:path>
          <draw:g>
            <draw:polygon draw:style-name="gr2" draw:text-style-name="P2" draw:layer="layout" svg:width="0.272cm" svg:height="0.526cm" svg:x="15.064cm" svg:y="26.783cm" svg:viewBox="0 0 273 527" draw:points="273,527 0,527 88,0 186,0">
              <text:p/>
            </draw:polygon>
            <draw:polygon draw:style-name="gr27" draw:text-style-name="P1" draw:layer="layout" svg:width="0.272cm" svg:height="0.526cm" svg:x="15.064cm" svg:y="26.783cm" svg:viewBox="0 0 273 527" draw:points="273,527 0,527 88,0 186,0">
              <text:p/>
            </draw:polygon>
          </draw:g>
        </draw:g>
        <draw:frame draw:style-name="gr29" draw:text-style-name="P1" draw:layer="layout" svg:width="5.362cm" svg:height="0.847cm" svg:x="15.538cm" svg:y="26.353cm">
          <draw:text-box>
            <text:p text:style-name="P3"><text:span text:style-name="T9">Wi-Fi маршрутизатор</text:span></text:p>
          </draw:text-box>
        </draw:frame>
        <draw:g>
          <draw:g>
            <draw:path draw:style-name="gr2" draw:text-style-name="P2" draw:layer="layout" svg:width="0.599cm" svg:height="0.457cm" draw:transform="rotate (-3.14159265358979) translate (32.789cm 11.269cm)" svg:viewBox="0 0 600 458" svg:d="M207 230c0 28 13 53 32 71l-16 19c-25-22-42-54-42-90 0-38 17-70 42-92l16 19c-19 17-32 43-32 73zM120 230c0 54 25 103 65 136l-17 19c-45-37-73-93-73-155 0-64 28-120 74-157l16 19c-40 33-65 81-65 138zM106 0l17 19c-60 51-98 126-98 211 0 83 38 159 98 209l-17 19c-65-55-106-137-106-228 0-93 41-175 106-230zM394 230c0-30-14-56-33-73l16-19c25 21 42 54 42 92 0 36-17 68-42 90l-16-19c19-18 33-43 33-71zM480 230c0-57-25-105-65-138l16-19c46 37 74 93 74 157 0 62-28 118-73 155l-17-19c40-33 65-82 65-136zM494 458l-17-19c60-50 98-126 98-209 0-85-38-160-98-211l17-19c65 55 106 137 106 230 0 91-41 173-106 228z">
              <text:p/>
            </draw:path>
            <draw:path draw:style-name="gr27" draw:text-style-name="P1" draw:layer="layout" svg:width="0.599cm" svg:height="0.457cm" draw:transform="rotate (-3.14159265358979) translate (32.789cm 11.269cm)" svg:viewBox="0 0 600 458" svg:d="M207 230c0 28 13 53 32 71l-16 19c-25-22-42-54-42-90 0-38 17-70 42-92l16 19c-19 17-32 43-32 73zM120 230c0 54 25 103 65 136l-17 19c-45-37-73-93-73-155 0-64 28-120 74-157l16 19c-40 33-65 81-65 138zM106 0l17 19c-60 51-98 126-98 211 0 83 38 159 98 209l-17 19c-65-55-106-137-106-228 0-93 41-175 106-230zM394 230c0-30-14-56-33-73l16-19c25 21 42 54 42 92 0 36-17 68-42 90l-16-19c19-18 33-43 33-71zM480 230c0-57-25-105-65-138l16-19c46 37 74 93 74 157 0 62-28 118-73 155l-17-19c40-33 65-82 65-136zM494 458l-17-19c60-50 98-126 98-209 0-85-38-160-98-211l17-19c65 55 106 137 106 230 0 91-41 173-106 228z">
              <text:p/>
            </draw:path>
          </draw:g>
          <draw:path draw:style-name="gr28" draw:text-style-name="P7" draw:layer="layout" svg:width="0.1cm" svg:height="0.204cm" draw:transform="rotate (-3.14159265358979) translate (32.5397575757576cm 11.0902121212121cm)" svg:viewBox="0 0 101 205" svg:d="M64 98v107h-27v-107c-22-6-37-25-37-49 0-27 22-49 51-49 28 0 50 22 50 49 0 24-15 43-37 49z">
            <text:p/>
          </draw:path>
          <draw:g>
            <draw:polygon draw:style-name="gr2" draw:text-style-name="P2" draw:layer="layout" svg:width="0.272cm" svg:height="0.526cm" draw:transform="rotate (-3.14159265358979) translate (32.6261212121212cm 10.8864242424242cm)" svg:viewBox="0 0 273 527" draw:points="0,527 273,527 186,0 88,0">
              <text:p/>
            </draw:polygon>
            <draw:polygon draw:style-name="gr27" draw:text-style-name="P1" draw:layer="layout" svg:width="0.272cm" svg:height="0.526cm" draw:transform="rotate (-3.14159265358979) translate (32.6261212121212cm 10.8864242424242cm)" svg:viewBox="0 0 273 527" draw:points="0,527 273,527 186,0 88,0">
              <text:p/>
            </draw:polygon>
          </draw:g>
        </draw:g>
        <draw:line draw:style-name="gr25" draw:text-style-name="P1" draw:layer="layout" svg:x1="32cm" svg:y1="10.45cm" svg:x2="32.35cm" svg:y2="10.45cm">
          <text:p/>
        </draw:line>
        <draw:g>
          <draw:line draw:style-name="gr26" draw:text-style-name="P1" draw:layer="layout" svg:x1="14.4cm" svg:y1="14.977cm" svg:x2="14.257cm" svg:y2="14.977cm">
            <text:p/>
          </draw:line>
          <draw:polyline draw:style-name="gr26" draw:text-style-name="P1" draw:layer="layout" svg:width="0.144cm" svg:height="0.145cm" draw:transform="rotate (-3.14159265358979) translate (14.4cm 14.977cm)" svg:viewBox="0 0 145 146" draw:points="145,0 78,146 0,0">
            <text:p/>
          </draw:polyline>
        </draw:g>
        <draw:g>
          <draw:g>
            <draw:path draw:style-name="gr2" draw:text-style-name="P2" draw:layer="layout" svg:width="0.599cm" svg:height="0.457cm" draw:transform="rotate (-3.14159265358979) translate (14.066cm 15.8cm)" svg:viewBox="0 0 600 458" svg:d="M393 230c0 28-13 53-32 71l16 19c25-22 42-54 42-90 0-38-17-70-42-92l-16 19c19 17 32 43 32 73zM480 230c0 54-25 103-65 136l17 19c45-37 73-93 73-155 0-64-28-120-74-157l-16 19c40 33 65 81 65 138zM494 0l-17 19c60 51 98 126 98 211 0 83-38 159-98 209l17 19c65-55 106-137 106-228 0-93-41-175-106-230zM206 230c0-30 14-56 33-73l-16-19c-25 21-42 54-42 92 0 36 17 68 42 90l16-19c-19-18-33-43-33-71zM120 230c0-57 25-105 65-138l-16-19c-46 37-74 93-74 157 0 62 28 118 73 155l17-19c-40-33-65-82-65-136zM106 458l17-19c-60-50-98-126-98-209 0-85 38-160 98-211l-17-19c-65 55-106 137-106 230 0 91 41 173 106 228z">
              <text:p/>
            </draw:path>
            <draw:path draw:style-name="gr27" draw:text-style-name="P1" draw:layer="layout" svg:width="0.599cm" svg:height="0.457cm" draw:transform="rotate (-3.14159265358979) translate (14.066cm 15.8cm)" svg:viewBox="0 0 600 458" svg:d="M393 230c0 28-13 53-32 71l16 19c25-22 42-54 42-90 0-38-17-70-42-92l-16 19c19 17 32 43 32 73zM480 230c0 54-25 103-65 136l17 19c45-37 73-93 73-155 0-64-28-120-74-157l-16 19c40 33 65 81 65 138zM494 0l-17 19c60 51 98 126 98 211 0 83-38 159-98 209l17 19c65-55 106-137 106-228 0-93-41-175-106-230zM206 230c0-30 14-56 33-73l-16-19c-25 21-42 54-42 92 0 36 17 68 42 90l16-19c-19-18-33-43-33-71zM120 230c0-57 25-105 65-138l-16-19c-46 37-74 93-74 157 0 62 28 118 73 155l17-19c-40-33-65-82-65-136zM106 458l17-19c-60-50-98-126-98-209 0-85 38-160 98-211l-17-19c-65 55-106 137-106 230 0 91 41 173 106 228z">
              <text:p/>
            </draw:path>
          </draw:g>
          <draw:path draw:style-name="gr28" draw:text-style-name="P7" draw:layer="layout" svg:width="0.1cm" svg:height="0.204cm" draw:transform="rotate (-3.14159265358979) translate (13.816cm 15.6212121212121cm)" svg:viewBox="0 0 101 205" svg:d="M36 98v107h28v-107c22-6 37-25 37-49 0-27-22-49-51-49-28 0-50 22-50 49 0 24 15 43 36 49z">
            <text:p/>
          </draw:path>
          <draw:g>
            <draw:polygon draw:style-name="gr2" draw:text-style-name="P2" draw:layer="layout" svg:width="0.272cm" svg:height="0.526cm" draw:transform="rotate (-3.14159265358979) translate (13.9023636363636cm 15.4174242424242cm)" svg:viewBox="0 0 273 527" draw:points="273,527 0,527 88,0 186,0">
              <text:p/>
            </draw:polygon>
            <draw:polygon draw:style-name="gr27" draw:text-style-name="P1" draw:layer="layout" svg:width="0.272cm" svg:height="0.526cm" draw:transform="rotate (-3.14159265358979) translate (13.9023636363636cm 15.4174242424242cm)" svg:viewBox="0 0 273 527" draw:points="273,527 0,527 88,0 186,0">
              <text:p/>
            </draw:polygon>
          </draw:g>
        </draw:g>
        <draw:line draw:style-name="gr25" draw:text-style-name="P1" draw:layer="layout" svg:x1="14.255cm" svg:y1="14.981cm" svg:x2="13.905cm" svg:y2="14.981cm">
          <text:p/>
        </draw:line>
        <draw:g>
          <draw:line draw:style-name="gr26" draw:text-style-name="P1" draw:layer="layout" svg:x1="18.423cm" svg:y1="10.466cm" svg:x2="18.423cm" svg:y2="10.609cm">
            <text:p/>
          </draw:line>
          <draw:polyline draw:style-name="gr26" draw:text-style-name="P1" draw:layer="layout" svg:width="0.144cm" svg:height="0.145cm" draw:transform="rotate (1.5707963267949) translate (18.4230704873354cm 10.6114671543288cm)" svg:viewBox="0 0 145 146" draw:points="0,0 67,146 145,0">
            <text:p/>
          </draw:polyline>
        </draw:g>
        <draw:g>
          <draw:g>
            <draw:path draw:style-name="gr2" draw:text-style-name="P2" draw:layer="layout" svg:width="0.599cm" svg:height="0.457cm" draw:transform="rotate (1.5707963267949) translate (17.6000704873354cm 11.4004671543288cm)" svg:viewBox="0 0 600 458" svg:d="M207 230c0 28 13 53 32 71l-16 19c-25-22-42-54-42-90 0-38 17-70 42-92l16 19c-19 17-32 43-32 73zM120 230c0 54 25 103 65 136l-17 19c-45-37-73-93-73-155 0-64 28-120 74-157l16 19c-40 33-65 81-65 138zM106 0l17 19c-60 51-98 126-98 211 0 83 38 159 98 209l-17 19c-65-55-106-137-106-228 0-93 41-175 106-230zM394 230c0-30-14-56-33-73l16-19c25 21 42 54 42 92 0 36-17 68-42 90l-16-19c19-18 33-43 33-71zM480 230c0-57-25-105-65-138l16-19c46 37 74 93 74 157 0 62-28 118-73 155l-17-19c40-33 65-82 65-136zM494 458l-17-19c60-50 98-126 98-209 0-85-38-160-98-211l17-19c65 55 106 137 106 230 0 91-41 173-106 228z">
              <text:p/>
            </draw:path>
            <draw:path draw:style-name="gr27" draw:text-style-name="P1" draw:layer="layout" svg:width="0.599cm" svg:height="0.457cm" draw:transform="rotate (1.5707963267949) translate (17.6000704873354cm 11.4004671543288cm)" svg:viewBox="0 0 600 458" svg:d="M207 230c0 28 13 53 32 71l-16 19c-25-22-42-54-42-90 0-38 17-70 42-92l16 19c-19 17-32 43-32 73zM120 230c0 54 25 103 65 136l-17 19c-45-37-73-93-73-155 0-64 28-120 74-157l16 19c-40 33-65 81-65 138zM106 0l17 19c-60 51-98 126-98 211 0 83 38 159 98 209l-17 19c-65-55-106-137-106-228 0-93 41-175 106-230zM394 230c0-30-14-56-33-73l16-19c25 21 42 54 42 92 0 36-17 68-42 90l-16-19c19-18 33-43 33-71zM480 230c0-57-25-105-65-138l16-19c46 37 74 93 74 157 0 62-28 118-73 155l-17-19c40-33 65-82 65-136zM494 458l-17-19c60-50 98-126 98-209 0-85-38-160-98-211l17-19c65 55 106 137 106 230 0 91-41 173-106 228z">
              <text:p/>
            </draw:path>
          </draw:g>
          <draw:path draw:style-name="gr28" draw:text-style-name="P7" draw:layer="layout" svg:width="0.1cm" svg:height="0.204cm" draw:transform="rotate (1.5707963267949) translate (17.7788583661232cm 11.1512247300864cm)" svg:viewBox="0 0 101 205" svg:d="M64 98v107h-27v-107c-22-6-37-25-37-49 0-27 22-49 51-49 28 0 50 22 50 49 0 24-15 43-37 49z">
            <text:p/>
          </draw:path>
          <draw:g>
            <draw:polygon draw:style-name="gr2" draw:text-style-name="P2" draw:layer="layout" svg:width="0.272cm" svg:height="0.526cm" draw:transform="rotate (1.5707963267949) translate (17.9826462449111cm 11.23758836645cm)" svg:viewBox="0 0 273 527" draw:points="0,527 273,527 186,0 88,0">
              <text:p/>
            </draw:polygon>
            <draw:polygon draw:style-name="gr27" draw:text-style-name="P1" draw:layer="layout" svg:width="0.272cm" svg:height="0.526cm" draw:transform="rotate (1.5707963267949) translate (17.9826462449111cm 11.23758836645cm)" svg:viewBox="0 0 273 527" draw:points="0,527 273,527 186,0 88,0">
              <text:p/>
            </draw:polygon>
          </draw:g>
        </draw:g>
        <draw:line draw:style-name="gr25" draw:text-style-name="P1" draw:layer="layout" svg:x1="18.419cm" svg:y1="10.611cm" svg:x2="18.419cm" svg:y2="10.961cm">
          <text:p/>
        </draw:line>
        <draw:line draw:style-name="gr24" draw:text-style-name="P1" draw:layer="layout" svg:x1="23.1cm" svg:y1="15.8cm" svg:x2="24.35cm" svg:y2="15.791cm">
          <text:p/>
        </draw:line>
        <draw:line draw:style-name="gr24" draw:text-style-name="P1" draw:layer="layout" svg:x1="23.1cm" svg:y1="15.8cm" svg:x2="23.1cm" svg:y2="16.7cm">
          <text:p/>
        </draw:line>
        <draw:g>
          <draw:polygon draw:style-name="gr22" draw:text-style-name="P1" draw:layer="layout" svg:width="0.3cm" svg:height="0.3cm" svg:x="22.95cm" svg:y="16.75cm" svg:viewBox="0 0 301 301" draw:points="0,301 301,301 301,0 0,0">
            <text:p/>
          </draw:polygon>
          <draw:line draw:style-name="gr22" draw:text-style-name="P1" draw:layer="layout" svg:x1="22.95cm" svg:y1="16.75cm" svg:x2="23.251cm" svg:y2="17.051cm">
            <text:p/>
          </draw:line>
          <draw:line draw:style-name="gr22" draw:text-style-name="P1" draw:layer="layout" svg:x1="22.95cm" svg:y1="17.051cm" svg:x2="23.251cm" svg:y2="16.75cm">
            <text:p/>
          </draw:line>
        </draw:g>
        <draw:g>
          <draw:polygon draw:style-name="gr22" draw:text-style-name="P1" draw:layer="layout" svg:width="0.3cm" svg:height="0.3cm" svg:x="22.951cm" svg:y="17.2cm" svg:viewBox="0 0 301 301" draw:points="0,301 301,301 301,0 0,0">
            <text:p/>
          </draw:polygon>
          <draw:line draw:style-name="gr22" draw:text-style-name="P1" draw:layer="layout" svg:x1="22.951cm" svg:y1="17.2cm" svg:x2="23.252cm" svg:y2="17.501cm">
            <text:p/>
          </draw:line>
          <draw:line draw:style-name="gr22" draw:text-style-name="P1" draw:layer="layout" svg:x1="22.951cm" svg:y1="17.501cm" svg:x2="23.252cm" svg:y2="17.2cm">
            <text:p/>
          </draw:line>
        </draw:g>
        <draw:line draw:style-name="gr24" draw:text-style-name="P1" draw:layer="layout" svg:x1="23.1cm" svg:y1="17.5cm" svg:x2="23.1cm" svg:y2="19.2cm">
          <text:p/>
        </draw:line>
        <draw:g>
          <draw:line draw:style-name="gr26" draw:text-style-name="P1" draw:layer="layout" svg:x1="23.246cm" svg:y1="19.155cm" svg:x2="23.246cm" svg:y2="19.298cm">
            <text:p/>
          </draw:line>
          <draw:polyline draw:style-name="gr26" draw:text-style-name="P1" draw:layer="layout" svg:width="0.144cm" svg:height="0.145cm" draw:transform="rotate (-1.5707963267949) translate (23.2459295126646cm 19.1554671543288cm)" svg:viewBox="0 0 145 146" draw:points="145,0 78,146 0,0">
            <text:p/>
          </draw:polyline>
        </draw:g>
        <draw:g>
          <draw:g>
            <draw:path draw:style-name="gr2" draw:text-style-name="P2" draw:layer="layout" svg:width="0.599cm" svg:height="0.457cm" draw:transform="rotate (-1.5707963267949) translate (24.1299295126646cm 19.3604671543288cm)" svg:viewBox="0 0 600 458" svg:d="M393 230c0 28-13 53-32 71l16 19c25-22 42-54 42-90 0-38-17-70-42-92l-16 19c19 17 32 43 32 73zM480 230c0 54-25 103-65 136l17 19c45-37 73-93 73-155 0-64-28-120-74-157l-16 19c40 33 65 81 65 138zM494 0l-17 19c60 51 98 126 98 211 0 83-38 159-98 209l17 19c65-55 106-137 106-228 0-93-41-175-106-230zM206 230c0-30 14-56 33-73l-16-19c-25 21-42 54-42 92 0 36 17 68 42 90l16-19c-19-18-33-43-33-71zM120 230c0-57 25-105 65-138l-16-19c-46 37-74 93-74 157 0 62 28 118 73 155l17-19c-40-33-65-82-65-136zM106 458l17-19c-60-50-98-126-98-209 0-85 38-160 98-211l-17-19c-65 55-106 137-106 230 0 91 41 173 106 228z">
              <text:p/>
            </draw:path>
            <draw:path draw:style-name="gr27" draw:text-style-name="P1" draw:layer="layout" svg:width="0.599cm" svg:height="0.457cm" draw:transform="rotate (-1.5707963267949) translate (24.1299295126646cm 19.3604671543288cm)" svg:viewBox="0 0 600 458" svg:d="M393 230c0 28-13 53-32 71l16 19c25-22 42-54 42-90 0-38-17-70-42-92l-16 19c19 17 32 43 32 73zM480 230c0 54-25 103-65 136l17 19c45-37 73-93 73-155 0-64-28-120-74-157l-16 19c40 33 65 81 65 138zM494 0l-17 19c60 51 98 126 98 211 0 83-38 159-98 209l17 19c65-55 106-137 106-228 0-93-41-175-106-230zM206 230c0-30 14-56 33-73l-16-19c-25 21-42 54-42 92 0 36 17 68 42 90l16-19c-19-18-33-43-33-71zM120 230c0-57 25-105 65-138l-16-19c-46 37-74 93-74 157 0 62 28 118 73 155l17-19c-40-33-65-82-65-136zM106 458l17-19c-60-50-98-126-98-209 0-85 38-160 98-211l-17-19c-65 55-106 137-106 230 0 91 41 173 106 228z">
              <text:p/>
            </draw:path>
          </draw:g>
          <draw:path draw:style-name="gr28" draw:text-style-name="P7" draw:layer="layout" svg:width="0.1cm" svg:height="0.204cm" draw:transform="rotate (-1.5707963267949) translate (23.9511416338768cm 19.6104671543288cm)" svg:viewBox="0 0 101 205" svg:d="M36 98v107h28v-107c22-6 37-25 37-49 0-27-22-49-51-49-28 0-50 22-50 49 0 24 15 43 36 49z">
            <text:p/>
          </draw:path>
          <draw:g>
            <draw:polygon draw:style-name="gr2" draw:text-style-name="P2" draw:layer="layout" svg:width="0.272cm" svg:height="0.526cm" draw:transform="rotate (-1.5707963267949) translate (23.7473537550889cm 19.5241035179652cm)" svg:viewBox="0 0 273 527" draw:points="273,527 0,527 88,0 186,0">
              <text:p/>
            </draw:polygon>
            <draw:polygon draw:style-name="gr27" draw:text-style-name="P1" draw:layer="layout" svg:width="0.272cm" svg:height="0.526cm" draw:transform="rotate (-1.5707963267949) translate (23.7473537550889cm 19.5241035179652cm)" svg:viewBox="0 0 273 527" draw:points="273,527 0,527 88,0 186,0">
              <text:p/>
            </draw:polygon>
          </draw:g>
        </draw:g>
        <draw:line draw:style-name="gr25" draw:text-style-name="P1" draw:layer="layout" svg:x1="23.23cm" svg:y1="19.311cm" svg:x2="23.23cm" svg:y2="19.5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17T14:40:13.779000000</dc:date>
    <dc:description/>
    <dc:language>ru-RU</dc:language>
    <dc:subject/>
    <dc:title/>
    <meta:creation-date>2014-06-29T16:00:24Z</meta:creation-date>
    <meta:initial-creator>George</meta:initial-creator>
    <meta:keyword/>
    <meta:generator>LibreOffice/6.2.2.2$Windows_X86_64 LibreOffice_project/2b840030fec2aae0fd2658d8d4f9548af4e3518d</meta:generator>
    <meta:editing-duration>PT10M38S</meta:editing-duration>
    <meta:editing-cycles>6</meta:editing-cycles>
    <meta:document-statistic meta:object-count="700"/>
    <meta:user-defined meta:name="category"/>
    <meta:user-defined meta:name="company"/>
  </office:meta>
</office:document-meta>
</file>